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]-[.F$2])^2" office:value-type="float" office:value="27.762361">
            <text:p>27.762361</text:p>
          </table:table-cell>
          <table:table-cell table:formula="of:=([.B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2]-[.F$2])^2" office:value-type="float" office:value="5.14836099999999">
            <text:p>5.148361</text:p>
          </table:table-cell>
          <table:table-cell table:formula="of:=([.B2]-[.G$2])^2" office:value-type="float" office:value="24.226084">
            <text:p>24.226084</text:p>
          </table:table-cell>
          <table:table-cell/>
          <table:table-cell table:formula="of:=SUM([.A1:.A1000])/1000" office:value-type="float" office:value="22.269">
            <text:p>22.269</text:p>
          </table:table-cell>
          <table:table-cell table:formula="of:=SUM([.B1:.B1000])/1000" office:value-type="float" office:value="17.922">
            <text:p>17.922</text:p>
          </table:table-cell>
          <table:table-cell/>
          <table:table-cell table:formula="of:=SUM([.C1:.C1000])/999" office:value-type="float" office:value="66.8314704704708">
            <text:p>66.8314704705</text:p>
          </table:table-cell>
          <table:table-cell table:formula="of:=SUM([.D1:.D1000])/999" office:value-type="float" office:value="58.8387547547544">
            <text:p>58.8387547548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table:formula="of:=([.A3]-[.F$2])^2" office:value-type="float" office:value="13.920361">
            <text:p>13.920361</text:p>
          </table:table-cell>
          <table:table-cell table:formula="of:=([.B3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4]-[.F$2])^2" office:value-type="float" office:value="7.45836100000001">
            <text:p>7.458361</text:p>
          </table:table-cell>
          <table:table-cell table:formula="of:=([.B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5]-[.F$2])^2" office:value-type="float" office:value="0.534361000000002">
            <text:p>0.534361</text:p>
          </table:table-cell>
          <table:table-cell table:formula="of:=([.B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6]-[.F$2])^2" office:value-type="float" office:value="10.686361">
            <text:p>10.686361</text:p>
          </table:table-cell>
          <table:table-cell table:formula="of:=([.B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7]-[.F$2])^2" office:value-type="float" office:value="2.99636100000001">
            <text:p>2.996361</text:p>
          </table:table-cell>
          <table:table-cell table:formula="of:=([.B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]-[.F$2])^2" office:value-type="float" office:value="39.300361">
            <text:p>39.300361</text:p>
          </table:table-cell>
          <table:table-cell table:formula="of:=([.B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]-[.F$2])^2" office:value-type="float" office:value="27.762361">
            <text:p>27.762361</text:p>
          </table:table-cell>
          <table:table-cell table:formula="of:=([.B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]-[.F$2])^2" office:value-type="float" office:value="39.300361">
            <text:p>39.300361</text:p>
          </table:table-cell>
          <table:table-cell table:formula="of:=([.B1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1]-[.F$2])^2" office:value-type="float" office:value="27.762361">
            <text:p>27.762361</text:p>
          </table:table-cell>
          <table:table-cell table:formula="of:=([.B1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12]-[.F$2])^2" office:value-type="float" office:value="10.686361">
            <text:p>10.686361</text:p>
          </table:table-cell>
          <table:table-cell table:formula="of:=([.B1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3]-[.F$2])^2" office:value-type="float" office:value="27.762361">
            <text:p>27.762361</text:p>
          </table:table-cell>
          <table:table-cell table:formula="of:=([.B1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14]-[.F$2])^2" office:value-type="float" office:value="2.99636100000001">
            <text:p>2.996361</text:p>
          </table:table-cell>
          <table:table-cell table:formula="of:=([.B14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15]-[.F$2])^2" office:value-type="float" office:value="22.382361">
            <text:p>22.382361</text:p>
          </table:table-cell>
          <table:table-cell table:formula="of:=([.B1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6]-[.F$2])^2" office:value-type="float" office:value="27.762361">
            <text:p>27.762361</text:p>
          </table:table-cell>
          <table:table-cell table:formula="of:=([.B1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table:formula="of:=([.A17]-[.F$2])^2" office:value-type="float" office:value="115.154361">
            <text:p>115.154361</text:p>
          </table:table-cell>
          <table:table-cell table:formula="of:=([.B17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18]-[.F$2])^2" office:value-type="float" office:value="22.382361">
            <text:p>22.382361</text:p>
          </table:table-cell>
          <table:table-cell table:formula="of:=([.B1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19]-[.F$2])^2" office:value-type="float" office:value="39.300361">
            <text:p>39.300361</text:p>
          </table:table-cell>
          <table:table-cell table:formula="of:=([.B1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formula="of:=([.A20]-[.F$2])^2" office:value-type="float" office:value="115.154361">
            <text:p>115.154361</text:p>
          </table:table-cell>
          <table:table-cell table:formula="of:=([.B2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21]-[.F$2])^2" office:value-type="float" office:value="1.610361">
            <text:p>1.610361</text:p>
          </table:table-cell>
          <table:table-cell table:formula="of:=([.B21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2]-[.F$2])^2" office:value-type="float" office:value="39.300361">
            <text:p>39.300361</text:p>
          </table:table-cell>
          <table:table-cell table:formula="of:=([.B22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23]-[.F$2])^2" office:value-type="float" office:value="18.224361">
            <text:p>18.224361</text:p>
          </table:table-cell>
          <table:table-cell table:formula="of:=([.B2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table:formula="of:=([.A24]-[.F$2])^2" office:value-type="float" office:value="825.470361">
            <text:p>825.470361</text:p>
          </table:table-cell>
          <table:table-cell table:formula="of:=([.B24]-[.G$2])^2" office:value-type="float" office:value="487.438084">
            <text:p>487.438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formula="of:=([.A25]-[.F$2])^2" office:value-type="float" office:value="22.382361">
            <text:p>22.382361</text:p>
          </table:table-cell>
          <table:table-cell table:formula="of:=([.B25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26]-[.F$2])^2" office:value-type="float" office:value="2.99636100000001">
            <text:p>2.996361</text:p>
          </table:table-cell>
          <table:table-cell table:formula="of:=([.B2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table:formula="of:=([.A27]-[.F$2])^2" office:value-type="float" office:value="32.844361">
            <text:p>32.844361</text:p>
          </table:table-cell>
          <table:table-cell table:formula="of:=([.B27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8]-[.F$2])^2" office:value-type="float" office:value="39.300361">
            <text:p>39.300361</text:p>
          </table:table-cell>
          <table:table-cell table:formula="of:=([.B2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table:formula="of:=([.A29]-[.F$2])^2" office:value-type="float" office:value="45.306361">
            <text:p>45.306361</text:p>
          </table:table-cell>
          <table:table-cell table:formula="of:=([.B29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30]-[.F$2])^2" office:value-type="float" office:value="0.534361000000002">
            <text:p>0.534361</text:p>
          </table:table-cell>
          <table:table-cell table:formula="of:=([.B3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31]-[.F$2])^2" office:value-type="float" office:value="0.0723609999999991">
            <text:p>0.072361</text:p>
          </table:table-cell>
          <table:table-cell table:formula="of:=([.B3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32]-[.F$2])^2" office:value-type="float" office:value="0.534361000000002">
            <text:p>0.534361</text:p>
          </table:table-cell>
          <table:table-cell table:formula="of:=([.B3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33]-[.F$2])^2" office:value-type="float" office:value="22.382361">
            <text:p>22.382361</text:p>
          </table:table-cell>
          <table:table-cell table:formula="of:=([.B3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table:formula="of:=([.A34]-[.F$2])^2" office:value-type="float" office:value="162.078361">
            <text:p>162.078361</text:p>
          </table:table-cell>
          <table:table-cell table:formula="of:=([.B3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35]-[.F$2])^2" office:value-type="float" office:value="7.45836100000001">
            <text:p>7.458361</text:p>
          </table:table-cell>
          <table:table-cell table:formula="of:=([.B35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36]-[.F$2])^2" office:value-type="float" office:value="0.0723609999999991">
            <text:p>0.072361</text:p>
          </table:table-cell>
          <table:table-cell table:formula="of:=([.B36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7]-[.F$2])^2" office:value-type="float" office:value="39.300361">
            <text:p>39.300361</text:p>
          </table:table-cell>
          <table:table-cell table:formula="of:=([.B3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38]-[.F$2])^2" office:value-type="float" office:value="52.838361">
            <text:p>52.838361</text:p>
          </table:table-cell>
          <table:table-cell table:formula="of:=([.B3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([.A39]-[.F$2])^2" office:value-type="float" office:value="39.300361">
            <text:p>39.300361</text:p>
          </table:table-cell>
          <table:table-cell table:formula="of:=([.B39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0]-[.F$2])^2" office:value-type="float" office:value="27.762361">
            <text:p>27.762361</text:p>
          </table:table-cell>
          <table:table-cell table:formula="of:=([.B4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table:formula="of:=([.A41]-[.F$2])^2" office:value-type="float" office:value="137.616361">
            <text:p>137.616361</text:p>
          </table:table-cell>
          <table:table-cell table:formula="of:=([.B41]-[.G$2])^2" office:value-type="float" office:value="82.410084">
            <text:p>82.41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2]-[.F$2])^2" office:value-type="float" office:value="39.300361">
            <text:p>39.300361</text:p>
          </table:table-cell>
          <table:table-cell table:formula="of:=([.B4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3]-[.F$2])^2" office:value-type="float" office:value="39.300361">
            <text:p>39.300361</text:p>
          </table:table-cell>
          <table:table-cell table:formula="of:=([.B4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table:formula="of:=([.A44]-[.F$2])^2" office:value-type="float" office:value="247.464361">
            <text:p>247.464361</text:p>
          </table:table-cell>
          <table:table-cell table:formula="of:=([.B4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45]-[.F$2])^2" office:value-type="float" office:value="0.534361000000002">
            <text:p>0.534361</text:p>
          </table:table-cell>
          <table:table-cell table:formula="of:=([.B4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formula="of:=([.A46]-[.F$2])^2" office:value-type="float" office:value="59.768361">
            <text:p>59.768361</text:p>
          </table:table-cell>
          <table:table-cell table:formula="of:=([.B4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7]-[.F$2])^2" office:value-type="float" office:value="27.762361">
            <text:p>27.762361</text:p>
          </table:table-cell>
          <table:table-cell table:formula="of:=([.B4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table:formula="of:=([.A48]-[.F$2])^2" office:value-type="float" office:value="2000.862361">
            <text:p>2000.862361</text:p>
          </table:table-cell>
          <table:table-cell table:formula="of:=([.B48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9]-[.F$2])^2" office:value-type="float" office:value="39.300361">
            <text:p>39.300361</text:p>
          </table:table-cell>
          <table:table-cell table:formula="of:=([.B4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50]-[.F$2])^2" office:value-type="float" office:value="18.224361">
            <text:p>18.224361</text:p>
          </table:table-cell>
          <table:table-cell table:formula="of:=([.B5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51]-[.F$2])^2" office:value-type="float" office:value="27.762361">
            <text:p>27.762361</text:p>
          </table:table-cell>
          <table:table-cell table:formula="of:=([.B51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52]-[.F$2])^2" office:value-type="float" office:value="0.534361000000002">
            <text:p>0.534361</text:p>
          </table:table-cell>
          <table:table-cell table:formula="of:=([.B5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3]-[.F$2])^2" office:value-type="float" office:value="39.300361">
            <text:p>39.300361</text:p>
          </table:table-cell>
          <table:table-cell table:formula="of:=([.B5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54]-[.F$2])^2" office:value-type="float" office:value="1.610361">
            <text:p>1.610361</text:p>
          </table:table-cell>
          <table:table-cell table:formula="of:=([.B54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formula="of:=([.A55]-[.F$2])^2" office:value-type="float" office:value="13.920361">
            <text:p>13.920361</text:p>
          </table:table-cell>
          <table:table-cell table:formula="of:=([.B55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6]-[.F$2])^2" office:value-type="float" office:value="39.300361">
            <text:p>39.300361</text:p>
          </table:table-cell>
          <table:table-cell table:formula="of:=([.B56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7]-[.F$2])^2" office:value-type="float" office:value="39.300361">
            <text:p>39.300361</text:p>
          </table:table-cell>
          <table:table-cell table:formula="of:=([.B5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8]-[.F$2])^2" office:value-type="float" office:value="52.838361">
            <text:p>52.838361</text:p>
          </table:table-cell>
          <table:table-cell table:formula="of:=([.B5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table:formula="of:=([.A59]-[.F$2])^2" office:value-type="float" office:value="350.850361">
            <text:p>350.850361</text:p>
          </table:table-cell>
          <table:table-cell table:formula="of:=([.B59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0]-[.F$2])^2" office:value-type="float" office:value="39.300361">
            <text:p>39.300361</text:p>
          </table:table-cell>
          <table:table-cell table:formula="of:=([.B6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1]-[.F$2])^2" office:value-type="float" office:value="27.762361">
            <text:p>27.762361</text:p>
          </table:table-cell>
          <table:table-cell table:formula="of:=([.B6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2]-[.F$2])^2" office:value-type="float" office:value="27.762361">
            <text:p>27.762361</text:p>
          </table:table-cell>
          <table:table-cell table:formula="of:=([.B6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63]-[.F$2])^2" office:value-type="float" office:value="27.762361">
            <text:p>27.762361</text:p>
          </table:table-cell>
          <table:table-cell table:formula="of:=([.B63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formula="of:=([.A64]-[.F$2])^2" office:value-type="float" office:value="137.616361">
            <text:p>137.616361</text:p>
          </table:table-cell>
          <table:table-cell table:formula="of:=([.B6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65]-[.F$2])^2" office:value-type="float" office:value="13.920361">
            <text:p>13.920361</text:p>
          </table:table-cell>
          <table:table-cell table:formula="of:=([.B65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66]-[.F$2])^2" office:value-type="float" office:value="27.762361">
            <text:p>27.762361</text:p>
          </table:table-cell>
          <table:table-cell table:formula="of:=([.B6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formula="of:=([.A67]-[.F$2])^2" office:value-type="float" office:value="350.850361">
            <text:p>350.850361</text:p>
          </table:table-cell>
          <table:table-cell table:formula="of:=([.B6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8]-[.F$2])^2" office:value-type="float" office:value="39.300361">
            <text:p>39.300361</text:p>
          </table:table-cell>
          <table:table-cell table:formula="of:=([.B6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table:formula="of:=([.A69]-[.F$2])^2" office:value-type="float" office:value="45.306361">
            <text:p>45.306361</text:p>
          </table:table-cell>
          <table:table-cell table:formula="of:=([.B69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0]-[.F$2])^2" office:value-type="float" office:value="27.762361">
            <text:p>27.762361</text:p>
          </table:table-cell>
          <table:table-cell table:formula="of:=([.B7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1]-[.F$2])^2" office:value-type="float" office:value="27.762361">
            <text:p>27.762361</text:p>
          </table:table-cell>
          <table:table-cell table:formula="of:=([.B7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table:formula="of:=([.A72]-[.F$2])^2" office:value-type="float" office:value="10.686361">
            <text:p>10.686361</text:p>
          </table:table-cell>
          <table:table-cell table:formula="of:=([.B72]-[.G$2])^2" office:value-type="float" office:value="487.438084">
            <text:p>487.4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3]-[.F$2])^2" office:value-type="float" office:value="27.762361">
            <text:p>27.762361</text:p>
          </table:table-cell>
          <table:table-cell table:formula="of:=([.B73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table:formula="of:=([.A74]-[.F$2])^2" office:value-type="float" office:value="188.540361">
            <text:p>188.540361</text:p>
          </table:table-cell>
          <table:table-cell table:formula="of:=([.B74]-[.G$2])^2" office:value-type="float" office:value="145.878084">
            <text:p>145.87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75]-[.F$2])^2" office:value-type="float" office:value="7.45836100000001">
            <text:p>7.458361</text:p>
          </table:table-cell>
          <table:table-cell table:formula="of:=([.B7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table:formula="of:=([.A76]-[.F$2])^2" office:value-type="float" office:value="188.540361">
            <text:p>188.540361</text:p>
          </table:table-cell>
          <table:table-cell table:formula="of:=([.B7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77]-[.F$2])^2" office:value-type="float" office:value="5.14836099999999">
            <text:p>5.148361</text:p>
          </table:table-cell>
          <table:table-cell table:formula="of:=([.B7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78]-[.F$2])^2" office:value-type="float" office:value="85.914361">
            <text:p>85.914361</text:p>
          </table:table-cell>
          <table:table-cell table:formula="of:=([.B78]-[.G$2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79]-[.F$2])^2" office:value-type="float" office:value="13.920361">
            <text:p>13.920361</text:p>
          </table:table-cell>
          <table:table-cell table:formula="of:=([.B7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table:formula="of:=([.A80]-[.F$2])^2" office:value-type="float" office:value="883.932361">
            <text:p>883.932361</text:p>
          </table:table-cell>
          <table:table-cell table:formula="of:=([.B80]-[.G$2])^2" office:value-type="float" office:value="403.126084">
            <text:p>403.126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81]-[.F$2])^2" office:value-type="float" office:value="0.534361000000002">
            <text:p>0.534361</text:p>
          </table:table-cell>
          <table:table-cell table:formula="of:=([.B81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82]-[.F$2])^2" office:value-type="float" office:value="0.534361000000002">
            <text:p>0.534361</text:p>
          </table:table-cell>
          <table:table-cell table:formula="of:=([.B82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table:formula="of:=([.A83]-[.F$2])^2" office:value-type="float" office:value="714.546361">
            <text:p>714.546361</text:p>
          </table:table-cell>
          <table:table-cell table:formula="of:=([.B83]-[.G$2])^2" office:value-type="float" office:value="145.878084">
            <text:p>145.87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4]-[.F$2])^2" office:value-type="float" office:value="27.762361">
            <text:p>27.762361</text:p>
          </table:table-cell>
          <table:table-cell table:formula="of:=([.B8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5]-[.F$2])^2" office:value-type="float" office:value="0.0723609999999991">
            <text:p>0.072361</text:p>
          </table:table-cell>
          <table:table-cell table:formula="of:=([.B8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6]-[.F$2])^2" office:value-type="float" office:value="39.300361">
            <text:p>39.300361</text:p>
          </table:table-cell>
          <table:table-cell table:formula="of:=([.B8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87]-[.F$2])^2" office:value-type="float" office:value="7.45836100000001">
            <text:p>7.458361</text:p>
          </table:table-cell>
          <table:table-cell table:formula="of:=([.B87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88]-[.F$2])^2" office:value-type="float" office:value="52.838361">
            <text:p>52.838361</text:p>
          </table:table-cell>
          <table:table-cell table:formula="of:=([.B8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9]-[.F$2])^2" office:value-type="float" office:value="39.300361">
            <text:p>39.300361</text:p>
          </table:table-cell>
          <table:table-cell table:formula="of:=([.B89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formula="of:=([.A90]-[.F$2])^2" office:value-type="float" office:value="1.610361">
            <text:p>1.610361</text:p>
          </table:table-cell>
          <table:table-cell table:formula="of:=([.B90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formula="of:=([.A91]-[.F$2])^2" office:value-type="float" office:value="13.920361">
            <text:p>13.920361</text:p>
          </table:table-cell>
          <table:table-cell table:formula="of:=([.B91]-[.G$2])^2" office:value-type="float" office:value="532.594084">
            <text:p>532.59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formula="of:=([.A92]-[.F$2])^2" office:value-type="float" office:value="39.300361">
            <text:p>39.300361</text:p>
          </table:table-cell>
          <table:table-cell table:formula="of:=([.B92]-[.G$2])^2" office:value-type="float" office:value="403.126084">
            <text:p>403.12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93]-[.F$2])^2" office:value-type="float" office:value="18.224361">
            <text:p>18.224361</text:p>
          </table:table-cell>
          <table:table-cell table:formula="of:=([.B9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4]-[.F$2])^2" office:value-type="float" office:value="27.762361">
            <text:p>27.762361</text:p>
          </table:table-cell>
          <table:table-cell table:formula="of:=([.B9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formula="of:=([.A95]-[.F$2])^2" office:value-type="float" office:value="5.14836099999999">
            <text:p>5.148361</text:p>
          </table:table-cell>
          <table:table-cell table:formula="of:=([.B95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table:formula="of:=([.A96]-[.F$2])^2" office:value-type="float" office:value="32.844361">
            <text:p>32.844361</text:p>
          </table:table-cell>
          <table:table-cell table:formula="of:=([.B96]-[.G$2])^2" office:value-type="float" office:value="291.658084">
            <text:p>291.65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97]-[.F$2])^2" office:value-type="float" office:value="7.45836100000001">
            <text:p>7.458361</text:p>
          </table:table-cell>
          <table:table-cell table:formula="of:=([.B9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([.A98]-[.F$2])^2" office:value-type="float" office:value="32.844361">
            <text:p>32.844361</text:p>
          </table:table-cell>
          <table:table-cell table:formula="of:=([.B98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99]-[.F$2])^2" office:value-type="float" office:value="7.45836100000001">
            <text:p>7.458361</text:p>
          </table:table-cell>
          <table:table-cell table:formula="of:=([.B9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0]-[.F$2])^2" office:value-type="float" office:value="39.300361">
            <text:p>39.300361</text:p>
          </table:table-cell>
          <table:table-cell table:formula="of:=([.B10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01]-[.F$2])^2" office:value-type="float" office:value="39.300361">
            <text:p>39.300361</text:p>
          </table:table-cell>
          <table:table-cell table:formula="of:=([.B10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table:formula="of:=([.A102]-[.F$2])^2" office:value-type="float" office:value="217.002361">
            <text:p>217.002361</text:p>
          </table:table-cell>
          <table:table-cell table:formula="of:=([.B102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103]-[.F$2])^2" office:value-type="float" office:value="7.45836100000001">
            <text:p>7.458361</text:p>
          </table:table-cell>
          <table:table-cell table:formula="of:=([.B10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formula="of:=([.A104]-[.F$2])^2" office:value-type="float" office:value="472.236361">
            <text:p>472.236361</text:p>
          </table:table-cell>
          <table:table-cell table:formula="of:=([.B104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05]-[.F$2])^2" office:value-type="float" office:value="39.300361">
            <text:p>39.300361</text:p>
          </table:table-cell>
          <table:table-cell table:formula="of:=([.B10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106]-[.F$2])^2" office:value-type="float" office:value="5.14836099999999">
            <text:p>5.148361</text:p>
          </table:table-cell>
          <table:table-cell table:formula="of:=([.B10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([.A107]-[.F$2])^2" office:value-type="float" office:value="39.300361">
            <text:p>39.300361</text:p>
          </table:table-cell>
          <table:table-cell table:formula="of:=([.B107]-[.G$2])^2" office:value-type="float" office:value="1094.154084">
            <text:p>1094.154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108]-[.F$2])^2" office:value-type="float" office:value="105.452361">
            <text:p>105.452361</text:p>
          </table:table-cell>
          <table:table-cell table:formula="of:=([.B108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table:formula="of:=([.A109]-[.F$2])^2" office:value-type="float" office:value="247.464361">
            <text:p>247.464361</text:p>
          </table:table-cell>
          <table:table-cell table:formula="of:=([.B109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10]-[.F$2])^2" office:value-type="float" office:value="39.300361">
            <text:p>39.300361</text:p>
          </table:table-cell>
          <table:table-cell table:formula="of:=([.B11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11]-[.F$2])^2" office:value-type="float" office:value="27.762361">
            <text:p>27.762361</text:p>
          </table:table-cell>
          <table:table-cell table:formula="of:=([.B11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112]-[.F$2])^2" office:value-type="float" office:value="10.686361">
            <text:p>10.686361</text:p>
          </table:table-cell>
          <table:table-cell table:formula="of:=([.B112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([.A113]-[.F$2])^2" office:value-type="float" office:value="45.306361">
            <text:p>45.306361</text:p>
          </table:table-cell>
          <table:table-cell table:formula="of:=([.B11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114]-[.F$2])^2" office:value-type="float" office:value="18.224361">
            <text:p>18.224361</text:p>
          </table:table-cell>
          <table:table-cell table:formula="of:=([.B11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15]-[.F$2])^2" office:value-type="float" office:value="39.300361">
            <text:p>39.300361</text:p>
          </table:table-cell>
          <table:table-cell table:formula="of:=([.B11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16]-[.F$2])^2" office:value-type="float" office:value="39.300361">
            <text:p>39.300361</text:p>
          </table:table-cell>
          <table:table-cell table:formula="of:=([.B11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table:formula="of:=([.A117]-[.F$2])^2" office:value-type="float" office:value="13.920361">
            <text:p>13.920361</text:p>
          </table:table-cell>
          <table:table-cell table:formula="of:=([.B117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table:formula="of:=([.A118]-[.F$2])^2" office:value-type="float" office:value="472.236361">
            <text:p>472.236361</text:p>
          </table:table-cell>
          <table:table-cell table:formula="of:=([.B118]-[.G$2])^2" office:value-type="float" office:value="198.190084">
            <text:p>198.19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table:formula="of:=([.A119]-[.F$2])^2" office:value-type="float" office:value="27.762361">
            <text:p>27.762361</text:p>
          </table:table-cell>
          <table:table-cell table:formula="of:=([.B119]-[.G$2])^2" office:value-type="float" office:value="680.062084">
            <text:p>680.06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formula="of:=([.A120]-[.F$2])^2" office:value-type="float" office:value="7.45836100000001">
            <text:p>7.458361</text:p>
          </table:table-cell>
          <table:table-cell table:formula="of:=([.B120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121]-[.F$2])^2" office:value-type="float" office:value="5.14836099999999">
            <text:p>5.148361</text:p>
          </table:table-cell>
          <table:table-cell table:formula="of:=([.B12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22]-[.F$2])^2" office:value-type="float" office:value="39.300361">
            <text:p>39.300361</text:p>
          </table:table-cell>
          <table:table-cell table:formula="of:=([.B12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table:formula="of:=([.A123]-[.F$2])^2" office:value-type="float" office:value="0.0723609999999991">
            <text:p>0.072361</text:p>
          </table:table-cell>
          <table:table-cell table:formula="of:=([.B123]-[.G$2])^2" office:value-type="float" office:value="628.906084">
            <text:p>628.90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124]-[.F$2])^2" office:value-type="float" office:value="18.224361">
            <text:p>18.224361</text:p>
          </table:table-cell>
          <table:table-cell table:formula="of:=([.B12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table:formula="of:=([.A125]-[.F$2])^2" office:value-type="float" office:value="611.622361">
            <text:p>611.622361</text:p>
          </table:table-cell>
          <table:table-cell table:formula="of:=([.B12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126]-[.F$2])^2" office:value-type="float" office:value="32.844361">
            <text:p>32.844361</text:p>
          </table:table-cell>
          <table:table-cell table:formula="of:=([.B126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27]-[.F$2])^2" office:value-type="float" office:value="27.762361">
            <text:p>27.762361</text:p>
          </table:table-cell>
          <table:table-cell table:formula="of:=([.B12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formula="of:=([.A128]-[.F$2])^2" office:value-type="float" office:value="2.99636100000001">
            <text:p>2.996361</text:p>
          </table:table-cell>
          <table:table-cell table:formula="of:=([.B128]-[.G$2])^2" office:value-type="float" office:value="171.034084">
            <text:p>171.034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129]-[.F$2])^2" office:value-type="float" office:value="22.382361">
            <text:p>22.382361</text:p>
          </table:table-cell>
          <table:table-cell table:formula="of:=([.B12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130]-[.F$2])^2" office:value-type="float" office:value="27.762361">
            <text:p>27.762361</text:p>
          </table:table-cell>
          <table:table-cell table:formula="of:=([.B13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131]-[.F$2])^2" office:value-type="float" office:value="2.99636100000001">
            <text:p>2.996361</text:p>
          </table:table-cell>
          <table:table-cell table:formula="of:=([.B131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32]-[.F$2])^2" office:value-type="float" office:value="39.300361">
            <text:p>39.300361</text:p>
          </table:table-cell>
          <table:table-cell table:formula="of:=([.B13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133]-[.F$2])^2" office:value-type="float" office:value="5.14836099999999">
            <text:p>5.148361</text:p>
          </table:table-cell>
          <table:table-cell table:formula="of:=([.B13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34]-[.F$2])^2" office:value-type="float" office:value="39.300361">
            <text:p>39.300361</text:p>
          </table:table-cell>
          <table:table-cell table:formula="of:=([.B13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135]-[.F$2])^2" office:value-type="float" office:value="32.844361">
            <text:p>32.844361</text:p>
          </table:table-cell>
          <table:table-cell table:formula="of:=([.B135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136]-[.F$2])^2" office:value-type="float" office:value="18.224361">
            <text:p>18.224361</text:p>
          </table:table-cell>
          <table:table-cell table:formula="of:=([.B13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137]-[.F$2])^2" office:value-type="float" office:value="18.224361">
            <text:p>18.224361</text:p>
          </table:table-cell>
          <table:table-cell table:formula="of:=([.B13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138]-[.F$2])^2" office:value-type="float" office:value="0.0723609999999991">
            <text:p>0.072361</text:p>
          </table:table-cell>
          <table:table-cell table:formula="of:=([.B13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139]-[.F$2])^2" office:value-type="float" office:value="2.99636100000001">
            <text:p>2.996361</text:p>
          </table:table-cell>
          <table:table-cell table:formula="of:=([.B139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formula="of:=([.A140]-[.F$2])^2" office:value-type="float" office:value="18.224361">
            <text:p>18.224361</text:p>
          </table:table-cell>
          <table:table-cell table:formula="of:=([.B140]-[.G$2])^2" office:value-type="float" office:value="198.190084">
            <text:p>198.190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141]-[.F$2])^2" office:value-type="float" office:value="18.224361">
            <text:p>18.224361</text:p>
          </table:table-cell>
          <table:table-cell table:formula="of:=([.B14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42]-[.F$2])^2" office:value-type="float" office:value="39.300361">
            <text:p>39.300361</text:p>
          </table:table-cell>
          <table:table-cell table:formula="of:=([.B14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43]-[.F$2])^2" office:value-type="float" office:value="39.300361">
            <text:p>39.300361</text:p>
          </table:table-cell>
          <table:table-cell table:formula="of:=([.B143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44]-[.F$2])^2" office:value-type="float" office:value="39.300361">
            <text:p>39.300361</text:p>
          </table:table-cell>
          <table:table-cell table:formula="of:=([.B14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45]-[.F$2])^2" office:value-type="float" office:value="27.762361">
            <text:p>27.762361</text:p>
          </table:table-cell>
          <table:table-cell table:formula="of:=([.B145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([.A146]-[.F$2])^2" office:value-type="float" office:value="85.914361">
            <text:p>85.914361</text:p>
          </table:table-cell>
          <table:table-cell table:formula="of:=([.B14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([.A147]-[.F$2])^2" office:value-type="float" office:value="68.376361">
            <text:p>68.376361</text:p>
          </table:table-cell>
          <table:table-cell table:formula="of:=([.B14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table:formula="of:=([.A148]-[.F$2])^2" office:value-type="float" office:value="350.850361">
            <text:p>350.850361</text:p>
          </table:table-cell>
          <table:table-cell table:formula="of:=([.B148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formula="of:=([.A149]-[.F$2])^2" office:value-type="float" office:value="32.844361">
            <text:p>32.844361</text:p>
          </table:table-cell>
          <table:table-cell table:formula="of:=([.B149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150]-[.F$2])^2" office:value-type="float" office:value="18.224361">
            <text:p>18.224361</text:p>
          </table:table-cell>
          <table:table-cell table:formula="of:=([.B15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formula="of:=([.A151]-[.F$2])^2" office:value-type="float" office:value="32.844361">
            <text:p>32.844361</text:p>
          </table:table-cell>
          <table:table-cell table:formula="of:=([.B151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152]-[.F$2])^2" office:value-type="float" office:value="39.300361">
            <text:p>39.300361</text:p>
          </table:table-cell>
          <table:table-cell table:formula="of:=([.B152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table:formula="of:=([.A153]-[.F$2])^2" office:value-type="float" office:value="94.692361">
            <text:p>94.692361</text:p>
          </table:table-cell>
          <table:table-cell table:formula="of:=([.B153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2">
            <text:p>32</text:p>
          </table:table-cell>
          <table:table-cell table:formula="of:=([.A154]-[.F$2])^2" office:value-type="float" office:value="94.692361">
            <text:p>94.692361</text:p>
          </table:table-cell>
          <table:table-cell table:formula="of:=([.B154]-[.G$2])^2" office:value-type="float" office:value="198.190084">
            <text:p>198.190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155]-[.F$2])^2" office:value-type="float" office:value="2.99636100000001">
            <text:p>2.996361</text:p>
          </table:table-cell>
          <table:table-cell table:formula="of:=([.B15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56]-[.F$2])^2" office:value-type="float" office:value="27.762361">
            <text:p>27.762361</text:p>
          </table:table-cell>
          <table:table-cell table:formula="of:=([.B15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formula="of:=([.A157]-[.F$2])^2" office:value-type="float" office:value="10.686361">
            <text:p>10.686361</text:p>
          </table:table-cell>
          <table:table-cell table:formula="of:=([.B157]-[.G$2])^2" office:value-type="float" office:value="227.346084">
            <text:p>227.34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158]-[.F$2])^2" office:value-type="float" office:value="18.224361">
            <text:p>18.224361</text:p>
          </table:table-cell>
          <table:table-cell table:formula="of:=([.B15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159]-[.F$2])^2" office:value-type="float" office:value="0.0723609999999991">
            <text:p>0.072361</text:p>
          </table:table-cell>
          <table:table-cell table:formula="of:=([.B15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table:formula="of:=([.A160]-[.F$2])^2" office:value-type="float" office:value="115.154361">
            <text:p>115.154361</text:p>
          </table:table-cell>
          <table:table-cell table:formula="of:=([.B160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161]-[.F$2])^2" office:value-type="float" office:value="13.920361">
            <text:p>13.920361</text:p>
          </table:table-cell>
          <table:table-cell table:formula="of:=([.B16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162]-[.F$2])^2" office:value-type="float" office:value="0.534361000000002">
            <text:p>0.534361</text:p>
          </table:table-cell>
          <table:table-cell table:formula="of:=([.B16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63]-[.F$2])^2" office:value-type="float" office:value="68.376361">
            <text:p>68.376361</text:p>
          </table:table-cell>
          <table:table-cell table:formula="of:=([.B163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64]-[.F$2])^2" office:value-type="float" office:value="39.300361">
            <text:p>39.300361</text:p>
          </table:table-cell>
          <table:table-cell table:formula="of:=([.B16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65]-[.F$2])^2" office:value-type="float" office:value="39.300361">
            <text:p>39.300361</text:p>
          </table:table-cell>
          <table:table-cell table:formula="of:=([.B165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([.A166]-[.F$2])^2" office:value-type="float" office:value="32.844361">
            <text:p>32.844361</text:p>
          </table:table-cell>
          <table:table-cell table:formula="of:=([.B166]-[.G$2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formula="of:=([.A167]-[.F$2])^2" office:value-type="float" office:value="611.622361">
            <text:p>611.622361</text:p>
          </table:table-cell>
          <table:table-cell table:formula="of:=([.B167]-[.G$2])^2" office:value-type="float" office:value="444.282084">
            <text:p>444.2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formula="of:=([.A168]-[.F$2])^2" office:value-type="float" office:value="13.920361">
            <text:p>13.920361</text:p>
          </table:table-cell>
          <table:table-cell table:formula="of:=([.B168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169]-[.F$2])^2" office:value-type="float" office:value="10.686361">
            <text:p>10.686361</text:p>
          </table:table-cell>
          <table:table-cell table:formula="of:=([.B16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table:formula="of:=([.A170]-[.F$2])^2" office:value-type="float" office:value="137.616361">
            <text:p>137.616361</text:p>
          </table:table-cell>
          <table:table-cell table:formula="of:=([.B17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71]-[.F$2])^2" office:value-type="float" office:value="27.762361">
            <text:p>27.762361</text:p>
          </table:table-cell>
          <table:table-cell table:formula="of:=([.B171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172]-[.F$2])^2" office:value-type="float" office:value="2.99636100000001">
            <text:p>2.996361</text:p>
          </table:table-cell>
          <table:table-cell table:formula="of:=([.B172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73]-[.F$2])^2" office:value-type="float" office:value="27.762361">
            <text:p>27.762361</text:p>
          </table:table-cell>
          <table:table-cell table:formula="of:=([.B17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table:formula="of:=([.A174]-[.F$2])^2" office:value-type="float" office:value="1423.628361">
            <text:p>1423.628361</text:p>
          </table:table-cell>
          <table:table-cell table:formula="of:=([.B174]-[.G$2])^2" office:value-type="float" office:value="101.566084">
            <text:p>101.566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formula="of:=([.A175]-[.F$2])^2" office:value-type="float" office:value="188.540361">
            <text:p>188.540361</text:p>
          </table:table-cell>
          <table:table-cell table:formula="of:=([.B175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76]-[.F$2])^2" office:value-type="float" office:value="27.762361">
            <text:p>27.762361</text:p>
          </table:table-cell>
          <table:table-cell table:formula="of:=([.B17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77]-[.F$2])^2" office:value-type="float" office:value="39.300361">
            <text:p>39.300361</text:p>
          </table:table-cell>
          <table:table-cell table:formula="of:=([.B17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178]-[.F$2])^2" office:value-type="float" office:value="5.14836099999999">
            <text:p>5.148361</text:p>
          </table:table-cell>
          <table:table-cell table:formula="of:=([.B17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79]-[.F$2])^2" office:value-type="float" office:value="39.300361">
            <text:p>39.300361</text:p>
          </table:table-cell>
          <table:table-cell table:formula="of:=([.B17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table:formula="of:=([.A180]-[.F$2])^2" office:value-type="float" office:value="279.926361">
            <text:p>279.926361</text:p>
          </table:table-cell>
          <table:table-cell table:formula="of:=([.B180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81]-[.F$2])^2" office:value-type="float" office:value="27.762361">
            <text:p>27.762361</text:p>
          </table:table-cell>
          <table:table-cell table:formula="of:=([.B18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82]-[.F$2])^2" office:value-type="float" office:value="39.300361">
            <text:p>39.300361</text:p>
          </table:table-cell>
          <table:table-cell table:formula="of:=([.B18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183]-[.F$2])^2" office:value-type="float" office:value="7.45836100000001">
            <text:p>7.458361</text:p>
          </table:table-cell>
          <table:table-cell table:formula="of:=([.B183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84]-[.F$2])^2" office:value-type="float" office:value="5.14836099999999">
            <text:p>5.148361</text:p>
          </table:table-cell>
          <table:table-cell table:formula="of:=([.B18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formula="of:=([.A185]-[.F$2])^2" office:value-type="float" office:value="7.45836100000001">
            <text:p>7.458361</text:p>
          </table:table-cell>
          <table:table-cell table:formula="of:=([.B185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86]-[.F$2])^2" office:value-type="float" office:value="27.762361">
            <text:p>27.762361</text:p>
          </table:table-cell>
          <table:table-cell table:formula="of:=([.B186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187]-[.F$2])^2" office:value-type="float" office:value="13.920361">
            <text:p>13.920361</text:p>
          </table:table-cell>
          <table:table-cell table:formula="of:=([.B18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188]-[.F$2])^2" office:value-type="float" office:value="27.762361">
            <text:p>27.762361</text:p>
          </table:table-cell>
          <table:table-cell table:formula="of:=([.B188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89]-[.F$2])^2" office:value-type="float" office:value="39.300361">
            <text:p>39.300361</text:p>
          </table:table-cell>
          <table:table-cell table:formula="of:=([.B189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190]-[.F$2])^2" office:value-type="float" office:value="27.762361">
            <text:p>27.762361</text:p>
          </table:table-cell>
          <table:table-cell table:formula="of:=([.B19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table:formula="of:=([.A191]-[.F$2])^2" office:value-type="float" office:value="5.14836099999999">
            <text:p>5.148361</text:p>
          </table:table-cell>
          <table:table-cell table:formula="of:=([.B191]-[.G$2])^2" office:value-type="float" office:value="965.842084">
            <text:p>965.84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92]-[.F$2])^2" office:value-type="float" office:value="27.762361">
            <text:p>27.762361</text:p>
          </table:table-cell>
          <table:table-cell table:formula="of:=([.B19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93]-[.F$2])^2" office:value-type="float" office:value="85.914361">
            <text:p>85.914361</text:p>
          </table:table-cell>
          <table:table-cell table:formula="of:=([.B193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table:formula="of:=([.A194]-[.F$2])^2" office:value-type="float" office:value="32.844361">
            <text:p>32.844361</text:p>
          </table:table-cell>
          <table:table-cell table:formula="of:=([.B19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195]-[.F$2])^2" office:value-type="float" office:value="27.762361">
            <text:p>27.762361</text:p>
          </table:table-cell>
          <table:table-cell table:formula="of:=([.B195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formula="of:=([.A196]-[.F$2])^2" office:value-type="float" office:value="39.300361">
            <text:p>39.300361</text:p>
          </table:table-cell>
          <table:table-cell table:formula="of:=([.B196]-[.G$2])^2" office:value-type="float" office:value="227.346084">
            <text:p>227.34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97]-[.F$2])^2" office:value-type="float" office:value="39.300361">
            <text:p>39.300361</text:p>
          </table:table-cell>
          <table:table-cell table:formula="of:=([.B19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([.A198]-[.F$2])^2" office:value-type="float" office:value="27.762361">
            <text:p>27.762361</text:p>
          </table:table-cell>
          <table:table-cell table:formula="of:=([.B198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table:formula="of:=([.A199]-[.F$2])^2" office:value-type="float" office:value="188.540361">
            <text:p>188.540361</text:p>
          </table:table-cell>
          <table:table-cell table:formula="of:=([.B199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00]-[.F$2])^2" office:value-type="float" office:value="39.300361">
            <text:p>39.300361</text:p>
          </table:table-cell>
          <table:table-cell table:formula="of:=([.B20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201]-[.F$2])^2" office:value-type="float" office:value="27.762361">
            <text:p>27.762361</text:p>
          </table:table-cell>
          <table:table-cell table:formula="of:=([.B201]-[.G$2])^2" office:value-type="float" office:value="1855.714084">
            <text:p>1855.71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202]-[.F$2])^2" office:value-type="float" office:value="18.224361">
            <text:p>18.224361</text:p>
          </table:table-cell>
          <table:table-cell table:formula="of:=([.B20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([.A203]-[.F$2])^2" office:value-type="float" office:value="2.99636100000001">
            <text:p>2.996361</text:p>
          </table:table-cell>
          <table:table-cell table:formula="of:=([.B203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204]-[.F$2])^2" office:value-type="float" office:value="7.45836100000001">
            <text:p>7.458361</text:p>
          </table:table-cell>
          <table:table-cell table:formula="of:=([.B20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05]-[.F$2])^2" office:value-type="float" office:value="39.300361">
            <text:p>39.300361</text:p>
          </table:table-cell>
          <table:table-cell table:formula="of:=([.B20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formula="of:=([.A206]-[.F$2])^2" office:value-type="float" office:value="10.686361">
            <text:p>10.686361</text:p>
          </table:table-cell>
          <table:table-cell table:formula="of:=([.B206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207]-[.F$2])^2" office:value-type="float" office:value="0.534361000000002">
            <text:p>0.534361</text:p>
          </table:table-cell>
          <table:table-cell table:formula="of:=([.B20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208]-[.F$2])^2" office:value-type="float" office:value="7.45836100000001">
            <text:p>7.458361</text:p>
          </table:table-cell>
          <table:table-cell table:formula="of:=([.B20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09]-[.F$2])^2" office:value-type="float" office:value="27.762361">
            <text:p>27.762361</text:p>
          </table:table-cell>
          <table:table-cell table:formula="of:=([.B20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table:formula="of:=([.A210]-[.F$2])^2" office:value-type="float" office:value="76.230361">
            <text:p>76.230361</text:p>
          </table:table-cell>
          <table:table-cell table:formula="of:=([.B210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([.A211]-[.F$2])^2" office:value-type="float" office:value="22.382361">
            <text:p>22.382361</text:p>
          </table:table-cell>
          <table:table-cell table:formula="of:=([.B211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table:formula="of:=([.A212]-[.F$2])^2" office:value-type="float" office:value="883.932361">
            <text:p>883.932361</text:p>
          </table:table-cell>
          <table:table-cell table:formula="of:=([.B212]-[.G$2])^2" office:value-type="float" office:value="845.530084">
            <text:p>845.53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13]-[.F$2])^2" office:value-type="float" office:value="39.300361">
            <text:p>39.300361</text:p>
          </table:table-cell>
          <table:table-cell table:formula="of:=([.B21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214]-[.F$2])^2" office:value-type="float" office:value="32.844361">
            <text:p>32.844361</text:p>
          </table:table-cell>
          <table:table-cell table:formula="of:=([.B21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formula="of:=([.A215]-[.F$2])^2" office:value-type="float" office:value="13.920361">
            <text:p>13.920361</text:p>
          </table:table-cell>
          <table:table-cell table:formula="of:=([.B21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16]-[.F$2])^2" office:value-type="float" office:value="39.300361">
            <text:p>39.300361</text:p>
          </table:table-cell>
          <table:table-cell table:formula="of:=([.B21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table:formula="of:=([.A217]-[.F$2])^2" office:value-type="float" office:value="314.388361">
            <text:p>314.388361</text:p>
          </table:table-cell>
          <table:table-cell table:formula="of:=([.B217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18]-[.F$2])^2" office:value-type="float" office:value="27.762361">
            <text:p>27.762361</text:p>
          </table:table-cell>
          <table:table-cell table:formula="of:=([.B21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219]-[.F$2])^2" office:value-type="float" office:value="18.224361">
            <text:p>18.224361</text:p>
          </table:table-cell>
          <table:table-cell table:formula="of:=([.B21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table:formula="of:=([.A220]-[.F$2])^2" office:value-type="float" office:value="350.850361">
            <text:p>350.850361</text:p>
          </table:table-cell>
          <table:table-cell table:formula="of:=([.B22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21]-[.F$2])^2" office:value-type="float" office:value="27.762361">
            <text:p>27.762361</text:p>
          </table:table-cell>
          <table:table-cell table:formula="of:=([.B22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222]-[.F$2])^2" office:value-type="float" office:value="27.762361">
            <text:p>27.762361</text:p>
          </table:table-cell>
          <table:table-cell table:formula="of:=([.B222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223]-[.F$2])^2" office:value-type="float" office:value="18.224361">
            <text:p>18.224361</text:p>
          </table:table-cell>
          <table:table-cell table:formula="of:=([.B22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([.A224]-[.F$2])^2" office:value-type="float" office:value="22.382361">
            <text:p>22.382361</text:p>
          </table:table-cell>
          <table:table-cell table:formula="of:=([.B224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25]-[.F$2])^2" office:value-type="float" office:value="39.300361">
            <text:p>39.300361</text:p>
          </table:table-cell>
          <table:table-cell table:formula="of:=([.B225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([.A226]-[.F$2])^2" office:value-type="float" office:value="45.306361">
            <text:p>45.306361</text:p>
          </table:table-cell>
          <table:table-cell table:formula="of:=([.B226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27]-[.F$2])^2" office:value-type="float" office:value="39.300361">
            <text:p>39.300361</text:p>
          </table:table-cell>
          <table:table-cell table:formula="of:=([.B22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28]-[.F$2])^2" office:value-type="float" office:value="39.300361">
            <text:p>39.300361</text:p>
          </table:table-cell>
          <table:table-cell table:formula="of:=([.B22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229]-[.F$2])^2" office:value-type="float" office:value="0.0723609999999991">
            <text:p>0.072361</text:p>
          </table:table-cell>
          <table:table-cell table:formula="of:=([.B22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230]-[.F$2])^2" office:value-type="float" office:value="5.14836099999999">
            <text:p>5.148361</text:p>
          </table:table-cell>
          <table:table-cell table:formula="of:=([.B23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231]-[.F$2])^2" office:value-type="float" office:value="52.838361">
            <text:p>52.838361</text:p>
          </table:table-cell>
          <table:table-cell table:formula="of:=([.B23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232]-[.F$2])^2" office:value-type="float" office:value="0.534361000000002">
            <text:p>0.534361</text:p>
          </table:table-cell>
          <table:table-cell table:formula="of:=([.B232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233]-[.F$2])^2" office:value-type="float" office:value="27.762361">
            <text:p>27.762361</text:p>
          </table:table-cell>
          <table:table-cell table:formula="of:=([.B23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table:formula="of:=([.A234]-[.F$2])^2" office:value-type="float" office:value="18.224361">
            <text:p>18.224361</text:p>
          </table:table-cell>
          <table:table-cell table:formula="of:=([.B234]-[.G$2])^2" office:value-type="float" office:value="363.970084">
            <text:p>363.970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235]-[.F$2])^2" office:value-type="float" office:value="2.99636100000001">
            <text:p>2.996361</text:p>
          </table:table-cell>
          <table:table-cell table:formula="of:=([.B23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236]-[.F$2])^2" office:value-type="float" office:value="52.838361">
            <text:p>52.838361</text:p>
          </table:table-cell>
          <table:table-cell table:formula="of:=([.B23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237]-[.F$2])^2" office:value-type="float" office:value="39.300361">
            <text:p>39.300361</text:p>
          </table:table-cell>
          <table:table-cell table:formula="of:=([.B23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38]-[.F$2])^2" office:value-type="float" office:value="27.762361">
            <text:p>27.762361</text:p>
          </table:table-cell>
          <table:table-cell table:formula="of:=([.B23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39]-[.F$2])^2" office:value-type="float" office:value="18.224361">
            <text:p>18.224361</text:p>
          </table:table-cell>
          <table:table-cell table:formula="of:=([.B239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240]-[.F$2])^2" office:value-type="float" office:value="2.99636100000001">
            <text:p>2.996361</text:p>
          </table:table-cell>
          <table:table-cell table:formula="of:=([.B240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([.A241]-[.F$2])^2" office:value-type="float" office:value="2.99636100000001">
            <text:p>2.996361</text:p>
          </table:table-cell>
          <table:table-cell table:formula="of:=([.B241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formula="of:=([.A242]-[.F$2])^2" office:value-type="float" office:value="18.224361">
            <text:p>18.224361</text:p>
          </table:table-cell>
          <table:table-cell table:formula="of:=([.B242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243]-[.F$2])^2" office:value-type="float" office:value="10.686361">
            <text:p>10.686361</text:p>
          </table:table-cell>
          <table:table-cell table:formula="of:=([.B243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44]-[.F$2])^2" office:value-type="float" office:value="27.762361">
            <text:p>27.762361</text:p>
          </table:table-cell>
          <table:table-cell table:formula="of:=([.B24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245]-[.F$2])^2" office:value-type="float" office:value="27.762361">
            <text:p>27.762361</text:p>
          </table:table-cell>
          <table:table-cell table:formula="of:=([.B245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246]-[.F$2])^2" office:value-type="float" office:value="13.920361">
            <text:p>13.920361</text:p>
          </table:table-cell>
          <table:table-cell table:formula="of:=([.B24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formula="of:=([.A247]-[.F$2])^2" office:value-type="float" office:value="39.300361">
            <text:p>39.300361</text:p>
          </table:table-cell>
          <table:table-cell table:formula="of:=([.B247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248]-[.F$2])^2" office:value-type="float" office:value="27.762361">
            <text:p>27.762361</text:p>
          </table:table-cell>
          <table:table-cell table:formula="of:=([.B248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49]-[.F$2])^2" office:value-type="float" office:value="39.300361">
            <text:p>39.300361</text:p>
          </table:table-cell>
          <table:table-cell table:formula="of:=([.B24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50]-[.F$2])^2" office:value-type="float" office:value="85.914361">
            <text:p>85.914361</text:p>
          </table:table-cell>
          <table:table-cell table:formula="of:=([.B250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251]-[.F$2])^2" office:value-type="float" office:value="2.99636100000001">
            <text:p>2.996361</text:p>
          </table:table-cell>
          <table:table-cell table:formula="of:=([.B25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formula="of:=([.A252]-[.F$2])^2" office:value-type="float" office:value="516.698361">
            <text:p>516.698361</text:p>
          </table:table-cell>
          <table:table-cell table:formula="of:=([.B252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([.A253]-[.F$2])^2" office:value-type="float" office:value="22.382361">
            <text:p>22.382361</text:p>
          </table:table-cell>
          <table:table-cell table:formula="of:=([.B253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54]-[.F$2])^2" office:value-type="float" office:value="39.300361">
            <text:p>39.300361</text:p>
          </table:table-cell>
          <table:table-cell table:formula="of:=([.B25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table:formula="of:=([.A255]-[.F$2])^2" office:value-type="float" office:value="188.540361">
            <text:p>188.540361</text:p>
          </table:table-cell>
          <table:table-cell table:formula="of:=([.B25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formula="of:=([.A256]-[.F$2])^2" office:value-type="float" office:value="39.300361">
            <text:p>39.300361</text:p>
          </table:table-cell>
          <table:table-cell table:formula="of:=([.B256]-[.G$2])^2" office:value-type="float" office:value="82.410084">
            <text:p>82.41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57]-[.F$2])^2" office:value-type="float" office:value="39.300361">
            <text:p>39.300361</text:p>
          </table:table-cell>
          <table:table-cell table:formula="of:=([.B25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58]-[.F$2])^2" office:value-type="float" office:value="39.300361">
            <text:p>39.300361</text:p>
          </table:table-cell>
          <table:table-cell table:formula="of:=([.B258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259]-[.F$2])^2" office:value-type="float" office:value="39.300361">
            <text:p>39.300361</text:p>
          </table:table-cell>
          <table:table-cell table:formula="of:=([.B25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table:formula="of:=([.A260]-[.F$2])^2" office:value-type="float" office:value="0.534361000000002">
            <text:p>0.534361</text:p>
          </table:table-cell>
          <table:table-cell table:formula="of:=([.B260]-[.G$2])^2" office:value-type="float" office:value="258.502084">
            <text:p>258.502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table:formula="of:=([.A261]-[.F$2])^2" office:value-type="float" office:value="76.230361">
            <text:p>76.230361</text:p>
          </table:table-cell>
          <table:table-cell table:formula="of:=([.B261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formula="of:=([.A262]-[.F$2])^2" office:value-type="float" office:value="0.0723609999999991">
            <text:p>0.072361</text:p>
          </table:table-cell>
          <table:table-cell table:formula="of:=([.B262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63]-[.F$2])^2" office:value-type="float" office:value="39.300361">
            <text:p>39.300361</text:p>
          </table:table-cell>
          <table:table-cell table:formula="of:=([.B26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table:formula="of:=([.A264]-[.F$2])^2" office:value-type="float" office:value="18.224361">
            <text:p>18.224361</text:p>
          </table:table-cell>
          <table:table-cell table:formula="of:=([.B264]-[.G$2])^2" office:value-type="float" office:value="227.346084">
            <text:p>227.346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265]-[.F$2])^2" office:value-type="float" office:value="0.0723609999999991">
            <text:p>0.072361</text:p>
          </table:table-cell>
          <table:table-cell table:formula="of:=([.B265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table:formula="of:=([.A266]-[.F$2])^2" office:value-type="float" office:value="137.616361">
            <text:p>137.616361</text:p>
          </table:table-cell>
          <table:table-cell table:formula="of:=([.B266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67]-[.F$2])^2" office:value-type="float" office:value="39.300361">
            <text:p>39.300361</text:p>
          </table:table-cell>
          <table:table-cell table:formula="of:=([.B26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68]-[.F$2])^2" office:value-type="float" office:value="39.300361">
            <text:p>39.300361</text:p>
          </table:table-cell>
          <table:table-cell table:formula="of:=([.B26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table:formula="of:=([.A269]-[.F$2])^2" office:value-type="float" office:value="563.160361">
            <text:p>563.160361</text:p>
          </table:table-cell>
          <table:table-cell table:formula="of:=([.B269]-[.G$2])^2" office:value-type="float" office:value="904.686084">
            <text:p>904.68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270]-[.F$2])^2" office:value-type="float" office:value="2.99636100000001">
            <text:p>2.996361</text:p>
          </table:table-cell>
          <table:table-cell table:formula="of:=([.B27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271]-[.F$2])^2" office:value-type="float" office:value="0.0723609999999991">
            <text:p>0.072361</text:p>
          </table:table-cell>
          <table:table-cell table:formula="of:=([.B27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72]-[.F$2])^2" office:value-type="float" office:value="39.300361">
            <text:p>39.300361</text:p>
          </table:table-cell>
          <table:table-cell table:formula="of:=([.B27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273]-[.F$2])^2" office:value-type="float" office:value="0.534361000000002">
            <text:p>0.534361</text:p>
          </table:table-cell>
          <table:table-cell table:formula="of:=([.B273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74]-[.F$2])^2" office:value-type="float" office:value="39.300361">
            <text:p>39.300361</text:p>
          </table:table-cell>
          <table:table-cell table:formula="of:=([.B27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75]-[.F$2])^2" office:value-type="float" office:value="27.762361">
            <text:p>27.762361</text:p>
          </table:table-cell>
          <table:table-cell table:formula="of:=([.B27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276]-[.F$2])^2" office:value-type="float" office:value="10.686361">
            <text:p>10.686361</text:p>
          </table:table-cell>
          <table:table-cell table:formula="of:=([.B27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formula="of:=([.A277]-[.F$2])^2" office:value-type="float" office:value="10.686361">
            <text:p>10.686361</text:p>
          </table:table-cell>
          <table:table-cell table:formula="of:=([.B277]-[.G$2])^2" office:value-type="float" office:value="171.034084">
            <text:p>171.03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278]-[.F$2])^2" office:value-type="float" office:value="52.838361">
            <text:p>52.838361</text:p>
          </table:table-cell>
          <table:table-cell table:formula="of:=([.B27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79]-[.F$2])^2" office:value-type="float" office:value="27.762361">
            <text:p>27.762361</text:p>
          </table:table-cell>
          <table:table-cell table:formula="of:=([.B279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280]-[.F$2])^2" office:value-type="float" office:value="22.382361">
            <text:p>22.382361</text:p>
          </table:table-cell>
          <table:table-cell table:formula="of:=([.B28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formula="of:=([.A281]-[.F$2])^2" office:value-type="float" office:value="7.45836100000001">
            <text:p>7.458361</text:p>
          </table:table-cell>
          <table:table-cell table:formula="of:=([.B281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formula="of:=([.A282]-[.F$2])^2" office:value-type="float" office:value="39.300361">
            <text:p>39.300361</text:p>
          </table:table-cell>
          <table:table-cell table:formula="of:=([.B282]-[.G$2])^2" office:value-type="float" office:value="403.126084">
            <text:p>403.1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83]-[.F$2])^2" office:value-type="float" office:value="39.300361">
            <text:p>39.300361</text:p>
          </table:table-cell>
          <table:table-cell table:formula="of:=([.B28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84]-[.F$2])^2" office:value-type="float" office:value="39.300361">
            <text:p>39.300361</text:p>
          </table:table-cell>
          <table:table-cell table:formula="of:=([.B28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85]-[.F$2])^2" office:value-type="float" office:value="39.300361">
            <text:p>39.300361</text:p>
          </table:table-cell>
          <table:table-cell table:formula="of:=([.B28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formula="of:=([.A286]-[.F$2])^2" office:value-type="float" office:value="22.382361">
            <text:p>22.382361</text:p>
          </table:table-cell>
          <table:table-cell table:formula="of:=([.B286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([.A287]-[.F$2])^2" office:value-type="float" office:value="7.45836100000001">
            <text:p>7.458361</text:p>
          </table:table-cell>
          <table:table-cell table:formula="of:=([.B287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formula="of:=([.A288]-[.F$2])^2" office:value-type="float" office:value="247.464361">
            <text:p>247.464361</text:p>
          </table:table-cell>
          <table:table-cell table:formula="of:=([.B288]-[.G$2])^2" office:value-type="float" office:value="258.502084">
            <text:p>258.50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89]-[.F$2])^2" office:value-type="float" office:value="39.300361">
            <text:p>39.300361</text:p>
          </table:table-cell>
          <table:table-cell table:formula="of:=([.B289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formula="of:=([.A290]-[.F$2])^2" office:value-type="float" office:value="13.920361">
            <text:p>13.920361</text:p>
          </table:table-cell>
          <table:table-cell table:formula="of:=([.B29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291]-[.F$2])^2" office:value-type="float" office:value="1.610361">
            <text:p>1.610361</text:p>
          </table:table-cell>
          <table:table-cell table:formula="of:=([.B29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formula="of:=([.A292]-[.F$2])^2" office:value-type="float" office:value="10.686361">
            <text:p>10.686361</text:p>
          </table:table-cell>
          <table:table-cell table:formula="of:=([.B292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293]-[.F$2])^2" office:value-type="float" office:value="1.610361">
            <text:p>1.610361</text:p>
          </table:table-cell>
          <table:table-cell table:formula="of:=([.B293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294]-[.F$2])^2" office:value-type="float" office:value="0.534361000000002">
            <text:p>0.534361</text:p>
          </table:table-cell>
          <table:table-cell table:formula="of:=([.B294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295]-[.F$2])^2" office:value-type="float" office:value="0.534361000000002">
            <text:p>0.534361</text:p>
          </table:table-cell>
          <table:table-cell table:formula="of:=([.B29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296]-[.F$2])^2" office:value-type="float" office:value="1.610361">
            <text:p>1.610361</text:p>
          </table:table-cell>
          <table:table-cell table:formula="of:=([.B29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297]-[.F$2])^2" office:value-type="float" office:value="10.686361">
            <text:p>10.686361</text:p>
          </table:table-cell>
          <table:table-cell table:formula="of:=([.B29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table:formula="of:=([.A298]-[.F$2])^2" office:value-type="float" office:value="1206.242361">
            <text:p>1206.242361</text:p>
          </table:table-cell>
          <table:table-cell table:formula="of:=([.B298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99]-[.F$2])^2" office:value-type="float" office:value="39.300361">
            <text:p>39.300361</text:p>
          </table:table-cell>
          <table:table-cell table:formula="of:=([.B29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00]-[.F$2])^2" office:value-type="float" office:value="39.300361">
            <text:p>39.300361</text:p>
          </table:table-cell>
          <table:table-cell table:formula="of:=([.B30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301]-[.F$2])^2" office:value-type="float" office:value="18.224361">
            <text:p>18.224361</text:p>
          </table:table-cell>
          <table:table-cell table:formula="of:=([.B30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302]-[.F$2])^2" office:value-type="float" office:value="2.99636100000001">
            <text:p>2.996361</text:p>
          </table:table-cell>
          <table:table-cell table:formula="of:=([.B30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03]-[.F$2])^2" office:value-type="float" office:value="39.300361">
            <text:p>39.300361</text:p>
          </table:table-cell>
          <table:table-cell table:formula="of:=([.B30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([.A304]-[.F$2])^2" office:value-type="float" office:value="13.920361">
            <text:p>13.920361</text:p>
          </table:table-cell>
          <table:table-cell table:formula="of:=([.B304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([.A305]-[.F$2])^2" office:value-type="float" office:value="13.920361">
            <text:p>13.920361</text:p>
          </table:table-cell>
          <table:table-cell table:formula="of:=([.B305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table:formula="of:=([.A306]-[.F$2])^2" office:value-type="float" office:value="18.224361">
            <text:p>18.224361</text:p>
          </table:table-cell>
          <table:table-cell table:formula="of:=([.B306]-[.G$2])^2" office:value-type="float" office:value="733.218084">
            <text:p>733.21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07]-[.F$2])^2" office:value-type="float" office:value="27.762361">
            <text:p>27.762361</text:p>
          </table:table-cell>
          <table:table-cell table:formula="of:=([.B30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308]-[.F$2])^2" office:value-type="float" office:value="52.838361">
            <text:p>52.838361</text:p>
          </table:table-cell>
          <table:table-cell table:formula="of:=([.B308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table:formula="of:=([.A309]-[.F$2])^2" office:value-type="float" office:value="27.762361">
            <text:p>27.762361</text:p>
          </table:table-cell>
          <table:table-cell table:formula="of:=([.B309]-[.G$2])^2" office:value-type="float" office:value="227.346084">
            <text:p>227.34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10]-[.F$2])^2" office:value-type="float" office:value="39.300361">
            <text:p>39.300361</text:p>
          </table:table-cell>
          <table:table-cell table:formula="of:=([.B31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311]-[.F$2])^2" office:value-type="float" office:value="27.762361">
            <text:p>27.762361</text:p>
          </table:table-cell>
          <table:table-cell table:formula="of:=([.B311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12]-[.F$2])^2" office:value-type="float" office:value="27.762361">
            <text:p>27.762361</text:p>
          </table:table-cell>
          <table:table-cell table:formula="of:=([.B312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313]-[.F$2])^2" office:value-type="float" office:value="0.0723609999999991">
            <text:p>0.072361</text:p>
          </table:table-cell>
          <table:table-cell table:formula="of:=([.B31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14]-[.F$2])^2" office:value-type="float" office:value="39.300361">
            <text:p>39.300361</text:p>
          </table:table-cell>
          <table:table-cell table:formula="of:=([.B31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table:formula="of:=([.A315]-[.F$2])^2" office:value-type="float" office:value="611.622361">
            <text:p>611.622361</text:p>
          </table:table-cell>
          <table:table-cell table:formula="of:=([.B315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316]-[.F$2])^2" office:value-type="float" office:value="10.686361">
            <text:p>10.686361</text:p>
          </table:table-cell>
          <table:table-cell table:formula="of:=([.B31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table:formula="of:=([.A317]-[.F$2])^2" office:value-type="float" office:value="45.306361">
            <text:p>45.306361</text:p>
          </table:table-cell>
          <table:table-cell table:formula="of:=([.B317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318]-[.F$2])^2" office:value-type="float" office:value="18.224361">
            <text:p>18.224361</text:p>
          </table:table-cell>
          <table:table-cell table:formula="of:=([.B31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19]-[.F$2])^2" office:value-type="float" office:value="27.762361">
            <text:p>27.762361</text:p>
          </table:table-cell>
          <table:table-cell table:formula="of:=([.B31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formula="of:=([.A320]-[.F$2])^2" office:value-type="float" office:value="714.546361">
            <text:p>714.546361</text:p>
          </table:table-cell>
          <table:table-cell table:formula="of:=([.B320]-[.G$2])^2" office:value-type="float" office:value="680.062084">
            <text:p>680.06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formula="of:=([.A321]-[.F$2])^2" office:value-type="float" office:value="22.382361">
            <text:p>22.382361</text:p>
          </table:table-cell>
          <table:table-cell table:formula="of:=([.B321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322]-[.F$2])^2" office:value-type="float" office:value="52.838361">
            <text:p>52.838361</text:p>
          </table:table-cell>
          <table:table-cell table:formula="of:=([.B32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323]-[.F$2])^2" office:value-type="float" office:value="18.224361">
            <text:p>18.224361</text:p>
          </table:table-cell>
          <table:table-cell table:formula="of:=([.B323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24]-[.F$2])^2" office:value-type="float" office:value="39.300361">
            <text:p>39.300361</text:p>
          </table:table-cell>
          <table:table-cell table:formula="of:=([.B32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table:formula="of:=([.A325]-[.F$2])^2" office:value-type="float" office:value="247.464361">
            <text:p>247.464361</text:p>
          </table:table-cell>
          <table:table-cell table:formula="of:=([.B32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table:formula="of:=([.A326]-[.F$2])^2" office:value-type="float" office:value="247.464361">
            <text:p>247.464361</text:p>
          </table:table-cell>
          <table:table-cell table:formula="of:=([.B326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327]-[.F$2])^2" office:value-type="float" office:value="52.838361">
            <text:p>52.838361</text:p>
          </table:table-cell>
          <table:table-cell table:formula="of:=([.B32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28]-[.F$2])^2" office:value-type="float" office:value="27.762361">
            <text:p>27.762361</text:p>
          </table:table-cell>
          <table:table-cell table:formula="of:=([.B32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329]-[.F$2])^2" office:value-type="float" office:value="52.838361">
            <text:p>52.838361</text:p>
          </table:table-cell>
          <table:table-cell table:formula="of:=([.B329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30]-[.F$2])^2" office:value-type="float" office:value="39.300361">
            <text:p>39.300361</text:p>
          </table:table-cell>
          <table:table-cell table:formula="of:=([.B33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formula="of:=([.A331]-[.F$2])^2" office:value-type="float" office:value="32.844361">
            <text:p>32.844361</text:p>
          </table:table-cell>
          <table:table-cell table:formula="of:=([.B331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table:formula="of:=([.A332]-[.F$2])^2" office:value-type="float" office:value="13.920361">
            <text:p>13.920361</text:p>
          </table:table-cell>
          <table:table-cell table:formula="of:=([.B332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table:formula="of:=([.A333]-[.F$2])^2" office:value-type="float" office:value="279.926361">
            <text:p>279.926361</text:p>
          </table:table-cell>
          <table:table-cell table:formula="of:=([.B333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formula="of:=([.A334]-[.F$2])^2" office:value-type="float" office:value="59.768361">
            <text:p>59.768361</text:p>
          </table:table-cell>
          <table:table-cell table:formula="of:=([.B334]-[.G$2])^2" office:value-type="float" office:value="733.218084">
            <text:p>733.218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table:formula="of:=([.A335]-[.F$2])^2" office:value-type="float" office:value="22.382361">
            <text:p>22.382361</text:p>
          </table:table-cell>
          <table:table-cell table:formula="of:=([.B335]-[.G$2])^2" office:value-type="float" office:value="1094.154084">
            <text:p>1094.15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36]-[.F$2])^2" office:value-type="float" office:value="27.762361">
            <text:p>27.762361</text:p>
          </table:table-cell>
          <table:table-cell table:formula="of:=([.B33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([.A337]-[.F$2])^2" office:value-type="float" office:value="39.300361">
            <text:p>39.300361</text:p>
          </table:table-cell>
          <table:table-cell table:formula="of:=([.B337]-[.G$2])^2" office:value-type="float" office:value="487.438084">
            <text:p>487.438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([.A338]-[.F$2])^2" office:value-type="float" office:value="0.534361000000002">
            <text:p>0.534361</text:p>
          </table:table-cell>
          <table:table-cell table:formula="of:=([.B338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39]-[.F$2])^2" office:value-type="float" office:value="27.762361">
            <text:p>27.762361</text:p>
          </table:table-cell>
          <table:table-cell table:formula="of:=([.B33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formula="of:=([.A340]-[.F$2])^2" office:value-type="float" office:value="27.762361">
            <text:p>27.762361</text:p>
          </table:table-cell>
          <table:table-cell table:formula="of:=([.B340]-[.G$2])^2" office:value-type="float" office:value="171.034084">
            <text:p>171.034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341]-[.F$2])^2" office:value-type="float" office:value="1.610361">
            <text:p>1.610361</text:p>
          </table:table-cell>
          <table:table-cell table:formula="of:=([.B341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formula="of:=([.A342]-[.F$2])^2" office:value-type="float" office:value="22.382361">
            <text:p>22.382361</text:p>
          </table:table-cell>
          <table:table-cell table:formula="of:=([.B342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([.A343]-[.F$2])^2" office:value-type="float" office:value="2.99636100000001">
            <text:p>2.996361</text:p>
          </table:table-cell>
          <table:table-cell table:formula="of:=([.B343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344]-[.F$2])^2" office:value-type="float" office:value="2.99636100000001">
            <text:p>2.996361</text:p>
          </table:table-cell>
          <table:table-cell table:formula="of:=([.B34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formula="of:=([.A345]-[.F$2])^2" office:value-type="float" office:value="115.154361">
            <text:p>115.154361</text:p>
          </table:table-cell>
          <table:table-cell table:formula="of:=([.B34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346]-[.F$2])^2" office:value-type="float" office:value="22.382361">
            <text:p>22.382361</text:p>
          </table:table-cell>
          <table:table-cell table:formula="of:=([.B34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table:formula="of:=([.A347]-[.F$2])^2" office:value-type="float" office:value="314.388361">
            <text:p>314.388361</text:p>
          </table:table-cell>
          <table:table-cell table:formula="of:=([.B347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348]-[.F$2])^2" office:value-type="float" office:value="1.610361">
            <text:p>1.610361</text:p>
          </table:table-cell>
          <table:table-cell table:formula="of:=([.B34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349]-[.F$2])^2" office:value-type="float" office:value="27.762361">
            <text:p>27.762361</text:p>
          </table:table-cell>
          <table:table-cell table:formula="of:=([.B34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350]-[.F$2])^2" office:value-type="float" office:value="27.762361">
            <text:p>27.762361</text:p>
          </table:table-cell>
          <table:table-cell table:formula="of:=([.B350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51]-[.F$2])^2" office:value-type="float" office:value="39.300361">
            <text:p>39.300361</text:p>
          </table:table-cell>
          <table:table-cell table:formula="of:=([.B35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table:formula="of:=([.A352]-[.F$2])^2" office:value-type="float" office:value="1206.242361">
            <text:p>1206.242361</text:p>
          </table:table-cell>
          <table:table-cell table:formula="of:=([.B352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353]-[.F$2])^2" office:value-type="float" office:value="27.762361">
            <text:p>27.762361</text:p>
          </table:table-cell>
          <table:table-cell table:formula="of:=([.B35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354]-[.F$2])^2" office:value-type="float" office:value="27.762361">
            <text:p>27.762361</text:p>
          </table:table-cell>
          <table:table-cell table:formula="of:=([.B354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55]-[.F$2])^2" office:value-type="float" office:value="39.300361">
            <text:p>39.300361</text:p>
          </table:table-cell>
          <table:table-cell table:formula="of:=([.B355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356]-[.F$2])^2" office:value-type="float" office:value="0.534361000000002">
            <text:p>0.534361</text:p>
          </table:table-cell>
          <table:table-cell table:formula="of:=([.B35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357]-[.F$2])^2" office:value-type="float" office:value="32.844361">
            <text:p>32.844361</text:p>
          </table:table-cell>
          <table:table-cell table:formula="of:=([.B35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formula="of:=([.A358]-[.F$2])^2" office:value-type="float" office:value="45.306361">
            <text:p>45.306361</text:p>
          </table:table-cell>
          <table:table-cell table:formula="of:=([.B358]-[.G$2])^2" office:value-type="float" office:value="82.410084">
            <text:p>82.410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359]-[.F$2])^2" office:value-type="float" office:value="10.686361">
            <text:p>10.686361</text:p>
          </table:table-cell>
          <table:table-cell table:formula="of:=([.B35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60]-[.F$2])^2" office:value-type="float" office:value="27.762361">
            <text:p>27.762361</text:p>
          </table:table-cell>
          <table:table-cell table:formula="of:=([.B36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361]-[.F$2])^2" office:value-type="float" office:value="22.382361">
            <text:p>22.382361</text:p>
          </table:table-cell>
          <table:table-cell table:formula="of:=([.B36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table:formula="of:=([.A362]-[.F$2])^2" office:value-type="float" office:value="137.616361">
            <text:p>137.616361</text:p>
          </table:table-cell>
          <table:table-cell table:formula="of:=([.B362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363]-[.F$2])^2" office:value-type="float" office:value="10.686361">
            <text:p>10.686361</text:p>
          </table:table-cell>
          <table:table-cell table:formula="of:=([.B36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64]-[.F$2])^2" office:value-type="float" office:value="27.762361">
            <text:p>27.762361</text:p>
          </table:table-cell>
          <table:table-cell table:formula="of:=([.B36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table:formula="of:=([.A365]-[.F$2])^2" office:value-type="float" office:value="5.14836099999999">
            <text:p>5.148361</text:p>
          </table:table-cell>
          <table:table-cell table:formula="of:=([.B365]-[.G$2])^2" office:value-type="float" office:value="579.750084">
            <text:p>579.75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([.A366]-[.F$2])^2" office:value-type="float" office:value="27.762361">
            <text:p>27.762361</text:p>
          </table:table-cell>
          <table:table-cell table:formula="of:=([.B366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table:formula="of:=([.A367]-[.F$2])^2" office:value-type="float" office:value="39.300361">
            <text:p>39.300361</text:p>
          </table:table-cell>
          <table:table-cell table:formula="of:=([.B367]-[.G$2])^2" office:value-type="float" office:value="579.750084">
            <text:p>579.75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68]-[.F$2])^2" office:value-type="float" office:value="52.838361">
            <text:p>52.838361</text:p>
          </table:table-cell>
          <table:table-cell table:formula="of:=([.B368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69]-[.F$2])^2" office:value-type="float" office:value="27.762361">
            <text:p>27.762361</text:p>
          </table:table-cell>
          <table:table-cell table:formula="of:=([.B36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70]-[.F$2])^2" office:value-type="float" office:value="18.224361">
            <text:p>18.224361</text:p>
          </table:table-cell>
          <table:table-cell table:formula="of:=([.B37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371]-[.F$2])^2" office:value-type="float" office:value="5.14836099999999">
            <text:p>5.148361</text:p>
          </table:table-cell>
          <table:table-cell table:formula="of:=([.B371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formula="of:=([.A372]-[.F$2])^2" office:value-type="float" office:value="32.844361">
            <text:p>32.844361</text:p>
          </table:table-cell>
          <table:table-cell table:formula="of:=([.B372]-[.G$2])^2" office:value-type="float" office:value="403.126084">
            <text:p>403.12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373]-[.F$2])^2" office:value-type="float" office:value="18.224361">
            <text:p>18.224361</text:p>
          </table:table-cell>
          <table:table-cell table:formula="of:=([.B373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table:formula="of:=([.A374]-[.F$2])^2" office:value-type="float" office:value="188.540361">
            <text:p>188.540361</text:p>
          </table:table-cell>
          <table:table-cell table:formula="of:=([.B374]-[.G$2])^2" office:value-type="float" office:value="227.346084">
            <text:p>227.34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75]-[.F$2])^2" office:value-type="float" office:value="39.300361">
            <text:p>39.300361</text:p>
          </table:table-cell>
          <table:table-cell table:formula="of:=([.B37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376]-[.F$2])^2" office:value-type="float" office:value="0.534361000000002">
            <text:p>0.534361</text:p>
          </table:table-cell>
          <table:table-cell table:formula="of:=([.B376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377]-[.F$2])^2" office:value-type="float" office:value="13.920361">
            <text:p>13.920361</text:p>
          </table:table-cell>
          <table:table-cell table:formula="of:=([.B37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78]-[.F$2])^2" office:value-type="float" office:value="39.300361">
            <text:p>39.300361</text:p>
          </table:table-cell>
          <table:table-cell table:formula="of:=([.B37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379]-[.F$2])^2" office:value-type="float" office:value="5.14836099999999">
            <text:p>5.148361</text:p>
          </table:table-cell>
          <table:table-cell table:formula="of:=([.B379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formula="of:=([.A380]-[.F$2])^2" office:value-type="float" office:value="18.224361">
            <text:p>18.224361</text:p>
          </table:table-cell>
          <table:table-cell table:formula="of:=([.B380]-[.G$2])^2" office:value-type="float" office:value="101.566084">
            <text:p>101.566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formula="of:=([.A381]-[.F$2])^2" office:value-type="float" office:value="5.14836099999999">
            <text:p>5.148361</text:p>
          </table:table-cell>
          <table:table-cell table:formula="of:=([.B381]-[.G$2])^2" office:value-type="float" office:value="227.346084">
            <text:p>227.346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([.A382]-[.F$2])^2" office:value-type="float" office:value="22.382361">
            <text:p>22.382361</text:p>
          </table:table-cell>
          <table:table-cell table:formula="of:=([.B382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83]-[.F$2])^2" office:value-type="float" office:value="39.300361">
            <text:p>39.300361</text:p>
          </table:table-cell>
          <table:table-cell table:formula="of:=([.B383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84]-[.F$2])^2" office:value-type="float" office:value="39.300361">
            <text:p>39.300361</text:p>
          </table:table-cell>
          <table:table-cell table:formula="of:=([.B38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385]-[.F$2])^2" office:value-type="float" office:value="7.45836100000001">
            <text:p>7.458361</text:p>
          </table:table-cell>
          <table:table-cell table:formula="of:=([.B38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386]-[.F$2])^2" office:value-type="float" office:value="52.838361">
            <text:p>52.838361</text:p>
          </table:table-cell>
          <table:table-cell table:formula="of:=([.B386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87]-[.F$2])^2" office:value-type="float" office:value="18.224361">
            <text:p>18.224361</text:p>
          </table:table-cell>
          <table:table-cell table:formula="of:=([.B38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88]-[.F$2])^2" office:value-type="float" office:value="39.300361">
            <text:p>39.300361</text:p>
          </table:table-cell>
          <table:table-cell table:formula="of:=([.B38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389]-[.F$2])^2" office:value-type="float" office:value="27.762361">
            <text:p>27.762361</text:p>
          </table:table-cell>
          <table:table-cell table:formula="of:=([.B389]-[.G$2])^2" office:value-type="float" office:value="1770.558084">
            <text:p>1770.55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390]-[.F$2])^2" office:value-type="float" office:value="7.45836100000001">
            <text:p>7.458361</text:p>
          </table:table-cell>
          <table:table-cell table:formula="of:=([.B39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91]-[.F$2])^2" office:value-type="float" office:value="27.762361">
            <text:p>27.762361</text:p>
          </table:table-cell>
          <table:table-cell table:formula="of:=([.B391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formula="of:=([.A392]-[.F$2])^2" office:value-type="float" office:value="22.382361">
            <text:p>22.382361</text:p>
          </table:table-cell>
          <table:table-cell table:formula="of:=([.B392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393]-[.F$2])^2" office:value-type="float" office:value="7.45836100000001">
            <text:p>7.458361</text:p>
          </table:table-cell>
          <table:table-cell table:formula="of:=([.B39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table:formula="of:=([.A394]-[.F$2])^2" office:value-type="float" office:value="611.622361">
            <text:p>611.622361</text:p>
          </table:table-cell>
          <table:table-cell table:formula="of:=([.B394]-[.G$2])^2" office:value-type="float" office:value="733.218084">
            <text:p>733.21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formula="of:=([.A395]-[.F$2])^2" office:value-type="float" office:value="27.762361">
            <text:p>27.762361</text:p>
          </table:table-cell>
          <table:table-cell table:formula="of:=([.B395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formula="of:=([.A396]-[.F$2])^2" office:value-type="float" office:value="115.154361">
            <text:p>115.154361</text:p>
          </table:table-cell>
          <table:table-cell table:formula="of:=([.B396]-[.G$2])^2" office:value-type="float" office:value="579.750084">
            <text:p>579.75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97]-[.F$2])^2" office:value-type="float" office:value="27.762361">
            <text:p>27.762361</text:p>
          </table:table-cell>
          <table:table-cell table:formula="of:=([.B39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98]-[.F$2])^2" office:value-type="float" office:value="39.300361">
            <text:p>39.300361</text:p>
          </table:table-cell>
          <table:table-cell table:formula="of:=([.B39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99]-[.F$2])^2" office:value-type="float" office:value="39.300361">
            <text:p>39.300361</text:p>
          </table:table-cell>
          <table:table-cell table:formula="of:=([.B39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formula="of:=([.A400]-[.F$2])^2" office:value-type="float" office:value="27.762361">
            <text:p>27.762361</text:p>
          </table:table-cell>
          <table:table-cell table:formula="of:=([.B400]-[.G$2])^2" office:value-type="float" office:value="101.566084">
            <text:p>101.566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formula="of:=([.A401]-[.F$2])^2" office:value-type="float" office:value="22.382361">
            <text:p>22.382361</text:p>
          </table:table-cell>
          <table:table-cell table:formula="of:=([.B401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formula="of:=([.A402]-[.F$2])^2" office:value-type="float" office:value="76.230361">
            <text:p>76.230361</text:p>
          </table:table-cell>
          <table:table-cell table:formula="of:=([.B40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03]-[.F$2])^2" office:value-type="float" office:value="27.762361">
            <text:p>27.762361</text:p>
          </table:table-cell>
          <table:table-cell table:formula="of:=([.B40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404]-[.F$2])^2" office:value-type="float" office:value="7.45836100000001">
            <text:p>7.458361</text:p>
          </table:table-cell>
          <table:table-cell table:formula="of:=([.B40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05]-[.F$2])^2" office:value-type="float" office:value="39.300361">
            <text:p>39.300361</text:p>
          </table:table-cell>
          <table:table-cell table:formula="of:=([.B405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406]-[.F$2])^2" office:value-type="float" office:value="5.14836099999999">
            <text:p>5.148361</text:p>
          </table:table-cell>
          <table:table-cell table:formula="of:=([.B40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07]-[.F$2])^2" office:value-type="float" office:value="27.762361">
            <text:p>27.762361</text:p>
          </table:table-cell>
          <table:table-cell table:formula="of:=([.B40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408]-[.F$2])^2" office:value-type="float" office:value="2.99636100000001">
            <text:p>2.996361</text:p>
          </table:table-cell>
          <table:table-cell table:formula="of:=([.B40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formula="of:=([.A409]-[.F$2])^2" office:value-type="float" office:value="137.616361">
            <text:p>137.616361</text:p>
          </table:table-cell>
          <table:table-cell table:formula="of:=([.B409]-[.G$2])^2" office:value-type="float" office:value="680.062084">
            <text:p>680.062084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table:formula="of:=([.A410]-[.F$2])^2" office:value-type="float" office:value="389.312361">
            <text:p>389.312361</text:p>
          </table:table-cell>
          <table:table-cell table:formula="of:=([.B410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([.A411]-[.F$2])^2" office:value-type="float" office:value="22.382361">
            <text:p>22.382361</text:p>
          </table:table-cell>
          <table:table-cell table:formula="of:=([.B411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12]-[.F$2])^2" office:value-type="float" office:value="27.762361">
            <text:p>27.762361</text:p>
          </table:table-cell>
          <table:table-cell table:formula="of:=([.B412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([.A413]-[.F$2])^2" office:value-type="float" office:value="662.084361">
            <text:p>662.084361</text:p>
          </table:table-cell>
          <table:table-cell table:formula="of:=([.B41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14]-[.F$2])^2" office:value-type="float" office:value="27.762361">
            <text:p>27.762361</text:p>
          </table:table-cell>
          <table:table-cell table:formula="of:=([.B41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415]-[.F$2])^2" office:value-type="float" office:value="10.686361">
            <text:p>10.686361</text:p>
          </table:table-cell>
          <table:table-cell table:formula="of:=([.B415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416]-[.F$2])^2" office:value-type="float" office:value="39.300361">
            <text:p>39.300361</text:p>
          </table:table-cell>
          <table:table-cell table:formula="of:=([.B41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17]-[.F$2])^2" office:value-type="float" office:value="27.762361">
            <text:p>27.762361</text:p>
          </table:table-cell>
          <table:table-cell table:formula="of:=([.B41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formula="of:=([.A418]-[.F$2])^2" office:value-type="float" office:value="22.382361">
            <text:p>22.382361</text:p>
          </table:table-cell>
          <table:table-cell table:formula="of:=([.B418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formula="of:=([.A419]-[.F$2])^2" office:value-type="float" office:value="115.154361">
            <text:p>115.154361</text:p>
          </table:table-cell>
          <table:table-cell table:formula="of:=([.B41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([.A420]-[.F$2])^2" office:value-type="float" office:value="18.224361">
            <text:p>18.224361</text:p>
          </table:table-cell>
          <table:table-cell table:formula="of:=([.B420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21]-[.F$2])^2" office:value-type="float" office:value="27.762361">
            <text:p>27.762361</text:p>
          </table:table-cell>
          <table:table-cell table:formula="of:=([.B42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formula="of:=([.A422]-[.F$2])^2" office:value-type="float" office:value="2.99636100000001">
            <text:p>2.996361</text:p>
          </table:table-cell>
          <table:table-cell table:formula="of:=([.B422]-[.G$2])^2" office:value-type="float" office:value="101.566084">
            <text:p>101.566084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table:formula="of:=([.A423]-[.F$2])^2" office:value-type="float" office:value="563.160361">
            <text:p>563.160361</text:p>
          </table:table-cell>
          <table:table-cell table:formula="of:=([.B423]-[.G$2])^2" office:value-type="float" office:value="487.438084">
            <text:p>487.43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424]-[.F$2])^2" office:value-type="float" office:value="52.838361">
            <text:p>52.838361</text:p>
          </table:table-cell>
          <table:table-cell table:formula="of:=([.B42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425]-[.F$2])^2" office:value-type="float" office:value="22.382361">
            <text:p>22.382361</text:p>
          </table:table-cell>
          <table:table-cell table:formula="of:=([.B42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426]-[.F$2])^2" office:value-type="float" office:value="18.224361">
            <text:p>18.224361</text:p>
          </table:table-cell>
          <table:table-cell table:formula="of:=([.B42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formula="of:=([.A427]-[.F$2])^2" office:value-type="float" office:value="1.610361">
            <text:p>1.610361</text:p>
          </table:table-cell>
          <table:table-cell table:formula="of:=([.B427]-[.G$2])^2" office:value-type="float" office:value="291.658084">
            <text:p>291.65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428]-[.F$2])^2" office:value-type="float" office:value="52.838361">
            <text:p>52.838361</text:p>
          </table:table-cell>
          <table:table-cell table:formula="of:=([.B42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429]-[.F$2])^2" office:value-type="float" office:value="39.300361">
            <text:p>39.300361</text:p>
          </table:table-cell>
          <table:table-cell table:formula="of:=([.B42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table:formula="of:=([.A430]-[.F$2])^2" office:value-type="float" office:value="188.540361">
            <text:p>188.540361</text:p>
          </table:table-cell>
          <table:table-cell table:formula="of:=([.B43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31]-[.F$2])^2" office:value-type="float" office:value="39.300361">
            <text:p>39.300361</text:p>
          </table:table-cell>
          <table:table-cell table:formula="of:=([.B43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32]-[.F$2])^2" office:value-type="float" office:value="39.300361">
            <text:p>39.300361</text:p>
          </table:table-cell>
          <table:table-cell table:formula="of:=([.B432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433]-[.F$2])^2" office:value-type="float" office:value="85.914361">
            <text:p>85.914361</text:p>
          </table:table-cell>
          <table:table-cell table:formula="of:=([.B433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formula="of:=([.A434]-[.F$2])^2" office:value-type="float" office:value="1.610361">
            <text:p>1.610361</text:p>
          </table:table-cell>
          <table:table-cell table:formula="of:=([.B434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435]-[.F$2])^2" office:value-type="float" office:value="0.534361000000002">
            <text:p>0.534361</text:p>
          </table:table-cell>
          <table:table-cell table:formula="of:=([.B43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436]-[.F$2])^2" office:value-type="float" office:value="10.686361">
            <text:p>10.686361</text:p>
          </table:table-cell>
          <table:table-cell table:formula="of:=([.B43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formula="of:=([.A437]-[.F$2])^2" office:value-type="float" office:value="39.300361">
            <text:p>39.300361</text:p>
          </table:table-cell>
          <table:table-cell table:formula="of:=([.B437]-[.G$2])^2" office:value-type="float" office:value="171.034084">
            <text:p>171.03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438]-[.F$2])^2" office:value-type="float" office:value="27.762361">
            <text:p>27.762361</text:p>
          </table:table-cell>
          <table:table-cell table:formula="of:=([.B43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formula="of:=([.A439]-[.F$2])^2" office:value-type="float" office:value="94.692361">
            <text:p>94.692361</text:p>
          </table:table-cell>
          <table:table-cell table:formula="of:=([.B439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440]-[.F$2])^2" office:value-type="float" office:value="68.376361">
            <text:p>68.376361</text:p>
          </table:table-cell>
          <table:table-cell table:formula="of:=([.B44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41]-[.F$2])^2" office:value-type="float" office:value="27.762361">
            <text:p>27.762361</text:p>
          </table:table-cell>
          <table:table-cell table:formula="of:=([.B44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42]-[.F$2])^2" office:value-type="float" office:value="39.300361">
            <text:p>39.300361</text:p>
          </table:table-cell>
          <table:table-cell table:formula="of:=([.B44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43]-[.F$2])^2" office:value-type="float" office:value="39.300361">
            <text:p>39.300361</text:p>
          </table:table-cell>
          <table:table-cell table:formula="of:=([.B44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formula="of:=([.A444]-[.F$2])^2" office:value-type="float" office:value="7.45836100000001">
            <text:p>7.458361</text:p>
          </table:table-cell>
          <table:table-cell table:formula="of:=([.B444]-[.G$2])^2" office:value-type="float" office:value="227.346084">
            <text:p>227.34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45]-[.F$2])^2" office:value-type="float" office:value="39.300361">
            <text:p>39.300361</text:p>
          </table:table-cell>
          <table:table-cell table:formula="of:=([.B44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446]-[.F$2])^2" office:value-type="float" office:value="0.534361000000002">
            <text:p>0.534361</text:p>
          </table:table-cell>
          <table:table-cell table:formula="of:=([.B44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formula="of:=([.A447]-[.F$2])^2" office:value-type="float" office:value="314.388361">
            <text:p>314.388361</text:p>
          </table:table-cell>
          <table:table-cell table:formula="of:=([.B44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48]-[.F$2])^2" office:value-type="float" office:value="39.300361">
            <text:p>39.300361</text:p>
          </table:table-cell>
          <table:table-cell table:formula="of:=([.B44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49]-[.F$2])^2" office:value-type="float" office:value="27.762361">
            <text:p>27.762361</text:p>
          </table:table-cell>
          <table:table-cell table:formula="of:=([.B44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table:formula="of:=([.A450]-[.F$2])^2" office:value-type="float" office:value="13.920361">
            <text:p>13.920361</text:p>
          </table:table-cell>
          <table:table-cell table:formula="of:=([.B450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51]-[.F$2])^2" office:value-type="float" office:value="39.300361">
            <text:p>39.300361</text:p>
          </table:table-cell>
          <table:table-cell table:formula="of:=([.B45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formula="of:=([.A452]-[.F$2])^2" office:value-type="float" office:value="22.382361">
            <text:p>22.382361</text:p>
          </table:table-cell>
          <table:table-cell table:formula="of:=([.B452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453]-[.F$2])^2" office:value-type="float" office:value="7.45836100000001">
            <text:p>7.458361</text:p>
          </table:table-cell>
          <table:table-cell table:formula="of:=([.B45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454]-[.F$2])^2" office:value-type="float" office:value="2.99636100000001">
            <text:p>2.996361</text:p>
          </table:table-cell>
          <table:table-cell table:formula="of:=([.B45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formula="of:=([.A455]-[.F$2])^2" office:value-type="float" office:value="0.0723609999999991">
            <text:p>0.072361</text:p>
          </table:table-cell>
          <table:table-cell table:formula="of:=([.B455]-[.G$2])^2" office:value-type="float" office:value="258.502084">
            <text:p>258.502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456]-[.F$2])^2" office:value-type="float" office:value="1.610361">
            <text:p>1.610361</text:p>
          </table:table-cell>
          <table:table-cell table:formula="of:=([.B45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57]-[.F$2])^2" office:value-type="float" office:value="39.300361">
            <text:p>39.300361</text:p>
          </table:table-cell>
          <table:table-cell table:formula="of:=([.B45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([.A458]-[.F$2])^2" office:value-type="float" office:value="32.844361">
            <text:p>32.844361</text:p>
          </table:table-cell>
          <table:table-cell table:formula="of:=([.B458]-[.G$2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459]-[.F$2])^2" office:value-type="float" office:value="39.300361">
            <text:p>39.300361</text:p>
          </table:table-cell>
          <table:table-cell table:formula="of:=([.B459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formula="of:=([.A460]-[.F$2])^2" office:value-type="float" office:value="5.14836099999999">
            <text:p>5.148361</text:p>
          </table:table-cell>
          <table:table-cell table:formula="of:=([.B460]-[.G$2])^2" office:value-type="float" office:value="227.346084">
            <text:p>227.34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61]-[.F$2])^2" office:value-type="float" office:value="27.762361">
            <text:p>27.762361</text:p>
          </table:table-cell>
          <table:table-cell table:formula="of:=([.B461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462]-[.F$2])^2" office:value-type="float" office:value="2.99636100000001">
            <text:p>2.996361</text:p>
          </table:table-cell>
          <table:table-cell table:formula="of:=([.B46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63]-[.F$2])^2" office:value-type="float" office:value="39.300361">
            <text:p>39.300361</text:p>
          </table:table-cell>
          <table:table-cell table:formula="of:=([.B46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464]-[.F$2])^2" office:value-type="float" office:value="2.99636100000001">
            <text:p>2.996361</text:p>
          </table:table-cell>
          <table:table-cell table:formula="of:=([.B46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465]-[.F$2])^2" office:value-type="float" office:value="1.610361">
            <text:p>1.610361</text:p>
          </table:table-cell>
          <table:table-cell table:formula="of:=([.B46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formula="of:=([.A466]-[.F$2])^2" office:value-type="float" office:value="162.078361">
            <text:p>162.078361</text:p>
          </table:table-cell>
          <table:table-cell table:formula="of:=([.B466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67]-[.F$2])^2" office:value-type="float" office:value="39.300361">
            <text:p>39.300361</text:p>
          </table:table-cell>
          <table:table-cell table:formula="of:=([.B46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468]-[.F$2])^2" office:value-type="float" office:value="18.224361">
            <text:p>18.224361</text:p>
          </table:table-cell>
          <table:table-cell table:formula="of:=([.B46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69]-[.F$2])^2" office:value-type="float" office:value="39.300361">
            <text:p>39.300361</text:p>
          </table:table-cell>
          <table:table-cell table:formula="of:=([.B46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table:formula="of:=([.A470]-[.F$2])^2" office:value-type="float" office:value="217.002361">
            <text:p>217.002361</text:p>
          </table:table-cell>
          <table:table-cell table:formula="of:=([.B47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formula="of:=([.A471]-[.F$2])^2" office:value-type="float" office:value="1.610361">
            <text:p>1.610361</text:p>
          </table:table-cell>
          <table:table-cell table:formula="of:=([.B471]-[.G$2])^2" office:value-type="float" office:value="227.346084">
            <text:p>227.346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472]-[.F$2])^2" office:value-type="float" office:value="13.920361">
            <text:p>13.920361</text:p>
          </table:table-cell>
          <table:table-cell table:formula="of:=([.B47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473]-[.F$2])^2" office:value-type="float" office:value="2.99636100000001">
            <text:p>2.996361</text:p>
          </table:table-cell>
          <table:table-cell table:formula="of:=([.B473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formula="of:=([.A474]-[.F$2])^2" office:value-type="float" office:value="59.768361">
            <text:p>59.768361</text:p>
          </table:table-cell>
          <table:table-cell table:formula="of:=([.B474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475]-[.F$2])^2" office:value-type="float" office:value="0.0723609999999991">
            <text:p>0.072361</text:p>
          </table:table-cell>
          <table:table-cell table:formula="of:=([.B475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476]-[.F$2])^2" office:value-type="float" office:value="5.14836099999999">
            <text:p>5.148361</text:p>
          </table:table-cell>
          <table:table-cell table:formula="of:=([.B476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477]-[.F$2])^2" office:value-type="float" office:value="39.300361">
            <text:p>39.300361</text:p>
          </table:table-cell>
          <table:table-cell table:formula="of:=([.B47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478]-[.F$2])^2" office:value-type="float" office:value="105.452361">
            <text:p>105.452361</text:p>
          </table:table-cell>
          <table:table-cell table:formula="of:=([.B478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table:formula="of:=([.A479]-[.F$2])^2" office:value-type="float" office:value="217.002361">
            <text:p>217.002361</text:p>
          </table:table-cell>
          <table:table-cell table:formula="of:=([.B479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480]-[.F$2])^2" office:value-type="float" office:value="52.838361">
            <text:p>52.838361</text:p>
          </table:table-cell>
          <table:table-cell table:formula="of:=([.B480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481]-[.F$2])^2" office:value-type="float" office:value="39.300361">
            <text:p>39.300361</text:p>
          </table:table-cell>
          <table:table-cell table:formula="of:=([.B481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82]-[.F$2])^2" office:value-type="float" office:value="27.762361">
            <text:p>27.762361</text:p>
          </table:table-cell>
          <table:table-cell table:formula="of:=([.B48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83]-[.F$2])^2" office:value-type="float" office:value="27.762361">
            <text:p>27.762361</text:p>
          </table:table-cell>
          <table:table-cell table:formula="of:=([.B48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formula="of:=([.A484]-[.F$2])^2" office:value-type="float" office:value="13.920361">
            <text:p>13.920361</text:p>
          </table:table-cell>
          <table:table-cell table:formula="of:=([.B484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485]-[.F$2])^2" office:value-type="float" office:value="18.224361">
            <text:p>18.224361</text:p>
          </table:table-cell>
          <table:table-cell table:formula="of:=([.B485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([.A486]-[.F$2])^2" office:value-type="float" office:value="0.0723609999999991">
            <text:p>0.072361</text:p>
          </table:table-cell>
          <table:table-cell table:formula="of:=([.B486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487]-[.F$2])^2" office:value-type="float" office:value="27.762361">
            <text:p>27.762361</text:p>
          </table:table-cell>
          <table:table-cell table:formula="of:=([.B48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88]-[.F$2])^2" office:value-type="float" office:value="27.762361">
            <text:p>27.762361</text:p>
          </table:table-cell>
          <table:table-cell table:formula="of:=([.B48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table:formula="of:=([.A489]-[.F$2])^2" office:value-type="float" office:value="59.768361">
            <text:p>59.768361</text:p>
          </table:table-cell>
          <table:table-cell table:formula="of:=([.B489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490]-[.F$2])^2" office:value-type="float" office:value="5.14836099999999">
            <text:p>5.148361</text:p>
          </table:table-cell>
          <table:table-cell table:formula="of:=([.B49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table:formula="of:=([.A491]-[.F$2])^2" office:value-type="float" office:value="94.692361">
            <text:p>94.692361</text:p>
          </table:table-cell>
          <table:table-cell table:formula="of:=([.B491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table:formula="of:=([.A492]-[.F$2])^2" office:value-type="float" office:value="76.230361">
            <text:p>76.230361</text:p>
          </table:table-cell>
          <table:table-cell table:formula="of:=([.B492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93]-[.F$2])^2" office:value-type="float" office:value="39.300361">
            <text:p>39.300361</text:p>
          </table:table-cell>
          <table:table-cell table:formula="of:=([.B49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494]-[.F$2])^2" office:value-type="float" office:value="22.382361">
            <text:p>22.382361</text:p>
          </table:table-cell>
          <table:table-cell table:formula="of:=([.B49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95]-[.F$2])^2" office:value-type="float" office:value="39.300361">
            <text:p>39.300361</text:p>
          </table:table-cell>
          <table:table-cell table:formula="of:=([.B49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formula="of:=([.A496]-[.F$2])^2" office:value-type="float" office:value="22.382361">
            <text:p>22.382361</text:p>
          </table:table-cell>
          <table:table-cell table:formula="of:=([.B496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497]-[.F$2])^2" office:value-type="float" office:value="27.762361">
            <text:p>27.762361</text:p>
          </table:table-cell>
          <table:table-cell table:formula="of:=([.B497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498]-[.F$2])^2" office:value-type="float" office:value="52.838361">
            <text:p>52.838361</text:p>
          </table:table-cell>
          <table:table-cell table:formula="of:=([.B49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formula="of:=([.A499]-[.F$2])^2" office:value-type="float" office:value="115.154361">
            <text:p>115.154361</text:p>
          </table:table-cell>
          <table:table-cell table:formula="of:=([.B49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00]-[.F$2])^2" office:value-type="float" office:value="39.300361">
            <text:p>39.300361</text:p>
          </table:table-cell>
          <table:table-cell table:formula="of:=([.B500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01]-[.F$2])^2" office:value-type="float" office:value="52.838361">
            <text:p>52.838361</text:p>
          </table:table-cell>
          <table:table-cell table:formula="of:=([.B50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02]-[.F$2])^2" office:value-type="float" office:value="39.300361">
            <text:p>39.300361</text:p>
          </table:table-cell>
          <table:table-cell table:formula="of:=([.B50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503]-[.F$2])^2" office:value-type="float" office:value="2.99636100000001">
            <text:p>2.996361</text:p>
          </table:table-cell>
          <table:table-cell table:formula="of:=([.B50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04]-[.F$2])^2" office:value-type="float" office:value="39.300361">
            <text:p>39.300361</text:p>
          </table:table-cell>
          <table:table-cell table:formula="of:=([.B50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formula="of:=([.A505]-[.F$2])^2" office:value-type="float" office:value="59.768361">
            <text:p>59.768361</text:p>
          </table:table-cell>
          <table:table-cell table:formula="of:=([.B50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06]-[.F$2])^2" office:value-type="float" office:value="39.300361">
            <text:p>39.300361</text:p>
          </table:table-cell>
          <table:table-cell table:formula="of:=([.B50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07]-[.F$2])^2" office:value-type="float" office:value="27.762361">
            <text:p>27.762361</text:p>
          </table:table-cell>
          <table:table-cell table:formula="of:=([.B50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([.A508]-[.F$2])^2" office:value-type="float" office:value="39.300361">
            <text:p>39.300361</text:p>
          </table:table-cell>
          <table:table-cell table:formula="of:=([.B508]-[.G$2])^2" office:value-type="float" office:value="291.658084">
            <text:p>291.65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509]-[.F$2])^2" office:value-type="float" office:value="39.300361">
            <text:p>39.300361</text:p>
          </table:table-cell>
          <table:table-cell table:formula="of:=([.B509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formula="of:=([.A510]-[.F$2])^2" office:value-type="float" office:value="39.300361">
            <text:p>39.300361</text:p>
          </table:table-cell>
          <table:table-cell table:formula="of:=([.B510]-[.G$2])^2" office:value-type="float" office:value="82.410084">
            <text:p>82.410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511]-[.F$2])^2" office:value-type="float" office:value="2.99636100000001">
            <text:p>2.996361</text:p>
          </table:table-cell>
          <table:table-cell table:formula="of:=([.B51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12]-[.F$2])^2" office:value-type="float" office:value="39.300361">
            <text:p>39.300361</text:p>
          </table:table-cell>
          <table:table-cell table:formula="of:=([.B51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513]-[.F$2])^2" office:value-type="float" office:value="7.45836100000001">
            <text:p>7.458361</text:p>
          </table:table-cell>
          <table:table-cell table:formula="of:=([.B51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14]-[.F$2])^2" office:value-type="float" office:value="27.762361">
            <text:p>27.762361</text:p>
          </table:table-cell>
          <table:table-cell table:formula="of:=([.B51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([.A515]-[.F$2])^2" office:value-type="float" office:value="2.99636100000001">
            <text:p>2.996361</text:p>
          </table:table-cell>
          <table:table-cell table:formula="of:=([.B515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516]-[.F$2])^2" office:value-type="float" office:value="18.224361">
            <text:p>18.224361</text:p>
          </table:table-cell>
          <table:table-cell table:formula="of:=([.B51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formula="of:=([.A517]-[.F$2])^2" office:value-type="float" office:value="7.45836100000001">
            <text:p>7.458361</text:p>
          </table:table-cell>
          <table:table-cell table:formula="of:=([.B517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18]-[.F$2])^2" office:value-type="float" office:value="27.762361">
            <text:p>27.762361</text:p>
          </table:table-cell>
          <table:table-cell table:formula="of:=([.B51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formula="of:=([.A519]-[.F$2])^2" office:value-type="float" office:value="59.768361">
            <text:p>59.768361</text:p>
          </table:table-cell>
          <table:table-cell table:formula="of:=([.B519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520]-[.F$2])^2" office:value-type="float" office:value="10.686361">
            <text:p>10.686361</text:p>
          </table:table-cell>
          <table:table-cell table:formula="of:=([.B52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21]-[.F$2])^2" office:value-type="float" office:value="39.300361">
            <text:p>39.300361</text:p>
          </table:table-cell>
          <table:table-cell table:formula="of:=([.B521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522]-[.F$2])^2" office:value-type="float" office:value="22.382361">
            <text:p>22.382361</text:p>
          </table:table-cell>
          <table:table-cell table:formula="of:=([.B522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([.A523]-[.F$2])^2" office:value-type="float" office:value="7.45836100000001">
            <text:p>7.458361</text:p>
          </table:table-cell>
          <table:table-cell table:formula="of:=([.B523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524]-[.F$2])^2" office:value-type="float" office:value="105.452361">
            <text:p>105.452361</text:p>
          </table:table-cell>
          <table:table-cell table:formula="of:=([.B524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formula="of:=([.A525]-[.F$2])^2" office:value-type="float" office:value="162.078361">
            <text:p>162.078361</text:p>
          </table:table-cell>
          <table:table-cell table:formula="of:=([.B525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26]-[.F$2])^2" office:value-type="float" office:value="27.762361">
            <text:p>27.762361</text:p>
          </table:table-cell>
          <table:table-cell table:formula="of:=([.B52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527]-[.F$2])^2" office:value-type="float" office:value="18.224361">
            <text:p>18.224361</text:p>
          </table:table-cell>
          <table:table-cell table:formula="of:=([.B52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table:formula="of:=([.A528]-[.F$2])^2" office:value-type="float" office:value="18.224361">
            <text:p>18.224361</text:p>
          </table:table-cell>
          <table:table-cell table:formula="of:=([.B528]-[.G$2])^2" office:value-type="float" office:value="291.658084">
            <text:p>291.65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529]-[.F$2])^2" office:value-type="float" office:value="18.224361">
            <text:p>18.224361</text:p>
          </table:table-cell>
          <table:table-cell table:formula="of:=([.B52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30]-[.F$2])^2" office:value-type="float" office:value="52.838361">
            <text:p>52.838361</text:p>
          </table:table-cell>
          <table:table-cell table:formula="of:=([.B53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([.A531]-[.F$2])^2" office:value-type="float" office:value="2.99636100000001">
            <text:p>2.996361</text:p>
          </table:table-cell>
          <table:table-cell table:formula="of:=([.B531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table:formula="of:=([.A532]-[.F$2])^2" office:value-type="float" office:value="137.616361">
            <text:p>137.616361</text:p>
          </table:table-cell>
          <table:table-cell table:formula="of:=([.B532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33]-[.F$2])^2" office:value-type="float" office:value="27.762361">
            <text:p>27.762361</text:p>
          </table:table-cell>
          <table:table-cell table:formula="of:=([.B53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formula="of:=([.A534]-[.F$2])^2" office:value-type="float" office:value="13.920361">
            <text:p>13.920361</text:p>
          </table:table-cell>
          <table:table-cell table:formula="of:=([.B53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table:formula="of:=([.A535]-[.F$2])^2" office:value-type="float" office:value="32.844361">
            <text:p>32.844361</text:p>
          </table:table-cell>
          <table:table-cell table:formula="of:=([.B53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536]-[.F$2])^2" office:value-type="float" office:value="7.45836100000001">
            <text:p>7.458361</text:p>
          </table:table-cell>
          <table:table-cell table:formula="of:=([.B53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formula="of:=([.A537]-[.F$2])^2" office:value-type="float" office:value="39.300361">
            <text:p>39.300361</text:p>
          </table:table-cell>
          <table:table-cell table:formula="of:=([.B537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formula="of:=([.A538]-[.F$2])^2" office:value-type="float" office:value="18.224361">
            <text:p>18.224361</text:p>
          </table:table-cell>
          <table:table-cell table:formula="of:=([.B538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39]-[.F$2])^2" office:value-type="float" office:value="27.762361">
            <text:p>27.762361</text:p>
          </table:table-cell>
          <table:table-cell table:formula="of:=([.B53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540]-[.F$2])^2" office:value-type="float" office:value="27.762361">
            <text:p>27.762361</text:p>
          </table:table-cell>
          <table:table-cell table:formula="of:=([.B54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table:formula="of:=([.A541]-[.F$2])^2" office:value-type="float" office:value="472.236361">
            <text:p>472.236361</text:p>
          </table:table-cell>
          <table:table-cell table:formula="of:=([.B541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42]-[.F$2])^2" office:value-type="float" office:value="52.838361">
            <text:p>52.838361</text:p>
          </table:table-cell>
          <table:table-cell table:formula="of:=([.B542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([.A543]-[.F$2])^2" office:value-type="float" office:value="59.768361">
            <text:p>59.768361</text:p>
          </table:table-cell>
          <table:table-cell table:formula="of:=([.B54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544]-[.F$2])^2" office:value-type="float" office:value="1.610361">
            <text:p>1.610361</text:p>
          </table:table-cell>
          <table:table-cell table:formula="of:=([.B54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45]-[.F$2])^2" office:value-type="float" office:value="27.762361">
            <text:p>27.762361</text:p>
          </table:table-cell>
          <table:table-cell table:formula="of:=([.B54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46]-[.F$2])^2" office:value-type="float" office:value="27.762361">
            <text:p>27.762361</text:p>
          </table:table-cell>
          <table:table-cell table:formula="of:=([.B54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47]-[.F$2])^2" office:value-type="float" office:value="39.300361">
            <text:p>39.300361</text:p>
          </table:table-cell>
          <table:table-cell table:formula="of:=([.B54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([.A548]-[.F$2])^2" office:value-type="float" office:value="0.534361000000002">
            <text:p>0.534361</text:p>
          </table:table-cell>
          <table:table-cell table:formula="of:=([.B548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49]-[.F$2])^2" office:value-type="float" office:value="52.838361">
            <text:p>52.838361</text:p>
          </table:table-cell>
          <table:table-cell table:formula="of:=([.B549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50]-[.F$2])^2" office:value-type="float" office:value="39.300361">
            <text:p>39.300361</text:p>
          </table:table-cell>
          <table:table-cell table:formula="of:=([.B55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51]-[.F$2])^2" office:value-type="float" office:value="39.300361">
            <text:p>39.300361</text:p>
          </table:table-cell>
          <table:table-cell table:formula="of:=([.B551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552]-[.F$2])^2" office:value-type="float" office:value="0.534361000000002">
            <text:p>0.534361</text:p>
          </table:table-cell>
          <table:table-cell table:formula="of:=([.B552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553]-[.F$2])^2" office:value-type="float" office:value="0.534361000000002">
            <text:p>0.534361</text:p>
          </table:table-cell>
          <table:table-cell table:formula="of:=([.B55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formula="of:=([.A554]-[.F$2])^2" office:value-type="float" office:value="13.920361">
            <text:p>13.920361</text:p>
          </table:table-cell>
          <table:table-cell table:formula="of:=([.B55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555]-[.F$2])^2" office:value-type="float" office:value="10.686361">
            <text:p>10.686361</text:p>
          </table:table-cell>
          <table:table-cell table:formula="of:=([.B55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556]-[.F$2])^2" office:value-type="float" office:value="39.300361">
            <text:p>39.300361</text:p>
          </table:table-cell>
          <table:table-cell table:formula="of:=([.B55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557]-[.F$2])^2" office:value-type="float" office:value="18.224361">
            <text:p>18.224361</text:p>
          </table:table-cell>
          <table:table-cell table:formula="of:=([.B55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([.A558]-[.F$2])^2" office:value-type="float" office:value="7.45836100000001">
            <text:p>7.458361</text:p>
          </table:table-cell>
          <table:table-cell table:formula="of:=([.B558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559]-[.F$2])^2" office:value-type="float" office:value="39.300361">
            <text:p>39.300361</text:p>
          </table:table-cell>
          <table:table-cell table:formula="of:=([.B55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60]-[.F$2])^2" office:value-type="float" office:value="27.762361">
            <text:p>27.762361</text:p>
          </table:table-cell>
          <table:table-cell table:formula="of:=([.B56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table:formula="of:=([.A561]-[.F$2])^2" office:value-type="float" office:value="247.464361">
            <text:p>247.464361</text:p>
          </table:table-cell>
          <table:table-cell table:formula="of:=([.B561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62]-[.F$2])^2" office:value-type="float" office:value="39.300361">
            <text:p>39.300361</text:p>
          </table:table-cell>
          <table:table-cell table:formula="of:=([.B56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63]-[.F$2])^2" office:value-type="float" office:value="27.762361">
            <text:p>27.762361</text:p>
          </table:table-cell>
          <table:table-cell table:formula="of:=([.B563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([.A564]-[.F$2])^2" office:value-type="float" office:value="2.99636100000001">
            <text:p>2.996361</text:p>
          </table:table-cell>
          <table:table-cell table:formula="of:=([.B564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565]-[.F$2])^2" office:value-type="float" office:value="32.844361">
            <text:p>32.844361</text:p>
          </table:table-cell>
          <table:table-cell table:formula="of:=([.B565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566]-[.F$2])^2" office:value-type="float" office:value="7.45836100000001">
            <text:p>7.458361</text:p>
          </table:table-cell>
          <table:table-cell table:formula="of:=([.B56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67]-[.F$2])^2" office:value-type="float" office:value="52.838361">
            <text:p>52.838361</text:p>
          </table:table-cell>
          <table:table-cell table:formula="of:=([.B56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68]-[.F$2])^2" office:value-type="float" office:value="39.300361">
            <text:p>39.300361</text:p>
          </table:table-cell>
          <table:table-cell table:formula="of:=([.B56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69]-[.F$2])^2" office:value-type="float" office:value="39.300361">
            <text:p>39.300361</text:p>
          </table:table-cell>
          <table:table-cell table:formula="of:=([.B56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570]-[.F$2])^2" office:value-type="float" office:value="0.0723609999999991">
            <text:p>0.072361</text:p>
          </table:table-cell>
          <table:table-cell table:formula="of:=([.B57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71]-[.F$2])^2" office:value-type="float" office:value="27.762361">
            <text:p>27.762361</text:p>
          </table:table-cell>
          <table:table-cell table:formula="of:=([.B57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72]-[.F$2])^2" office:value-type="float" office:value="27.762361">
            <text:p>27.762361</text:p>
          </table:table-cell>
          <table:table-cell table:formula="of:=([.B57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([.A573]-[.F$2])^2" office:value-type="float" office:value="27.762361">
            <text:p>27.762361</text:p>
          </table:table-cell>
          <table:table-cell table:formula="of:=([.B573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table:formula="of:=([.A574]-[.F$2])^2" office:value-type="float" office:value="45.306361">
            <text:p>45.306361</text:p>
          </table:table-cell>
          <table:table-cell table:formula="of:=([.B57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575]-[.F$2])^2" office:value-type="float" office:value="7.45836100000001">
            <text:p>7.458361</text:p>
          </table:table-cell>
          <table:table-cell table:formula="of:=([.B57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76]-[.F$2])^2" office:value-type="float" office:value="39.300361">
            <text:p>39.300361</text:p>
          </table:table-cell>
          <table:table-cell table:formula="of:=([.B57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table:formula="of:=([.A577]-[.F$2])^2" office:value-type="float" office:value="59.768361">
            <text:p>59.768361</text:p>
          </table:table-cell>
          <table:table-cell table:formula="of:=([.B577]-[.G$2])^2" office:value-type="float" office:value="101.566084">
            <text:p>101.56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78]-[.F$2])^2" office:value-type="float" office:value="27.762361">
            <text:p>27.762361</text:p>
          </table:table-cell>
          <table:table-cell table:formula="of:=([.B57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79]-[.F$2])^2" office:value-type="float" office:value="27.762361">
            <text:p>27.762361</text:p>
          </table:table-cell>
          <table:table-cell table:formula="of:=([.B579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([.A580]-[.F$2])^2" office:value-type="float" office:value="0.534361000000002">
            <text:p>0.534361</text:p>
          </table:table-cell>
          <table:table-cell table:formula="of:=([.B580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formula="of:=([.A581]-[.F$2])^2" office:value-type="float" office:value="39.300361">
            <text:p>39.300361</text:p>
          </table:table-cell>
          <table:table-cell table:formula="of:=([.B581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([.A582]-[.F$2])^2" office:value-type="float" office:value="115.154361">
            <text:p>115.154361</text:p>
          </table:table-cell>
          <table:table-cell table:formula="of:=([.B582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583]-[.F$2])^2" office:value-type="float" office:value="7.45836100000001">
            <text:p>7.458361</text:p>
          </table:table-cell>
          <table:table-cell table:formula="of:=([.B58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584]-[.F$2])^2" office:value-type="float" office:value="39.300361">
            <text:p>39.300361</text:p>
          </table:table-cell>
          <table:table-cell table:formula="of:=([.B58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585]-[.F$2])^2" office:value-type="float" office:value="22.382361">
            <text:p>22.382361</text:p>
          </table:table-cell>
          <table:table-cell table:formula="of:=([.B58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86]-[.F$2])^2" office:value-type="float" office:value="39.300361">
            <text:p>39.300361</text:p>
          </table:table-cell>
          <table:table-cell table:formula="of:=([.B58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587]-[.F$2])^2" office:value-type="float" office:value="27.762361">
            <text:p>27.762361</text:p>
          </table:table-cell>
          <table:table-cell table:formula="of:=([.B58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table:formula="of:=([.A588]-[.F$2])^2" office:value-type="float" office:value="22.382361">
            <text:p>22.382361</text:p>
          </table:table-cell>
          <table:table-cell table:formula="of:=([.B588]-[.G$2])^2" office:value-type="float" office:value="1374.778084">
            <text:p>1374.77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89]-[.F$2])^2" office:value-type="float" office:value="39.300361">
            <text:p>39.300361</text:p>
          </table:table-cell>
          <table:table-cell table:formula="of:=([.B58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([.A590]-[.F$2])^2" office:value-type="float" office:value="32.844361">
            <text:p>32.844361</text:p>
          </table:table-cell>
          <table:table-cell table:formula="of:=([.B590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591]-[.F$2])^2" office:value-type="float" office:value="22.382361">
            <text:p>22.382361</text:p>
          </table:table-cell>
          <table:table-cell table:formula="of:=([.B59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592]-[.F$2])^2" office:value-type="float" office:value="5.14836099999999">
            <text:p>5.148361</text:p>
          </table:table-cell>
          <table:table-cell table:formula="of:=([.B592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93]-[.F$2])^2" office:value-type="float" office:value="39.300361">
            <text:p>39.300361</text:p>
          </table:table-cell>
          <table:table-cell table:formula="of:=([.B59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table:formula="of:=([.A594]-[.F$2])^2" office:value-type="float" office:value="188.540361">
            <text:p>188.540361</text:p>
          </table:table-cell>
          <table:table-cell table:formula="of:=([.B59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table:formula="of:=([.A595]-[.F$2])^2" office:value-type="float" office:value="1276.704361">
            <text:p>1276.704361</text:p>
          </table:table-cell>
          <table:table-cell table:formula="of:=([.B595]-[.G$2])^2" office:value-type="float" office:value="487.438084">
            <text:p>487.4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596]-[.F$2])^2" office:value-type="float" office:value="27.762361">
            <text:p>27.762361</text:p>
          </table:table-cell>
          <table:table-cell table:formula="of:=([.B59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97]-[.F$2])^2" office:value-type="float" office:value="27.762361">
            <text:p>27.762361</text:p>
          </table:table-cell>
          <table:table-cell table:formula="of:=([.B59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98]-[.F$2])^2" office:value-type="float" office:value="27.762361">
            <text:p>27.762361</text:p>
          </table:table-cell>
          <table:table-cell table:formula="of:=([.B59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599]-[.F$2])^2" office:value-type="float" office:value="10.686361">
            <text:p>10.686361</text:p>
          </table:table-cell>
          <table:table-cell table:formula="of:=([.B59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table:formula="of:=([.A600]-[.F$2])^2" office:value-type="float" office:value="162.078361">
            <text:p>162.078361</text:p>
          </table:table-cell>
          <table:table-cell table:formula="of:=([.B60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table:formula="of:=([.A601]-[.F$2])^2" office:value-type="float" office:value="76.230361">
            <text:p>76.230361</text:p>
          </table:table-cell>
          <table:table-cell table:formula="of:=([.B601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602]-[.F$2])^2" office:value-type="float" office:value="27.762361">
            <text:p>27.762361</text:p>
          </table:table-cell>
          <table:table-cell table:formula="of:=([.B602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([.A603]-[.F$2])^2" office:value-type="float" office:value="22.382361">
            <text:p>22.382361</text:p>
          </table:table-cell>
          <table:table-cell table:formula="of:=([.B603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604]-[.F$2])^2" office:value-type="float" office:value="10.686361">
            <text:p>10.686361</text:p>
          </table:table-cell>
          <table:table-cell table:formula="of:=([.B604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table:formula="of:=([.A605]-[.F$2])^2" office:value-type="float" office:value="94.692361">
            <text:p>94.692361</text:p>
          </table:table-cell>
          <table:table-cell table:formula="of:=([.B60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06]-[.F$2])^2" office:value-type="float" office:value="27.762361">
            <text:p>27.762361</text:p>
          </table:table-cell>
          <table:table-cell table:formula="of:=([.B60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07]-[.F$2])^2" office:value-type="float" office:value="39.300361">
            <text:p>39.300361</text:p>
          </table:table-cell>
          <table:table-cell table:formula="of:=([.B60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608]-[.F$2])^2" office:value-type="float" office:value="39.300361">
            <text:p>39.300361</text:p>
          </table:table-cell>
          <table:table-cell table:formula="of:=([.B608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formula="of:=([.A609]-[.F$2])^2" office:value-type="float" office:value="247.464361">
            <text:p>247.464361</text:p>
          </table:table-cell>
          <table:table-cell table:formula="of:=([.B609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10]-[.F$2])^2" office:value-type="float" office:value="39.300361">
            <text:p>39.300361</text:p>
          </table:table-cell>
          <table:table-cell table:formula="of:=([.B61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table:formula="of:=([.A611]-[.F$2])^2" office:value-type="float" office:value="76.230361">
            <text:p>76.230361</text:p>
          </table:table-cell>
          <table:table-cell table:formula="of:=([.B611]-[.G$2])^2" office:value-type="float" office:value="326.814084">
            <text:p>326.81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612]-[.F$2])^2" office:value-type="float" office:value="18.224361">
            <text:p>18.224361</text:p>
          </table:table-cell>
          <table:table-cell table:formula="of:=([.B612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table:formula="of:=([.A613]-[.F$2])^2" office:value-type="float" office:value="611.622361">
            <text:p>611.622361</text:p>
          </table:table-cell>
          <table:table-cell table:formula="of:=([.B61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614]-[.F$2])^2" office:value-type="float" office:value="39.300361">
            <text:p>39.300361</text:p>
          </table:table-cell>
          <table:table-cell table:formula="of:=([.B614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15]-[.F$2])^2" office:value-type="float" office:value="39.300361">
            <text:p>39.300361</text:p>
          </table:table-cell>
          <table:table-cell table:formula="of:=([.B61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16]-[.F$2])^2" office:value-type="float" office:value="39.300361">
            <text:p>39.300361</text:p>
          </table:table-cell>
          <table:table-cell table:formula="of:=([.B616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617]-[.F$2])^2" office:value-type="float" office:value="32.844361">
            <text:p>32.844361</text:p>
          </table:table-cell>
          <table:table-cell table:formula="of:=([.B617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table:formula="of:=([.A618]-[.F$2])^2" office:value-type="float" office:value="45.306361">
            <text:p>45.306361</text:p>
          </table:table-cell>
          <table:table-cell table:formula="of:=([.B618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19]-[.F$2])^2" office:value-type="float" office:value="27.762361">
            <text:p>27.762361</text:p>
          </table:table-cell>
          <table:table-cell table:formula="of:=([.B61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formula="of:=([.A620]-[.F$2])^2" office:value-type="float" office:value="27.762361">
            <text:p>27.762361</text:p>
          </table:table-cell>
          <table:table-cell table:formula="of:=([.B620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([.A621]-[.F$2])^2" office:value-type="float" office:value="2.99636100000001">
            <text:p>2.996361</text:p>
          </table:table-cell>
          <table:table-cell table:formula="of:=([.B621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622]-[.F$2])^2" office:value-type="float" office:value="7.45836100000001">
            <text:p>7.458361</text:p>
          </table:table-cell>
          <table:table-cell table:formula="of:=([.B622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623]-[.F$2])^2" office:value-type="float" office:value="7.45836100000001">
            <text:p>7.458361</text:p>
          </table:table-cell>
          <table:table-cell table:formula="of:=([.B62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624]-[.F$2])^2" office:value-type="float" office:value="0.0723609999999991">
            <text:p>0.072361</text:p>
          </table:table-cell>
          <table:table-cell table:formula="of:=([.B62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formula="of:=([.A625]-[.F$2])^2" office:value-type="float" office:value="7.45836100000001">
            <text:p>7.458361</text:p>
          </table:table-cell>
          <table:table-cell table:formula="of:=([.B625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formula="of:=([.A626]-[.F$2])^2" office:value-type="float" office:value="115.154361">
            <text:p>115.154361</text:p>
          </table:table-cell>
          <table:table-cell table:formula="of:=([.B626]-[.G$2])^2" office:value-type="float" office:value="258.502084">
            <text:p>258.50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627]-[.F$2])^2" office:value-type="float" office:value="0.534361000000002">
            <text:p>0.534361</text:p>
          </table:table-cell>
          <table:table-cell table:formula="of:=([.B627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28]-[.F$2])^2" office:value-type="float" office:value="27.762361">
            <text:p>27.762361</text:p>
          </table:table-cell>
          <table:table-cell table:formula="of:=([.B62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table:formula="of:=([.A629]-[.F$2])^2" office:value-type="float" office:value="825.470361">
            <text:p>825.470361</text:p>
          </table:table-cell>
          <table:table-cell table:formula="of:=([.B629]-[.G$2])^2" office:value-type="float" office:value="487.438084">
            <text:p>487.4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30]-[.F$2])^2" office:value-type="float" office:value="39.300361">
            <text:p>39.300361</text:p>
          </table:table-cell>
          <table:table-cell table:formula="of:=([.B63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631]-[.F$2])^2" office:value-type="float" office:value="18.224361">
            <text:p>18.224361</text:p>
          </table:table-cell>
          <table:table-cell table:formula="of:=([.B63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formula="of:=([.A632]-[.F$2])^2" office:value-type="float" office:value="2.99636100000001">
            <text:p>2.996361</text:p>
          </table:table-cell>
          <table:table-cell table:formula="of:=([.B632]-[.G$2])^2" office:value-type="float" office:value="198.190084">
            <text:p>198.190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formula="of:=([.A633]-[.F$2])^2" office:value-type="float" office:value="13.920361">
            <text:p>13.920361</text:p>
          </table:table-cell>
          <table:table-cell table:formula="of:=([.B63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([.A634]-[.F$2])^2" office:value-type="float" office:value="7.45836100000001">
            <text:p>7.458361</text:p>
          </table:table-cell>
          <table:table-cell table:formula="of:=([.B634]-[.G$2])^2" office:value-type="float" office:value="82.410084">
            <text:p>82.410084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table:formula="of:=([.A635]-[.F$2])^2" office:value-type="float" office:value="563.160361">
            <text:p>563.160361</text:p>
          </table:table-cell>
          <table:table-cell table:formula="of:=([.B635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636]-[.F$2])^2" office:value-type="float" office:value="39.300361">
            <text:p>39.300361</text:p>
          </table:table-cell>
          <table:table-cell table:formula="of:=([.B636]-[.G$2])^2" office:value-type="float" office:value="1449.934084">
            <text:p>1449.93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37]-[.F$2])^2" office:value-type="float" office:value="27.762361">
            <text:p>27.762361</text:p>
          </table:table-cell>
          <table:table-cell table:formula="of:=([.B63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formula="of:=([.A638]-[.F$2])^2" office:value-type="float" office:value="279.926361">
            <text:p>279.926361</text:p>
          </table:table-cell>
          <table:table-cell table:formula="of:=([.B63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table:formula="of:=([.A639]-[.F$2])^2" office:value-type="float" office:value="429.774361">
            <text:p>429.774361</text:p>
          </table:table-cell>
          <table:table-cell table:formula="of:=([.B639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40]-[.F$2])^2" office:value-type="float" office:value="27.762361">
            <text:p>27.762361</text:p>
          </table:table-cell>
          <table:table-cell table:formula="of:=([.B64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41]-[.F$2])^2" office:value-type="float" office:value="39.300361">
            <text:p>39.300361</text:p>
          </table:table-cell>
          <table:table-cell table:formula="of:=([.B641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42]-[.F$2])^2" office:value-type="float" office:value="39.300361">
            <text:p>39.300361</text:p>
          </table:table-cell>
          <table:table-cell table:formula="of:=([.B64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43]-[.F$2])^2" office:value-type="float" office:value="39.300361">
            <text:p>39.300361</text:p>
          </table:table-cell>
          <table:table-cell table:formula="of:=([.B64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formula="of:=([.A644]-[.F$2])^2" office:value-type="float" office:value="314.388361">
            <text:p>314.388361</text:p>
          </table:table-cell>
          <table:table-cell table:formula="of:=([.B644]-[.G$2])^2" office:value-type="float" office:value="145.878084">
            <text:p>145.878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645]-[.F$2])^2" office:value-type="float" office:value="5.14836099999999">
            <text:p>5.148361</text:p>
          </table:table-cell>
          <table:table-cell table:formula="of:=([.B64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46]-[.F$2])^2" office:value-type="float" office:value="39.300361">
            <text:p>39.300361</text:p>
          </table:table-cell>
          <table:table-cell table:formula="of:=([.B64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47]-[.F$2])^2" office:value-type="float" office:value="39.300361">
            <text:p>39.300361</text:p>
          </table:table-cell>
          <table:table-cell table:formula="of:=([.B64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648]-[.F$2])^2" office:value-type="float" office:value="27.762361">
            <text:p>27.762361</text:p>
          </table:table-cell>
          <table:table-cell table:formula="of:=([.B64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formula="of:=([.A649]-[.F$2])^2" office:value-type="float" office:value="10.686361">
            <text:p>10.686361</text:p>
          </table:table-cell>
          <table:table-cell table:formula="of:=([.B649]-[.G$2])^2" office:value-type="float" office:value="82.410084">
            <text:p>82.41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50]-[.F$2])^2" office:value-type="float" office:value="39.300361">
            <text:p>39.300361</text:p>
          </table:table-cell>
          <table:table-cell table:formula="of:=([.B65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651]-[.F$2])^2" office:value-type="float" office:value="5.14836099999999">
            <text:p>5.148361</text:p>
          </table:table-cell>
          <table:table-cell table:formula="of:=([.B65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table:formula="of:=([.A652]-[.F$2])^2" office:value-type="float" office:value="389.312361">
            <text:p>389.312361</text:p>
          </table:table-cell>
          <table:table-cell table:formula="of:=([.B652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653]-[.F$2])^2" office:value-type="float" office:value="18.224361">
            <text:p>18.224361</text:p>
          </table:table-cell>
          <table:table-cell table:formula="of:=([.B65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formula="of:=([.A654]-[.F$2])^2" office:value-type="float" office:value="32.844361">
            <text:p>32.844361</text:p>
          </table:table-cell>
          <table:table-cell table:formula="of:=([.B654]-[.G$2])^2" office:value-type="float" office:value="326.814084">
            <text:p>326.81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([.A655]-[.F$2])^2" office:value-type="float" office:value="52.838361">
            <text:p>52.838361</text:p>
          </table:table-cell>
          <table:table-cell table:formula="of:=([.B655]-[.G$2])^2" office:value-type="float" office:value="198.190084">
            <text:p>198.19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56]-[.F$2])^2" office:value-type="float" office:value="27.762361">
            <text:p>27.762361</text:p>
          </table:table-cell>
          <table:table-cell table:formula="of:=([.B65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formula="of:=([.A657]-[.F$2])^2" office:value-type="float" office:value="350.850361">
            <text:p>350.850361</text:p>
          </table:table-cell>
          <table:table-cell table:formula="of:=([.B65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658]-[.F$2])^2" office:value-type="float" office:value="18.224361">
            <text:p>18.224361</text:p>
          </table:table-cell>
          <table:table-cell table:formula="of:=([.B658]-[.G$2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59]-[.F$2])^2" office:value-type="float" office:value="39.300361">
            <text:p>39.300361</text:p>
          </table:table-cell>
          <table:table-cell table:formula="of:=([.B65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660]-[.F$2])^2" office:value-type="float" office:value="27.762361">
            <text:p>27.762361</text:p>
          </table:table-cell>
          <table:table-cell table:formula="of:=([.B660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661]-[.F$2])^2" office:value-type="float" office:value="5.14836099999999">
            <text:p>5.148361</text:p>
          </table:table-cell>
          <table:table-cell table:formula="of:=([.B66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62]-[.F$2])^2" office:value-type="float" office:value="39.300361">
            <text:p>39.300361</text:p>
          </table:table-cell>
          <table:table-cell table:formula="of:=([.B66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63]-[.F$2])^2" office:value-type="float" office:value="27.762361">
            <text:p>27.762361</text:p>
          </table:table-cell>
          <table:table-cell table:formula="of:=([.B66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664]-[.F$2])^2" office:value-type="float" office:value="27.762361">
            <text:p>27.762361</text:p>
          </table:table-cell>
          <table:table-cell table:formula="of:=([.B66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665]-[.F$2])^2" office:value-type="float" office:value="27.762361">
            <text:p>27.762361</text:p>
          </table:table-cell>
          <table:table-cell table:formula="of:=([.B66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666]-[.F$2])^2" office:value-type="float" office:value="39.300361">
            <text:p>39.300361</text:p>
          </table:table-cell>
          <table:table-cell table:formula="of:=([.B66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67]-[.F$2])^2" office:value-type="float" office:value="39.300361">
            <text:p>39.300361</text:p>
          </table:table-cell>
          <table:table-cell table:formula="of:=([.B66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formula="of:=([.A668]-[.F$2])^2" office:value-type="float" office:value="0.0723609999999991">
            <text:p>0.072361</text:p>
          </table:table-cell>
          <table:table-cell table:formula="of:=([.B668]-[.G$2])^2" office:value-type="float" office:value="258.502084">
            <text:p>258.50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669]-[.F$2])^2" office:value-type="float" office:value="10.686361">
            <text:p>10.686361</text:p>
          </table:table-cell>
          <table:table-cell table:formula="of:=([.B66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670]-[.F$2])^2" office:value-type="float" office:value="39.300361">
            <text:p>39.300361</text:p>
          </table:table-cell>
          <table:table-cell table:formula="of:=([.B67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formula="of:=([.A671]-[.F$2])^2" office:value-type="float" office:value="59.768361">
            <text:p>59.768361</text:p>
          </table:table-cell>
          <table:table-cell table:formula="of:=([.B671]-[.G$2])^2" office:value-type="float" office:value="532.594084">
            <text:p>532.59408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table:formula="of:=([.A672]-[.F$2])^2" office:value-type="float" office:value="279.926361">
            <text:p>279.926361</text:p>
          </table:table-cell>
          <table:table-cell table:formula="of:=([.B672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formula="of:=([.A673]-[.F$2])^2" office:value-type="float" office:value="2.99636100000001">
            <text:p>2.996361</text:p>
          </table:table-cell>
          <table:table-cell table:formula="of:=([.B673]-[.G$2])^2" office:value-type="float" office:value="171.034084">
            <text:p>171.034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674]-[.F$2])^2" office:value-type="float" office:value="0.534361000000002">
            <text:p>0.534361</text:p>
          </table:table-cell>
          <table:table-cell table:formula="of:=([.B674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table:formula="of:=([.A675]-[.F$2])^2" office:value-type="float" office:value="429.774361">
            <text:p>429.774361</text:p>
          </table:table-cell>
          <table:table-cell table:formula="of:=([.B675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676]-[.F$2])^2" office:value-type="float" office:value="0.534361000000002">
            <text:p>0.534361</text:p>
          </table:table-cell>
          <table:table-cell table:formula="of:=([.B67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([.A677]-[.F$2])^2" office:value-type="float" office:value="0.534361000000002">
            <text:p>0.534361</text:p>
          </table:table-cell>
          <table:table-cell table:formula="of:=([.B677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table:formula="of:=([.A678]-[.F$2])^2" office:value-type="float" office:value="472.236361">
            <text:p>472.236361</text:p>
          </table:table-cell>
          <table:table-cell table:formula="of:=([.B67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79]-[.F$2])^2" office:value-type="float" office:value="27.762361">
            <text:p>27.762361</text:p>
          </table:table-cell>
          <table:table-cell table:formula="of:=([.B67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80]-[.F$2])^2" office:value-type="float" office:value="39.300361">
            <text:p>39.300361</text:p>
          </table:table-cell>
          <table:table-cell table:formula="of:=([.B68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table:formula="of:=([.A681]-[.F$2])^2" office:value-type="float" office:value="279.926361">
            <text:p>279.926361</text:p>
          </table:table-cell>
          <table:table-cell table:formula="of:=([.B681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82]-[.F$2])^2" office:value-type="float" office:value="39.300361">
            <text:p>39.300361</text:p>
          </table:table-cell>
          <table:table-cell table:formula="of:=([.B68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formula="of:=([.A683]-[.F$2])^2" office:value-type="float" office:value="137.616361">
            <text:p>137.616361</text:p>
          </table:table-cell>
          <table:table-cell table:formula="of:=([.B68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formula="of:=([.A684]-[.F$2])^2" office:value-type="float" office:value="563.160361">
            <text:p>563.160361</text:p>
          </table:table-cell>
          <table:table-cell table:formula="of:=([.B68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685]-[.F$2])^2" office:value-type="float" office:value="27.762361">
            <text:p>27.762361</text:p>
          </table:table-cell>
          <table:table-cell table:formula="of:=([.B68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formula="of:=([.A686]-[.F$2])^2" office:value-type="float" office:value="13.920361">
            <text:p>13.920361</text:p>
          </table:table-cell>
          <table:table-cell table:formula="of:=([.B686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687]-[.F$2])^2" office:value-type="float" office:value="7.45836100000001">
            <text:p>7.458361</text:p>
          </table:table-cell>
          <table:table-cell table:formula="of:=([.B68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688]-[.F$2])^2" office:value-type="float" office:value="18.224361">
            <text:p>18.224361</text:p>
          </table:table-cell>
          <table:table-cell table:formula="of:=([.B68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formula="of:=([.A689]-[.F$2])^2" office:value-type="float" office:value="32.844361">
            <text:p>32.844361</text:p>
          </table:table-cell>
          <table:table-cell table:formula="of:=([.B689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90]-[.F$2])^2" office:value-type="float" office:value="39.300361">
            <text:p>39.300361</text:p>
          </table:table-cell>
          <table:table-cell table:formula="of:=([.B69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691]-[.F$2])^2" office:value-type="float" office:value="18.224361">
            <text:p>18.224361</text:p>
          </table:table-cell>
          <table:table-cell table:formula="of:=([.B691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92]-[.F$2])^2" office:value-type="float" office:value="27.762361">
            <text:p>27.762361</text:p>
          </table:table-cell>
          <table:table-cell table:formula="of:=([.B69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93]-[.F$2])^2" office:value-type="float" office:value="39.300361">
            <text:p>39.300361</text:p>
          </table:table-cell>
          <table:table-cell table:formula="of:=([.B69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694]-[.F$2])^2" office:value-type="float" office:value="7.45836100000001">
            <text:p>7.458361</text:p>
          </table:table-cell>
          <table:table-cell table:formula="of:=([.B69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95]-[.F$2])^2" office:value-type="float" office:value="52.838361">
            <text:p>52.838361</text:p>
          </table:table-cell>
          <table:table-cell table:formula="of:=([.B69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([.A696]-[.F$2])^2" office:value-type="float" office:value="1.610361">
            <text:p>1.610361</text:p>
          </table:table-cell>
          <table:table-cell table:formula="of:=([.B696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formula="of:=([.A697]-[.F$2])^2" office:value-type="float" office:value="7.45836100000001">
            <text:p>7.458361</text:p>
          </table:table-cell>
          <table:table-cell table:formula="of:=([.B697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98]-[.F$2])^2" office:value-type="float" office:value="39.300361">
            <text:p>39.300361</text:p>
          </table:table-cell>
          <table:table-cell table:formula="of:=([.B69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([.A699]-[.F$2])^2" office:value-type="float" office:value="39.300361">
            <text:p>39.300361</text:p>
          </table:table-cell>
          <table:table-cell table:formula="of:=([.B699]-[.G$2])^2" office:value-type="float" office:value="628.906084">
            <text:p>628.90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700]-[.F$2])^2" office:value-type="float" office:value="7.45836100000001">
            <text:p>7.458361</text:p>
          </table:table-cell>
          <table:table-cell table:formula="of:=([.B70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701]-[.F$2])^2" office:value-type="float" office:value="85.914361">
            <text:p>85.914361</text:p>
          </table:table-cell>
          <table:table-cell table:formula="of:=([.B701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702]-[.F$2])^2" office:value-type="float" office:value="0.0723609999999991">
            <text:p>0.072361</text:p>
          </table:table-cell>
          <table:table-cell table:formula="of:=([.B70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703]-[.F$2])^2" office:value-type="float" office:value="13.920361">
            <text:p>13.920361</text:p>
          </table:table-cell>
          <table:table-cell table:formula="of:=([.B70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table:formula="of:=([.A704]-[.F$2])^2" office:value-type="float" office:value="32.844361">
            <text:p>32.844361</text:p>
          </table:table-cell>
          <table:table-cell table:formula="of:=([.B704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05]-[.F$2])^2" office:value-type="float" office:value="39.300361">
            <text:p>39.300361</text:p>
          </table:table-cell>
          <table:table-cell table:formula="of:=([.B70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06]-[.F$2])^2" office:value-type="float" office:value="39.300361">
            <text:p>39.300361</text:p>
          </table:table-cell>
          <table:table-cell table:formula="of:=([.B70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07]-[.F$2])^2" office:value-type="float" office:value="27.762361">
            <text:p>27.762361</text:p>
          </table:table-cell>
          <table:table-cell table:formula="of:=([.B70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formula="of:=([.A708]-[.F$2])^2" office:value-type="float" office:value="22.382361">
            <text:p>22.382361</text:p>
          </table:table-cell>
          <table:table-cell table:formula="of:=([.B708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([.A709]-[.F$2])^2" office:value-type="float" office:value="0.534361000000002">
            <text:p>0.534361</text:p>
          </table:table-cell>
          <table:table-cell table:formula="of:=([.B709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formula="of:=([.A710]-[.F$2])^2" office:value-type="float" office:value="350.850361">
            <text:p>350.850361</text:p>
          </table:table-cell>
          <table:table-cell table:formula="of:=([.B71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table:formula="of:=([.A711]-[.F$2])^2" office:value-type="float" office:value="18.224361">
            <text:p>18.224361</text:p>
          </table:table-cell>
          <table:table-cell table:formula="of:=([.B711]-[.G$2])^2" office:value-type="float" office:value="291.658084">
            <text:p>291.65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12]-[.F$2])^2" office:value-type="float" office:value="39.300361">
            <text:p>39.300361</text:p>
          </table:table-cell>
          <table:table-cell table:formula="of:=([.B71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13]-[.F$2])^2" office:value-type="float" office:value="27.762361">
            <text:p>27.762361</text:p>
          </table:table-cell>
          <table:table-cell table:formula="of:=([.B71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714]-[.F$2])^2" office:value-type="float" office:value="0.0723609999999991">
            <text:p>0.072361</text:p>
          </table:table-cell>
          <table:table-cell table:formula="of:=([.B714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15]-[.F$2])^2" office:value-type="float" office:value="39.300361">
            <text:p>39.300361</text:p>
          </table:table-cell>
          <table:table-cell table:formula="of:=([.B71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716]-[.F$2])^2" office:value-type="float" office:value="13.920361">
            <text:p>13.920361</text:p>
          </table:table-cell>
          <table:table-cell table:formula="of:=([.B71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717]-[.F$2])^2" office:value-type="float" office:value="5.14836099999999">
            <text:p>5.148361</text:p>
          </table:table-cell>
          <table:table-cell table:formula="of:=([.B71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18]-[.F$2])^2" office:value-type="float" office:value="39.300361">
            <text:p>39.300361</text:p>
          </table:table-cell>
          <table:table-cell table:formula="of:=([.B71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719]-[.F$2])^2" office:value-type="float" office:value="18.224361">
            <text:p>18.224361</text:p>
          </table:table-cell>
          <table:table-cell table:formula="of:=([.B71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720]-[.F$2])^2" office:value-type="float" office:value="1.610361">
            <text:p>1.610361</text:p>
          </table:table-cell>
          <table:table-cell table:formula="of:=([.B72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21]-[.F$2])^2" office:value-type="float" office:value="39.300361">
            <text:p>39.300361</text:p>
          </table:table-cell>
          <table:table-cell table:formula="of:=([.B72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table:formula="of:=([.A722]-[.F$2])^2" office:value-type="float" office:value="279.926361">
            <text:p>279.926361</text:p>
          </table:table-cell>
          <table:table-cell table:formula="of:=([.B72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723]-[.F$2])^2" office:value-type="float" office:value="1.610361">
            <text:p>1.610361</text:p>
          </table:table-cell>
          <table:table-cell table:formula="of:=([.B723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24]-[.F$2])^2" office:value-type="float" office:value="18.224361">
            <text:p>18.224361</text:p>
          </table:table-cell>
          <table:table-cell table:formula="of:=([.B72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table:formula="of:=([.A725]-[.F$2])^2" office:value-type="float" office:value="137.616361">
            <text:p>137.616361</text:p>
          </table:table-cell>
          <table:table-cell table:formula="of:=([.B725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726]-[.F$2])^2" office:value-type="float" office:value="5.14836099999999">
            <text:p>5.148361</text:p>
          </table:table-cell>
          <table:table-cell table:formula="of:=([.B726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([.A727]-[.F$2])^2" office:value-type="float" office:value="27.762361">
            <text:p>27.762361</text:p>
          </table:table-cell>
          <table:table-cell table:formula="of:=([.B727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table:formula="of:=([.A728]-[.F$2])^2" office:value-type="float" office:value="45.306361">
            <text:p>45.306361</text:p>
          </table:table-cell>
          <table:table-cell table:formula="of:=([.B728]-[.G$2])^2" office:value-type="float" office:value="198.190084">
            <text:p>198.190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formula="of:=([.A729]-[.F$2])^2" office:value-type="float" office:value="22.382361">
            <text:p>22.382361</text:p>
          </table:table-cell>
          <table:table-cell table:formula="of:=([.B729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30]-[.F$2])^2" office:value-type="float" office:value="39.300361">
            <text:p>39.300361</text:p>
          </table:table-cell>
          <table:table-cell table:formula="of:=([.B73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table:formula="of:=([.A731]-[.F$2])^2" office:value-type="float" office:value="188.540361">
            <text:p>188.540361</text:p>
          </table:table-cell>
          <table:table-cell table:formula="of:=([.B73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732]-[.F$2])^2" office:value-type="float" office:value="52.838361">
            <text:p>52.838361</text:p>
          </table:table-cell>
          <table:table-cell table:formula="of:=([.B73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([.A733]-[.F$2])^2" office:value-type="float" office:value="2.99636100000001">
            <text:p>2.996361</text:p>
          </table:table-cell>
          <table:table-cell table:formula="of:=([.B733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34]-[.F$2])^2" office:value-type="float" office:value="39.300361">
            <text:p>39.300361</text:p>
          </table:table-cell>
          <table:table-cell table:formula="of:=([.B73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735]-[.F$2])^2" office:value-type="float" office:value="7.45836100000001">
            <text:p>7.458361</text:p>
          </table:table-cell>
          <table:table-cell table:formula="of:=([.B73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36]-[.F$2])^2" office:value-type="float" office:value="39.300361">
            <text:p>39.300361</text:p>
          </table:table-cell>
          <table:table-cell table:formula="of:=([.B736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737]-[.F$2])^2" office:value-type="float" office:value="2.99636100000001">
            <text:p>2.996361</text:p>
          </table:table-cell>
          <table:table-cell table:formula="of:=([.B737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38]-[.F$2])^2" office:value-type="float" office:value="39.300361">
            <text:p>39.300361</text:p>
          </table:table-cell>
          <table:table-cell table:formula="of:=([.B73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formula="of:=([.A739]-[.F$2])^2" office:value-type="float" office:value="18.224361">
            <text:p>18.224361</text:p>
          </table:table-cell>
          <table:table-cell table:formula="of:=([.B739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formula="of:=([.A740]-[.F$2])^2" office:value-type="float" office:value="162.078361">
            <text:p>162.078361</text:p>
          </table:table-cell>
          <table:table-cell table:formula="of:=([.B740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table:formula="of:=([.A741]-[.F$2])^2" office:value-type="float" office:value="389.312361">
            <text:p>389.312361</text:p>
          </table:table-cell>
          <table:table-cell table:formula="of:=([.B741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42]-[.F$2])^2" office:value-type="float" office:value="39.300361">
            <text:p>39.300361</text:p>
          </table:table-cell>
          <table:table-cell table:formula="of:=([.B74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743]-[.F$2])^2" office:value-type="float" office:value="18.224361">
            <text:p>18.224361</text:p>
          </table:table-cell>
          <table:table-cell table:formula="of:=([.B743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44]-[.F$2])^2" office:value-type="float" office:value="27.762361">
            <text:p>27.762361</text:p>
          </table:table-cell>
          <table:table-cell table:formula="of:=([.B74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([.A745]-[.F$2])^2" office:value-type="float" office:value="39.300361">
            <text:p>39.300361</text:p>
          </table:table-cell>
          <table:table-cell table:formula="of:=([.B745]-[.G$2])^2" office:value-type="float" office:value="145.878084">
            <text:p>145.87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746]-[.F$2])^2" office:value-type="float" office:value="7.45836100000001">
            <text:p>7.458361</text:p>
          </table:table-cell>
          <table:table-cell table:formula="of:=([.B74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47]-[.F$2])^2" office:value-type="float" office:value="27.762361">
            <text:p>27.762361</text:p>
          </table:table-cell>
          <table:table-cell table:formula="of:=([.B74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748]-[.F$2])^2" office:value-type="float" office:value="18.224361">
            <text:p>18.224361</text:p>
          </table:table-cell>
          <table:table-cell table:formula="of:=([.B748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49]-[.F$2])^2" office:value-type="float" office:value="39.300361">
            <text:p>39.300361</text:p>
          </table:table-cell>
          <table:table-cell table:formula="of:=([.B74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750]-[.F$2])^2" office:value-type="float" office:value="2.99636100000001">
            <text:p>2.996361</text:p>
          </table:table-cell>
          <table:table-cell table:formula="of:=([.B75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formula="of:=([.A751]-[.F$2])^2" office:value-type="float" office:value="59.768361">
            <text:p>59.768361</text:p>
          </table:table-cell>
          <table:table-cell table:formula="of:=([.B751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752]-[.F$2])^2" office:value-type="float" office:value="27.762361">
            <text:p>27.762361</text:p>
          </table:table-cell>
          <table:table-cell table:formula="of:=([.B752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table:formula="of:=([.A753]-[.F$2])^2" office:value-type="float" office:value="279.926361">
            <text:p>279.926361</text:p>
          </table:table-cell>
          <table:table-cell table:formula="of:=([.B753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([.A754]-[.F$2])^2" office:value-type="float" office:value="32.844361">
            <text:p>32.844361</text:p>
          </table:table-cell>
          <table:table-cell table:formula="of:=([.B754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55]-[.F$2])^2" office:value-type="float" office:value="39.300361">
            <text:p>39.300361</text:p>
          </table:table-cell>
          <table:table-cell table:formula="of:=([.B75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56]-[.F$2])^2" office:value-type="float" office:value="27.762361">
            <text:p>27.762361</text:p>
          </table:table-cell>
          <table:table-cell table:formula="of:=([.B75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table:formula="of:=([.A757]-[.F$2])^2" office:value-type="float" office:value="32.844361">
            <text:p>32.844361</text:p>
          </table:table-cell>
          <table:table-cell table:formula="of:=([.B757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table:formula="of:=([.A758]-[.F$2])^2" office:value-type="float" office:value="279.926361">
            <text:p>279.926361</text:p>
          </table:table-cell>
          <table:table-cell table:formula="of:=([.B75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759]-[.F$2])^2" office:value-type="float" office:value="7.45836100000001">
            <text:p>7.458361</text:p>
          </table:table-cell>
          <table:table-cell table:formula="of:=([.B75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760]-[.F$2])^2" office:value-type="float" office:value="27.762361">
            <text:p>27.762361</text:p>
          </table:table-cell>
          <table:table-cell table:formula="of:=([.B76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table:formula="of:=([.A761]-[.F$2])^2" office:value-type="float" office:value="137.616361">
            <text:p>137.616361</text:p>
          </table:table-cell>
          <table:table-cell table:formula="of:=([.B761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62]-[.F$2])^2" office:value-type="float" office:value="27.762361">
            <text:p>27.762361</text:p>
          </table:table-cell>
          <table:table-cell table:formula="of:=([.B76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63]-[.F$2])^2" office:value-type="float" office:value="27.762361">
            <text:p>27.762361</text:p>
          </table:table-cell>
          <table:table-cell table:formula="of:=([.B76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764]-[.F$2])^2" office:value-type="float" office:value="32.844361">
            <text:p>32.844361</text:p>
          </table:table-cell>
          <table:table-cell table:formula="of:=([.B76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765]-[.F$2])^2" office:value-type="float" office:value="39.300361">
            <text:p>39.300361</text:p>
          </table:table-cell>
          <table:table-cell table:formula="of:=([.B765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766]-[.F$2])^2" office:value-type="float" office:value="7.45836100000001">
            <text:p>7.458361</text:p>
          </table:table-cell>
          <table:table-cell table:formula="of:=([.B76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table:formula="of:=([.A767]-[.F$2])^2" office:value-type="float" office:value="247.464361">
            <text:p>247.464361</text:p>
          </table:table-cell>
          <table:table-cell table:formula="of:=([.B767]-[.G$2])^2" office:value-type="float" office:value="198.190084">
            <text:p>198.190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768]-[.F$2])^2" office:value-type="float" office:value="13.920361">
            <text:p>13.920361</text:p>
          </table:table-cell>
          <table:table-cell table:formula="of:=([.B76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([.A769]-[.F$2])^2" office:value-type="float" office:value="59.768361">
            <text:p>59.768361</text:p>
          </table:table-cell>
          <table:table-cell table:formula="of:=([.B76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770]-[.F$2])^2" office:value-type="float" office:value="27.762361">
            <text:p>27.762361</text:p>
          </table:table-cell>
          <table:table-cell table:formula="of:=([.B770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771]-[.F$2])^2" office:value-type="float" office:value="52.838361">
            <text:p>52.838361</text:p>
          </table:table-cell>
          <table:table-cell table:formula="of:=([.B77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72]-[.F$2])^2" office:value-type="float" office:value="39.300361">
            <text:p>39.300361</text:p>
          </table:table-cell>
          <table:table-cell table:formula="of:=([.B77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formula="of:=([.A773]-[.F$2])^2" office:value-type="float" office:value="350.850361">
            <text:p>350.850361</text:p>
          </table:table-cell>
          <table:table-cell table:formula="of:=([.B77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774]-[.F$2])^2" office:value-type="float" office:value="22.382361">
            <text:p>22.382361</text:p>
          </table:table-cell>
          <table:table-cell table:formula="of:=([.B77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775]-[.F$2])^2" office:value-type="float" office:value="39.300361">
            <text:p>39.300361</text:p>
          </table:table-cell>
          <table:table-cell table:formula="of:=([.B77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76]-[.F$2])^2" office:value-type="float" office:value="27.762361">
            <text:p>27.762361</text:p>
          </table:table-cell>
          <table:table-cell table:formula="of:=([.B776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77]-[.F$2])^2" office:value-type="float" office:value="39.300361">
            <text:p>39.300361</text:p>
          </table:table-cell>
          <table:table-cell table:formula="of:=([.B77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([.A778]-[.F$2])^2" office:value-type="float" office:value="5.14836099999999">
            <text:p>5.148361</text:p>
          </table:table-cell>
          <table:table-cell table:formula="of:=([.B778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formula="of:=([.A779]-[.F$2])^2" office:value-type="float" office:value="94.692361">
            <text:p>94.692361</text:p>
          </table:table-cell>
          <table:table-cell table:formula="of:=([.B779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780]-[.F$2])^2" office:value-type="float" office:value="0.0723609999999991">
            <text:p>0.072361</text:p>
          </table:table-cell>
          <table:table-cell table:formula="of:=([.B780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formula="of:=([.A781]-[.F$2])^2" office:value-type="float" office:value="32.844361">
            <text:p>32.844361</text:p>
          </table:table-cell>
          <table:table-cell table:formula="of:=([.B781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82]-[.F$2])^2" office:value-type="float" office:value="39.300361">
            <text:p>39.300361</text:p>
          </table:table-cell>
          <table:table-cell table:formula="of:=([.B78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83]-[.F$2])^2" office:value-type="float" office:value="39.300361">
            <text:p>39.300361</text:p>
          </table:table-cell>
          <table:table-cell table:formula="of:=([.B78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([.A784]-[.F$2])^2" office:value-type="float" office:value="59.768361">
            <text:p>59.768361</text:p>
          </table:table-cell>
          <table:table-cell table:formula="of:=([.B784]-[.G$2])^2" office:value-type="float" office:value="171.034084">
            <text:p>171.034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formula="of:=([.A785]-[.F$2])^2" office:value-type="float" office:value="137.616361">
            <text:p>137.616361</text:p>
          </table:table-cell>
          <table:table-cell table:formula="of:=([.B785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786]-[.F$2])^2" office:value-type="float" office:value="27.762361">
            <text:p>27.762361</text:p>
          </table:table-cell>
          <table:table-cell table:formula="of:=([.B786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787]-[.F$2])^2" office:value-type="float" office:value="27.762361">
            <text:p>27.762361</text:p>
          </table:table-cell>
          <table:table-cell table:formula="of:=([.B787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788]-[.F$2])^2" office:value-type="float" office:value="0.534361000000002">
            <text:p>0.534361</text:p>
          </table:table-cell>
          <table:table-cell table:formula="of:=([.B788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89]-[.F$2])^2" office:value-type="float" office:value="39.300361">
            <text:p>39.300361</text:p>
          </table:table-cell>
          <table:table-cell table:formula="of:=([.B78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790]-[.F$2])^2" office:value-type="float" office:value="7.45836100000001">
            <text:p>7.458361</text:p>
          </table:table-cell>
          <table:table-cell table:formula="of:=([.B79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791]-[.F$2])^2" office:value-type="float" office:value="10.686361">
            <text:p>10.686361</text:p>
          </table:table-cell>
          <table:table-cell table:formula="of:=([.B791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792]-[.F$2])^2" office:value-type="float" office:value="52.838361">
            <text:p>52.838361</text:p>
          </table:table-cell>
          <table:table-cell table:formula="of:=([.B79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93]-[.F$2])^2" office:value-type="float" office:value="27.762361">
            <text:p>27.762361</text:p>
          </table:table-cell>
          <table:table-cell table:formula="of:=([.B79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794]-[.F$2])^2" office:value-type="float" office:value="39.300361">
            <text:p>39.300361</text:p>
          </table:table-cell>
          <table:table-cell table:formula="of:=([.B79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formula="of:=([.A795]-[.F$2])^2" office:value-type="float" office:value="13.920361">
            <text:p>13.920361</text:p>
          </table:table-cell>
          <table:table-cell table:formula="of:=([.B795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796]-[.F$2])^2" office:value-type="float" office:value="1.610361">
            <text:p>1.610361</text:p>
          </table:table-cell>
          <table:table-cell table:formula="of:=([.B79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formula="of:=([.A797]-[.F$2])^2" office:value-type="float" office:value="27.762361">
            <text:p>27.762361</text:p>
          </table:table-cell>
          <table:table-cell table:formula="of:=([.B797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98]-[.F$2])^2" office:value-type="float" office:value="27.762361">
            <text:p>27.762361</text:p>
          </table:table-cell>
          <table:table-cell table:formula="of:=([.B79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99]-[.F$2])^2" office:value-type="float" office:value="27.762361">
            <text:p>27.762361</text:p>
          </table:table-cell>
          <table:table-cell table:formula="of:=([.B79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00]-[.F$2])^2" office:value-type="float" office:value="27.762361">
            <text:p>27.762361</text:p>
          </table:table-cell>
          <table:table-cell table:formula="of:=([.B80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01]-[.F$2])^2" office:value-type="float" office:value="39.300361">
            <text:p>39.300361</text:p>
          </table:table-cell>
          <table:table-cell table:formula="of:=([.B80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table:formula="of:=([.A802]-[.F$2])^2" office:value-type="float" office:value="18.224361">
            <text:p>18.224361</text:p>
          </table:table-cell>
          <table:table-cell table:formula="of:=([.B802]-[.G$2])^2" office:value-type="float" office:value="291.658084">
            <text:p>291.65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03]-[.F$2])^2" office:value-type="float" office:value="39.300361">
            <text:p>39.300361</text:p>
          </table:table-cell>
          <table:table-cell table:formula="of:=([.B80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04]-[.F$2])^2" office:value-type="float" office:value="39.300361">
            <text:p>39.300361</text:p>
          </table:table-cell>
          <table:table-cell table:formula="of:=([.B80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formula="of:=([.A805]-[.F$2])^2" office:value-type="float" office:value="247.464361">
            <text:p>247.464361</text:p>
          </table:table-cell>
          <table:table-cell table:formula="of:=([.B805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06]-[.F$2])^2" office:value-type="float" office:value="27.762361">
            <text:p>27.762361</text:p>
          </table:table-cell>
          <table:table-cell table:formula="of:=([.B80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807]-[.F$2])^2" office:value-type="float" office:value="0.0723609999999991">
            <text:p>0.072361</text:p>
          </table:table-cell>
          <table:table-cell table:formula="of:=([.B807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table:formula="of:=([.A808]-[.F$2])^2" office:value-type="float" office:value="389.312361">
            <text:p>389.312361</text:p>
          </table:table-cell>
          <table:table-cell table:formula="of:=([.B808]-[.G$2])^2" office:value-type="float" office:value="82.410084">
            <text:p>82.41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09]-[.F$2])^2" office:value-type="float" office:value="39.300361">
            <text:p>39.300361</text:p>
          </table:table-cell>
          <table:table-cell table:formula="of:=([.B80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10]-[.F$2])^2" office:value-type="float" office:value="27.762361">
            <text:p>27.762361</text:p>
          </table:table-cell>
          <table:table-cell table:formula="of:=([.B81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811]-[.F$2])^2" office:value-type="float" office:value="5.14836099999999">
            <text:p>5.148361</text:p>
          </table:table-cell>
          <table:table-cell table:formula="of:=([.B811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12]-[.F$2])^2" office:value-type="float" office:value="39.300361">
            <text:p>39.300361</text:p>
          </table:table-cell>
          <table:table-cell table:formula="of:=([.B812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formula="of:=([.A813]-[.F$2])^2" office:value-type="float" office:value="18.224361">
            <text:p>18.224361</text:p>
          </table:table-cell>
          <table:table-cell table:formula="of:=([.B813]-[.G$2])^2" office:value-type="float" office:value="65.254084">
            <text:p>65.25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814]-[.F$2])^2" office:value-type="float" office:value="27.762361">
            <text:p>27.762361</text:p>
          </table:table-cell>
          <table:table-cell table:formula="of:=([.B81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table:formula="of:=([.A815]-[.F$2])^2" office:value-type="float" office:value="115.154361">
            <text:p>115.154361</text:p>
          </table:table-cell>
          <table:table-cell table:formula="of:=([.B815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816]-[.F$2])^2" office:value-type="float" office:value="7.45836100000001">
            <text:p>7.458361</text:p>
          </table:table-cell>
          <table:table-cell table:formula="of:=([.B81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817]-[.F$2])^2" office:value-type="float" office:value="7.45836100000001">
            <text:p>7.458361</text:p>
          </table:table-cell>
          <table:table-cell table:formula="of:=([.B817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18]-[.F$2])^2" office:value-type="float" office:value="39.300361">
            <text:p>39.300361</text:p>
          </table:table-cell>
          <table:table-cell table:formula="of:=([.B81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19]-[.F$2])^2" office:value-type="float" office:value="18.224361">
            <text:p>18.224361</text:p>
          </table:table-cell>
          <table:table-cell table:formula="of:=([.B81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table:formula="of:=([.A820]-[.F$2])^2" office:value-type="float" office:value="429.774361">
            <text:p>429.774361</text:p>
          </table:table-cell>
          <table:table-cell table:formula="of:=([.B820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21]-[.F$2])^2" office:value-type="float" office:value="18.224361">
            <text:p>18.224361</text:p>
          </table:table-cell>
          <table:table-cell table:formula="of:=([.B82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22]-[.F$2])^2" office:value-type="float" office:value="39.300361">
            <text:p>39.300361</text:p>
          </table:table-cell>
          <table:table-cell table:formula="of:=([.B82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table:formula="of:=([.A823]-[.F$2])^2" office:value-type="float" office:value="516.698361">
            <text:p>516.698361</text:p>
          </table:table-cell>
          <table:table-cell table:formula="of:=([.B82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24]-[.F$2])^2" office:value-type="float" office:value="18.224361">
            <text:p>18.224361</text:p>
          </table:table-cell>
          <table:table-cell table:formula="of:=([.B82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25]-[.F$2])^2" office:value-type="float" office:value="39.300361">
            <text:p>39.300361</text:p>
          </table:table-cell>
          <table:table-cell table:formula="of:=([.B82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26]-[.F$2])^2" office:value-type="float" office:value="39.300361">
            <text:p>39.300361</text:p>
          </table:table-cell>
          <table:table-cell table:formula="of:=([.B82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formula="of:=([.A827]-[.F$2])^2" office:value-type="float" office:value="32.844361">
            <text:p>32.844361</text:p>
          </table:table-cell>
          <table:table-cell table:formula="of:=([.B827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28]-[.F$2])^2" office:value-type="float" office:value="27.762361">
            <text:p>27.762361</text:p>
          </table:table-cell>
          <table:table-cell table:formula="of:=([.B82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29]-[.F$2])^2" office:value-type="float" office:value="52.838361">
            <text:p>52.838361</text:p>
          </table:table-cell>
          <table:table-cell table:formula="of:=([.B829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formula="of:=([.A830]-[.F$2])^2" office:value-type="float" office:value="32.844361">
            <text:p>32.844361</text:p>
          </table:table-cell>
          <table:table-cell table:formula="of:=([.B830]-[.G$2])^2" office:value-type="float" office:value="101.566084">
            <text:p>101.56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31]-[.F$2])^2" office:value-type="float" office:value="27.762361">
            <text:p>27.762361</text:p>
          </table:table-cell>
          <table:table-cell table:formula="of:=([.B83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32]-[.F$2])^2" office:value-type="float" office:value="39.300361">
            <text:p>39.300361</text:p>
          </table:table-cell>
          <table:table-cell table:formula="of:=([.B83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833]-[.F$2])^2" office:value-type="float" office:value="52.838361">
            <text:p>52.838361</text:p>
          </table:table-cell>
          <table:table-cell table:formula="of:=([.B83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34]-[.F$2])^2" office:value-type="float" office:value="39.300361">
            <text:p>39.300361</text:p>
          </table:table-cell>
          <table:table-cell table:formula="of:=([.B83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35]-[.F$2])^2" office:value-type="float" office:value="27.762361">
            <text:p>27.762361</text:p>
          </table:table-cell>
          <table:table-cell table:formula="of:=([.B83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36]-[.F$2])^2" office:value-type="float" office:value="39.300361">
            <text:p>39.300361</text:p>
          </table:table-cell>
          <table:table-cell table:formula="of:=([.B83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837]-[.F$2])^2" office:value-type="float" office:value="2.99636100000001">
            <text:p>2.996361</text:p>
          </table:table-cell>
          <table:table-cell table:formula="of:=([.B837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838]-[.F$2])^2" office:value-type="float" office:value="52.838361">
            <text:p>52.838361</text:p>
          </table:table-cell>
          <table:table-cell table:formula="of:=([.B83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39]-[.F$2])^2" office:value-type="float" office:value="27.762361">
            <text:p>27.762361</text:p>
          </table:table-cell>
          <table:table-cell table:formula="of:=([.B83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840]-[.F$2])^2" office:value-type="float" office:value="5.14836099999999">
            <text:p>5.148361</text:p>
          </table:table-cell>
          <table:table-cell table:formula="of:=([.B84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table:formula="of:=([.A841]-[.F$2])^2" office:value-type="float" office:value="115.154361">
            <text:p>115.154361</text:p>
          </table:table-cell>
          <table:table-cell table:formula="of:=([.B841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table:formula="of:=([.A842]-[.F$2])^2" office:value-type="float" office:value="472.236361">
            <text:p>472.236361</text:p>
          </table:table-cell>
          <table:table-cell table:formula="of:=([.B842]-[.G$2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table:formula="of:=([.A843]-[.F$2])^2" office:value-type="float" office:value="0.0723609999999991">
            <text:p>0.072361</text:p>
          </table:table-cell>
          <table:table-cell table:formula="of:=([.B843]-[.G$2])^2" office:value-type="float" office:value="82.410084">
            <text:p>82.410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844]-[.F$2])^2" office:value-type="float" office:value="10.686361">
            <text:p>10.686361</text:p>
          </table:table-cell>
          <table:table-cell table:formula="of:=([.B844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45]-[.F$2])^2" office:value-type="float" office:value="39.300361">
            <text:p>39.300361</text:p>
          </table:table-cell>
          <table:table-cell table:formula="of:=([.B84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table:formula="of:=([.A846]-[.F$2])^2" office:value-type="float" office:value="137.616361">
            <text:p>137.616361</text:p>
          </table:table-cell>
          <table:table-cell table:formula="of:=([.B846]-[.G$2])^2" office:value-type="float" office:value="2608.962084">
            <text:p>2608.96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47]-[.F$2])^2" office:value-type="float" office:value="27.762361">
            <text:p>27.762361</text:p>
          </table:table-cell>
          <table:table-cell table:formula="of:=([.B84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48]-[.F$2])^2" office:value-type="float" office:value="39.300361">
            <text:p>39.300361</text:p>
          </table:table-cell>
          <table:table-cell table:formula="of:=([.B84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49]-[.F$2])^2" office:value-type="float" office:value="39.300361">
            <text:p>39.300361</text:p>
          </table:table-cell>
          <table:table-cell table:formula="of:=([.B84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table:formula="of:=([.A850]-[.F$2])^2" office:value-type="float" office:value="32.844361">
            <text:p>32.844361</text:p>
          </table:table-cell>
          <table:table-cell table:formula="of:=([.B850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851]-[.F$2])^2" office:value-type="float" office:value="105.452361">
            <text:p>105.452361</text:p>
          </table:table-cell>
          <table:table-cell table:formula="of:=([.B851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52]-[.F$2])^2" office:value-type="float" office:value="27.762361">
            <text:p>27.762361</text:p>
          </table:table-cell>
          <table:table-cell table:formula="of:=([.B85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853]-[.F$2])^2" office:value-type="float" office:value="5.14836099999999">
            <text:p>5.148361</text:p>
          </table:table-cell>
          <table:table-cell table:formula="of:=([.B853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854]-[.F$2])^2" office:value-type="float" office:value="10.686361">
            <text:p>10.686361</text:p>
          </table:table-cell>
          <table:table-cell table:formula="of:=([.B85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([.A855]-[.F$2])^2" office:value-type="float" office:value="0.534361000000002">
            <text:p>0.534361</text:p>
          </table:table-cell>
          <table:table-cell table:formula="of:=([.B855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table:formula="of:=([.A856]-[.F$2])^2" office:value-type="float" office:value="94.692361">
            <text:p>94.692361</text:p>
          </table:table-cell>
          <table:table-cell table:formula="of:=([.B856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857]-[.F$2])^2" office:value-type="float" office:value="10.686361">
            <text:p>10.686361</text:p>
          </table:table-cell>
          <table:table-cell table:formula="of:=([.B85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858]-[.F$2])^2" office:value-type="float" office:value="5.14836099999999">
            <text:p>5.148361</text:p>
          </table:table-cell>
          <table:table-cell table:formula="of:=([.B85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859]-[.F$2])^2" office:value-type="float" office:value="10.686361">
            <text:p>10.686361</text:p>
          </table:table-cell>
          <table:table-cell table:formula="of:=([.B859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60]-[.F$2])^2" office:value-type="float" office:value="39.300361">
            <text:p>39.300361</text:p>
          </table:table-cell>
          <table:table-cell table:formula="of:=([.B86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61]-[.F$2])^2" office:value-type="float" office:value="39.300361">
            <text:p>39.300361</text:p>
          </table:table-cell>
          <table:table-cell table:formula="of:=([.B86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862]-[.F$2])^2" office:value-type="float" office:value="0.534361000000002">
            <text:p>0.534361</text:p>
          </table:table-cell>
          <table:table-cell table:formula="of:=([.B86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863]-[.F$2])^2" office:value-type="float" office:value="10.686361">
            <text:p>10.686361</text:p>
          </table:table-cell>
          <table:table-cell table:formula="of:=([.B863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formula="of:=([.A864]-[.F$2])^2" office:value-type="float" office:value="7.45836100000001">
            <text:p>7.458361</text:p>
          </table:table-cell>
          <table:table-cell table:formula="of:=([.B864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65]-[.F$2])^2" office:value-type="float" office:value="18.224361">
            <text:p>18.224361</text:p>
          </table:table-cell>
          <table:table-cell table:formula="of:=([.B86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66]-[.F$2])^2" office:value-type="float" office:value="39.300361">
            <text:p>39.300361</text:p>
          </table:table-cell>
          <table:table-cell table:formula="of:=([.B866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formula="of:=([.A867]-[.F$2])^2" office:value-type="float" office:value="217.002361">
            <text:p>217.002361</text:p>
          </table:table-cell>
          <table:table-cell table:formula="of:=([.B867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([.A868]-[.F$2])^2" office:value-type="float" office:value="2.99636100000001">
            <text:p>2.996361</text:p>
          </table:table-cell>
          <table:table-cell table:formula="of:=([.B868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69]-[.F$2])^2" office:value-type="float" office:value="39.300361">
            <text:p>39.300361</text:p>
          </table:table-cell>
          <table:table-cell table:formula="of:=([.B86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70]-[.F$2])^2" office:value-type="float" office:value="0.0723609999999991">
            <text:p>0.072361</text:p>
          </table:table-cell>
          <table:table-cell table:formula="of:=([.B87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871]-[.F$2])^2" office:value-type="float" office:value="52.838361">
            <text:p>52.838361</text:p>
          </table:table-cell>
          <table:table-cell table:formula="of:=([.B87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table:formula="of:=([.A872]-[.F$2])^2" office:value-type="float" office:value="22.382361">
            <text:p>22.382361</text:p>
          </table:table-cell>
          <table:table-cell table:formula="of:=([.B872]-[.G$2])^2" office:value-type="float" office:value="1374.778084">
            <text:p>1374.778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873]-[.F$2])^2" office:value-type="float" office:value="10.686361">
            <text:p>10.686361</text:p>
          </table:table-cell>
          <table:table-cell table:formula="of:=([.B873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74]-[.F$2])^2" office:value-type="float" office:value="39.300361">
            <text:p>39.300361</text:p>
          </table:table-cell>
          <table:table-cell table:formula="of:=([.B87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75]-[.F$2])^2" office:value-type="float" office:value="27.762361">
            <text:p>27.762361</text:p>
          </table:table-cell>
          <table:table-cell table:formula="of:=([.B87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876]-[.F$2])^2" office:value-type="float" office:value="52.838361">
            <text:p>52.838361</text:p>
          </table:table-cell>
          <table:table-cell table:formula="of:=([.B87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877]-[.F$2])^2" office:value-type="float" office:value="7.45836100000001">
            <text:p>7.458361</text:p>
          </table:table-cell>
          <table:table-cell table:formula="of:=([.B87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78]-[.F$2])^2" office:value-type="float" office:value="27.762361">
            <text:p>27.762361</text:p>
          </table:table-cell>
          <table:table-cell table:formula="of:=([.B87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879]-[.F$2])^2" office:value-type="float" office:value="7.45836100000001">
            <text:p>7.458361</text:p>
          </table:table-cell>
          <table:table-cell table:formula="of:=([.B879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880]-[.F$2])^2" office:value-type="float" office:value="5.14836099999999">
            <text:p>5.148361</text:p>
          </table:table-cell>
          <table:table-cell table:formula="of:=([.B88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81]-[.F$2])^2" office:value-type="float" office:value="39.300361">
            <text:p>39.300361</text:p>
          </table:table-cell>
          <table:table-cell table:formula="of:=([.B881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82]-[.F$2])^2" office:value-type="float" office:value="18.224361">
            <text:p>18.224361</text:p>
          </table:table-cell>
          <table:table-cell table:formula="of:=([.B88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883]-[.F$2])^2" office:value-type="float" office:value="39.300361">
            <text:p>39.300361</text:p>
          </table:table-cell>
          <table:table-cell table:formula="of:=([.B88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formula="of:=([.A884]-[.F$2])^2" office:value-type="float" office:value="27.762361">
            <text:p>27.762361</text:p>
          </table:table-cell>
          <table:table-cell table:formula="of:=([.B884]-[.G$2])^2" office:value-type="float" office:value="258.502084">
            <text:p>258.50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85]-[.F$2])^2" office:value-type="float" office:value="39.300361">
            <text:p>39.300361</text:p>
          </table:table-cell>
          <table:table-cell table:formula="of:=([.B88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86]-[.F$2])^2" office:value-type="float" office:value="39.300361">
            <text:p>39.300361</text:p>
          </table:table-cell>
          <table:table-cell table:formula="of:=([.B88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887]-[.F$2])^2" office:value-type="float" office:value="10.686361">
            <text:p>10.686361</text:p>
          </table:table-cell>
          <table:table-cell table:formula="of:=([.B887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88]-[.F$2])^2" office:value-type="float" office:value="52.838361">
            <text:p>52.838361</text:p>
          </table:table-cell>
          <table:table-cell table:formula="of:=([.B88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89]-[.F$2])^2" office:value-type="float" office:value="27.762361">
            <text:p>27.762361</text:p>
          </table:table-cell>
          <table:table-cell table:formula="of:=([.B88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formula="of:=([.A890]-[.F$2])^2" office:value-type="float" office:value="2.99636100000001">
            <text:p>2.996361</text:p>
          </table:table-cell>
          <table:table-cell table:formula="of:=([.B890]-[.G$2])^2" office:value-type="float" office:value="487.438084">
            <text:p>487.4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91]-[.F$2])^2" office:value-type="float" office:value="27.762361">
            <text:p>27.762361</text:p>
          </table:table-cell>
          <table:table-cell table:formula="of:=([.B89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892]-[.F$2])^2" office:value-type="float" office:value="10.686361">
            <text:p>10.686361</text:p>
          </table:table-cell>
          <table:table-cell table:formula="of:=([.B89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93]-[.F$2])^2" office:value-type="float" office:value="39.300361">
            <text:p>39.300361</text:p>
          </table:table-cell>
          <table:table-cell table:formula="of:=([.B89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894]-[.F$2])^2" office:value-type="float" office:value="1.610361">
            <text:p>1.610361</text:p>
          </table:table-cell>
          <table:table-cell table:formula="of:=([.B894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95]-[.F$2])^2" office:value-type="float" office:value="27.762361">
            <text:p>27.762361</text:p>
          </table:table-cell>
          <table:table-cell table:formula="of:=([.B895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table:formula="of:=([.A896]-[.F$2])^2" office:value-type="float" office:value="516.698361">
            <text:p>516.698361</text:p>
          </table:table-cell>
          <table:table-cell table:formula="of:=([.B896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97]-[.F$2])^2" office:value-type="float" office:value="18.224361">
            <text:p>18.224361</text:p>
          </table:table-cell>
          <table:table-cell table:formula="of:=([.B89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98]-[.F$2])^2" office:value-type="float" office:value="27.762361">
            <text:p>27.762361</text:p>
          </table:table-cell>
          <table:table-cell table:formula="of:=([.B89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899]-[.F$2])^2" office:value-type="float" office:value="27.762361">
            <text:p>27.762361</text:p>
          </table:table-cell>
          <table:table-cell table:formula="of:=([.B899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formula="of:=([.A900]-[.F$2])^2" office:value-type="float" office:value="13.920361">
            <text:p>13.920361</text:p>
          </table:table-cell>
          <table:table-cell table:formula="of:=([.B900]-[.G$2])^2" office:value-type="float" office:value="326.814084">
            <text:p>326.814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formula="of:=([.A901]-[.F$2])^2" office:value-type="float" office:value="1.610361">
            <text:p>1.610361</text:p>
          </table:table-cell>
          <table:table-cell table:formula="of:=([.B901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table:formula="of:=([.A902]-[.F$2])^2" office:value-type="float" office:value="429.774361">
            <text:p>429.774361</text:p>
          </table:table-cell>
          <table:table-cell table:formula="of:=([.B902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03]-[.F$2])^2" office:value-type="float" office:value="27.762361">
            <text:p>27.762361</text:p>
          </table:table-cell>
          <table:table-cell table:formula="of:=([.B903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904]-[.F$2])^2" office:value-type="float" office:value="39.300361">
            <text:p>39.300361</text:p>
          </table:table-cell>
          <table:table-cell table:formula="of:=([.B904]-[.G$2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05]-[.F$2])^2" office:value-type="float" office:value="39.300361">
            <text:p>39.300361</text:p>
          </table:table-cell>
          <table:table-cell table:formula="of:=([.B905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06]-[.F$2])^2" office:value-type="float" office:value="39.300361">
            <text:p>39.300361</text:p>
          </table:table-cell>
          <table:table-cell table:formula="of:=([.B90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table:formula="of:=([.A907]-[.F$2])^2" office:value-type="float" office:value="389.312361">
            <text:p>389.312361</text:p>
          </table:table-cell>
          <table:table-cell table:formula="of:=([.B907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908]-[.F$2])^2" office:value-type="float" office:value="39.300361">
            <text:p>39.300361</text:p>
          </table:table-cell>
          <table:table-cell table:formula="of:=([.B90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table:formula="of:=([.A909]-[.F$2])^2" office:value-type="float" office:value="94.692361">
            <text:p>94.692361</text:p>
          </table:table-cell>
          <table:table-cell table:formula="of:=([.B909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table:formula="of:=([.A910]-[.F$2])^2" office:value-type="float" office:value="162.078361">
            <text:p>162.078361</text:p>
          </table:table-cell>
          <table:table-cell table:formula="of:=([.B910]-[.G$2])^2" office:value-type="float" office:value="122.722084">
            <text:p>122.72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911]-[.F$2])^2" office:value-type="float" office:value="7.45836100000001">
            <text:p>7.458361</text:p>
          </table:table-cell>
          <table:table-cell table:formula="of:=([.B911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912]-[.F$2])^2" office:value-type="float" office:value="22.382361">
            <text:p>22.382361</text:p>
          </table:table-cell>
          <table:table-cell table:formula="of:=([.B91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13]-[.F$2])^2" office:value-type="float" office:value="27.762361">
            <text:p>27.762361</text:p>
          </table:table-cell>
          <table:table-cell table:formula="of:=([.B91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914]-[.F$2])^2" office:value-type="float" office:value="32.844361">
            <text:p>32.844361</text:p>
          </table:table-cell>
          <table:table-cell table:formula="of:=([.B914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15]-[.F$2])^2" office:value-type="float" office:value="27.762361">
            <text:p>27.762361</text:p>
          </table:table-cell>
          <table:table-cell table:formula="of:=([.B91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916]-[.F$2])^2" office:value-type="float" office:value="13.920361">
            <text:p>13.920361</text:p>
          </table:table-cell>
          <table:table-cell table:formula="of:=([.B916]-[.G$2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formula="of:=([.A917]-[.F$2])^2" office:value-type="float" office:value="13.920361">
            <text:p>13.920361</text:p>
          </table:table-cell>
          <table:table-cell table:formula="of:=([.B917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formula="of:=([.A918]-[.F$2])^2" office:value-type="float" office:value="1.610361">
            <text:p>1.610361</text:p>
          </table:table-cell>
          <table:table-cell table:formula="of:=([.B918]-[.G$2])^2" office:value-type="float" office:value="171.034084">
            <text:p>171.03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formula="of:=([.A919]-[.F$2])^2" office:value-type="float" office:value="2.99636100000001">
            <text:p>2.996361</text:p>
          </table:table-cell>
          <table:table-cell table:formula="of:=([.B919]-[.G$2])^2" office:value-type="float" office:value="171.034084">
            <text:p>171.03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20]-[.F$2])^2" office:value-type="float" office:value="27.762361">
            <text:p>27.762361</text:p>
          </table:table-cell>
          <table:table-cell table:formula="of:=([.B92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21]-[.F$2])^2" office:value-type="float" office:value="39.300361">
            <text:p>39.300361</text:p>
          </table:table-cell>
          <table:table-cell table:formula="of:=([.B921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22]-[.F$2])^2" office:value-type="float" office:value="18.224361">
            <text:p>18.224361</text:p>
          </table:table-cell>
          <table:table-cell table:formula="of:=([.B92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table:formula="of:=([.A923]-[.F$2])^2" office:value-type="float" office:value="389.312361">
            <text:p>389.312361</text:p>
          </table:table-cell>
          <table:table-cell table:formula="of:=([.B92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924]-[.F$2])^2" office:value-type="float" office:value="7.45836100000001">
            <text:p>7.458361</text:p>
          </table:table-cell>
          <table:table-cell table:formula="of:=([.B924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25]-[.F$2])^2" office:value-type="float" office:value="39.300361">
            <text:p>39.300361</text:p>
          </table:table-cell>
          <table:table-cell table:formula="of:=([.B92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table:formula="of:=([.A926]-[.F$2])^2" office:value-type="float" office:value="22.382361">
            <text:p>22.382361</text:p>
          </table:table-cell>
          <table:table-cell table:formula="of:=([.B926]-[.G$2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27]-[.F$2])^2" office:value-type="float" office:value="39.300361">
            <text:p>39.300361</text:p>
          </table:table-cell>
          <table:table-cell table:formula="of:=([.B927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28]-[.F$2])^2" office:value-type="float" office:value="27.762361">
            <text:p>27.762361</text:p>
          </table:table-cell>
          <table:table-cell table:formula="of:=([.B92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formula="of:=([.A929]-[.F$2])^2" office:value-type="float" office:value="76.230361">
            <text:p>76.230361</text:p>
          </table:table-cell>
          <table:table-cell table:formula="of:=([.B929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30]-[.F$2])^2" office:value-type="float" office:value="27.762361">
            <text:p>27.762361</text:p>
          </table:table-cell>
          <table:table-cell table:formula="of:=([.B930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31]-[.F$2])^2" office:value-type="float" office:value="39.300361">
            <text:p>39.300361</text:p>
          </table:table-cell>
          <table:table-cell table:formula="of:=([.B93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32]-[.F$2])^2" office:value-type="float" office:value="27.762361">
            <text:p>27.762361</text:p>
          </table:table-cell>
          <table:table-cell table:formula="of:=([.B93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933]-[.F$2])^2" office:value-type="float" office:value="13.920361">
            <text:p>13.920361</text:p>
          </table:table-cell>
          <table:table-cell table:formula="of:=([.B93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34]-[.F$2])^2" office:value-type="float" office:value="39.300361">
            <text:p>39.300361</text:p>
          </table:table-cell>
          <table:table-cell table:formula="of:=([.B93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formula="of:=([.A935]-[.F$2])^2" office:value-type="float" office:value="1.610361">
            <text:p>1.610361</text:p>
          </table:table-cell>
          <table:table-cell table:formula="of:=([.B935]-[.G$2])^2" office:value-type="float" office:value="171.034084">
            <text:p>171.034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([.A936]-[.F$2])^2" office:value-type="float" office:value="22.382361">
            <text:p>22.382361</text:p>
          </table:table-cell>
          <table:table-cell table:formula="of:=([.B936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table:formula="of:=([.A937]-[.F$2])^2" office:value-type="float" office:value="825.470361">
            <text:p>825.470361</text:p>
          </table:table-cell>
          <table:table-cell table:formula="of:=([.B937]-[.G$2])^2" office:value-type="float" office:value="788.374084">
            <text:p>788.374084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table:formula="of:=([.A938]-[.F$2])^2" office:value-type="float" office:value="217.002361">
            <text:p>217.002361</text:p>
          </table:table-cell>
          <table:table-cell table:formula="of:=([.B938]-[.G$2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39]-[.F$2])^2" office:value-type="float" office:value="39.300361">
            <text:p>39.300361</text:p>
          </table:table-cell>
          <table:table-cell table:formula="of:=([.B93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940]-[.F$2])^2" office:value-type="float" office:value="32.844361">
            <text:p>32.844361</text:p>
          </table:table-cell>
          <table:table-cell table:formula="of:=([.B940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41]-[.F$2])^2" office:value-type="float" office:value="39.300361">
            <text:p>39.300361</text:p>
          </table:table-cell>
          <table:table-cell table:formula="of:=([.B94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table:formula="of:=([.A942]-[.F$2])^2" office:value-type="float" office:value="516.698361">
            <text:p>516.698361</text:p>
          </table:table-cell>
          <table:table-cell table:formula="of:=([.B942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([.A943]-[.F$2])^2" office:value-type="float" office:value="0.0723609999999991">
            <text:p>0.072361</text:p>
          </table:table-cell>
          <table:table-cell table:formula="of:=([.B943]-[.G$2])^2" office:value-type="float" office:value="171.034084">
            <text:p>171.03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44]-[.F$2])^2" office:value-type="float" office:value="39.300361">
            <text:p>39.300361</text:p>
          </table:table-cell>
          <table:table-cell table:formula="of:=([.B94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45]-[.F$2])^2" office:value-type="float" office:value="39.300361">
            <text:p>39.300361</text:p>
          </table:table-cell>
          <table:table-cell table:formula="of:=([.B945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46]-[.F$2])^2" office:value-type="float" office:value="39.300361">
            <text:p>39.300361</text:p>
          </table:table-cell>
          <table:table-cell table:formula="of:=([.B946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47]-[.F$2])^2" office:value-type="float" office:value="39.300361">
            <text:p>39.300361</text:p>
          </table:table-cell>
          <table:table-cell table:formula="of:=([.B94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formula="of:=([.A948]-[.F$2])^2" office:value-type="float" office:value="188.540361">
            <text:p>188.540361</text:p>
          </table:table-cell>
          <table:table-cell table:formula="of:=([.B948]-[.G$2])^2" office:value-type="float" office:value="487.438084">
            <text:p>487.43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949]-[.F$2])^2" office:value-type="float" office:value="18.224361">
            <text:p>18.224361</text:p>
          </table:table-cell>
          <table:table-cell table:formula="of:=([.B949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950]-[.F$2])^2" office:value-type="float" office:value="32.844361">
            <text:p>32.844361</text:p>
          </table:table-cell>
          <table:table-cell table:formula="of:=([.B95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51]-[.F$2])^2" office:value-type="float" office:value="27.762361">
            <text:p>27.762361</text:p>
          </table:table-cell>
          <table:table-cell table:formula="of:=([.B95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formula="of:=([.A952]-[.F$2])^2" office:value-type="float" office:value="59.768361">
            <text:p>59.768361</text:p>
          </table:table-cell>
          <table:table-cell table:formula="of:=([.B95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53]-[.F$2])^2" office:value-type="float" office:value="27.762361">
            <text:p>27.762361</text:p>
          </table:table-cell>
          <table:table-cell table:formula="of:=([.B95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formula="of:=([.A954]-[.F$2])^2" office:value-type="float" office:value="13.920361">
            <text:p>13.920361</text:p>
          </table:table-cell>
          <table:table-cell table:formula="of:=([.B954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formula="of:=([.A955]-[.F$2])^2" office:value-type="float" office:value="22.382361">
            <text:p>22.382361</text:p>
          </table:table-cell>
          <table:table-cell table:formula="of:=([.B955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formula="of:=([.A956]-[.F$2])^2" office:value-type="float" office:value="59.768361">
            <text:p>59.768361</text:p>
          </table:table-cell>
          <table:table-cell table:formula="of:=([.B956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([.A957]-[.F$2])^2" office:value-type="float" office:value="13.920361">
            <text:p>13.920361</text:p>
          </table:table-cell>
          <table:table-cell table:formula="of:=([.B957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formula="of:=([.A958]-[.F$2])^2" office:value-type="float" office:value="94.692361">
            <text:p>94.692361</text:p>
          </table:table-cell>
          <table:table-cell table:formula="of:=([.B958]-[.G$2])^2" office:value-type="float" office:value="101.566084">
            <text:p>101.56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959]-[.F$2])^2" office:value-type="float" office:value="7.45836100000001">
            <text:p>7.458361</text:p>
          </table:table-cell>
          <table:table-cell table:formula="of:=([.B959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60]-[.F$2])^2" office:value-type="float" office:value="18.224361">
            <text:p>18.224361</text:p>
          </table:table-cell>
          <table:table-cell table:formula="of:=([.B96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61]-[.F$2])^2" office:value-type="float" office:value="27.762361">
            <text:p>27.762361</text:p>
          </table:table-cell>
          <table:table-cell table:formula="of:=([.B961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62]-[.F$2])^2" office:value-type="float" office:value="39.300361">
            <text:p>39.300361</text:p>
          </table:table-cell>
          <table:table-cell table:formula="of:=([.B96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963]-[.F$2])^2" office:value-type="float" office:value="18.224361">
            <text:p>18.224361</text:p>
          </table:table-cell>
          <table:table-cell table:formula="of:=([.B96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table:formula="of:=([.A964]-[.F$2])^2" office:value-type="float" office:value="217.002361">
            <text:p>217.002361</text:p>
          </table:table-cell>
          <table:table-cell table:formula="of:=([.B964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([.A965]-[.F$2])^2" office:value-type="float" office:value="59.768361">
            <text:p>59.768361</text:p>
          </table:table-cell>
          <table:table-cell table:formula="of:=([.B96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66]-[.F$2])^2" office:value-type="float" office:value="39.300361">
            <text:p>39.300361</text:p>
          </table:table-cell>
          <table:table-cell table:formula="of:=([.B96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formula="of:=([.A967]-[.F$2])^2" office:value-type="float" office:value="22.382361">
            <text:p>22.382361</text:p>
          </table:table-cell>
          <table:table-cell table:formula="of:=([.B967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68]-[.F$2])^2" office:value-type="float" office:value="39.300361">
            <text:p>39.300361</text:p>
          </table:table-cell>
          <table:table-cell table:formula="of:=([.B968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969]-[.F$2])^2" office:value-type="float" office:value="39.300361">
            <text:p>39.300361</text:p>
          </table:table-cell>
          <table:table-cell table:formula="of:=([.B969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70]-[.F$2])^2" office:value-type="float" office:value="27.762361">
            <text:p>27.762361</text:p>
          </table:table-cell>
          <table:table-cell table:formula="of:=([.B970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71]-[.F$2])^2" office:value-type="float" office:value="27.762361">
            <text:p>27.762361</text:p>
          </table:table-cell>
          <table:table-cell table:formula="of:=([.B971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72]-[.F$2])^2" office:value-type="float" office:value="27.762361">
            <text:p>27.762361</text:p>
          </table:table-cell>
          <table:table-cell table:formula="of:=([.B972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73]-[.F$2])^2" office:value-type="float" office:value="39.300361">
            <text:p>39.300361</text:p>
          </table:table-cell>
          <table:table-cell table:formula="of:=([.B973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table:formula="of:=([.A974]-[.F$2])^2" office:value-type="float" office:value="188.540361">
            <text:p>188.540361</text:p>
          </table:table-cell>
          <table:table-cell table:formula="of:=([.B974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975]-[.F$2])^2" office:value-type="float" office:value="27.762361">
            <text:p>27.762361</text:p>
          </table:table-cell>
          <table:table-cell table:formula="of:=([.B975]-[.G$2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table:formula="of:=([.A976]-[.F$2])^2" office:value-type="float" office:value="350.850361">
            <text:p>350.850361</text:p>
          </table:table-cell>
          <table:table-cell table:formula="of:=([.B976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977]-[.F$2])^2" office:value-type="float" office:value="0.0723609999999991">
            <text:p>0.072361</text:p>
          </table:table-cell>
          <table:table-cell table:formula="of:=([.B977]-[.G$2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78]-[.F$2])^2" office:value-type="float" office:value="39.300361">
            <text:p>39.300361</text:p>
          </table:table-cell>
          <table:table-cell table:formula="of:=([.B978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79]-[.F$2])^2" office:value-type="float" office:value="39.300361">
            <text:p>39.300361</text:p>
          </table:table-cell>
          <table:table-cell table:formula="of:=([.B97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80]-[.F$2])^2" office:value-type="float" office:value="39.300361">
            <text:p>39.300361</text:p>
          </table:table-cell>
          <table:table-cell table:formula="of:=([.B980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81]-[.F$2])^2" office:value-type="float" office:value="27.762361">
            <text:p>27.762361</text:p>
          </table:table-cell>
          <table:table-cell table:formula="of:=([.B981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82]-[.F$2])^2" office:value-type="float" office:value="27.762361">
            <text:p>27.762361</text:p>
          </table:table-cell>
          <table:table-cell table:formula="of:=([.B982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[.A983]-[.F$2])^2" office:value-type="float" office:value="45.306361">
            <text:p>45.306361</text:p>
          </table:table-cell>
          <table:table-cell table:formula="of:=([.B983]-[.G$2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984]-[.F$2])^2" office:value-type="float" office:value="2.99636100000001">
            <text:p>2.996361</text:p>
          </table:table-cell>
          <table:table-cell table:formula="of:=([.B984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([.A985]-[.F$2])^2" office:value-type="float" office:value="7.45836100000001">
            <text:p>7.458361</text:p>
          </table:table-cell>
          <table:table-cell table:formula="of:=([.B985]-[.G$2])^2" office:value-type="float" office:value="145.878084">
            <text:p>145.87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([.A986]-[.F$2])^2" office:value-type="float" office:value="27.762361">
            <text:p>27.762361</text:p>
          </table:table-cell>
          <table:table-cell table:formula="of:=([.B986]-[.G$2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987]-[.F$2])^2" office:value-type="float" office:value="1.610361">
            <text:p>1.610361</text:p>
          </table:table-cell>
          <table:table-cell table:formula="of:=([.B987]-[.G$2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88]-[.F$2])^2" office:value-type="float" office:value="27.762361">
            <text:p>27.762361</text:p>
          </table:table-cell>
          <table:table-cell table:formula="of:=([.B988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989]-[.F$2])^2" office:value-type="float" office:value="1.610361">
            <text:p>1.610361</text:p>
          </table:table-cell>
          <table:table-cell table:formula="of:=([.B98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990]-[.F$2])^2" office:value-type="float" office:value="10.686361">
            <text:p>10.686361</text:p>
          </table:table-cell>
          <table:table-cell table:formula="of:=([.B990]-[.G$2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formula="of:=([.A991]-[.F$2])^2" office:value-type="float" office:value="27.762361">
            <text:p>27.762361</text:p>
          </table:table-cell>
          <table:table-cell table:formula="of:=([.B991]-[.G$2])^2" office:value-type="float" office:value="291.658084">
            <text:p>291.65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([.A992]-[.F$2])^2" office:value-type="float" office:value="7.45836100000001">
            <text:p>7.458361</text:p>
          </table:table-cell>
          <table:table-cell table:formula="of:=([.B992]-[.G$2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993]-[.F$2])^2" office:value-type="float" office:value="18.224361">
            <text:p>18.224361</text:p>
          </table:table-cell>
          <table:table-cell table:formula="of:=([.B993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994]-[.F$2])^2" office:value-type="float" office:value="5.14836099999999">
            <text:p>5.148361</text:p>
          </table:table-cell>
          <table:table-cell table:formula="of:=([.B994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95]-[.F$2])^2" office:value-type="float" office:value="27.762361">
            <text:p>27.762361</text:p>
          </table:table-cell>
          <table:table-cell table:formula="of:=([.B995]-[.G$2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996]-[.F$2])^2" office:value-type="float" office:value="10.686361">
            <text:p>10.686361</text:p>
          </table:table-cell>
          <table:table-cell table:formula="of:=([.B996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997]-[.F$2])^2" office:value-type="float" office:value="5.14836099999999">
            <text:p>5.148361</text:p>
          </table:table-cell>
          <table:table-cell table:formula="of:=([.B997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formula="of:=([.A998]-[.F$2])^2" office:value-type="float" office:value="45.306361">
            <text:p>45.306361</text:p>
          </table:table-cell>
          <table:table-cell table:formula="of:=([.B998]-[.G$2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999]-[.F$2])^2" office:value-type="float" office:value="5.14836099999999">
            <text:p>5.148361</text:p>
          </table:table-cell>
          <table:table-cell table:formula="of:=([.B999]-[.G$2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000]-[.F$2])^2" office:value-type="float" office:value="27.762361">
            <text:p>27.762361</text:p>
          </table:table-cell>
          <table:table-cell table:formula="of:=([.B1000]-[.G$2])^2" office:value-type="float" office:value="15.382084">
            <text:p>15.382084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01/16/2012</text:date>, <text:time>12:5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6T12:51:07</dc:date>
    <meta:document-statistic meta:table-count="1" meta:cell-count="4004" meta:object-count="0"/>
    <meta:generator>LibreOffice/3.4$Linux LibreOffice_project/340m1$Build-1206</meta:generator>
  </office:meta>
</office:document-meta>
</file>